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48" table:default-cell-style-name="Default"/>
        <table:table-row table:style-name="ro1">
          <table:table-cell office:value-type="string" calcext:value-type="string">
            <text:p>2v</text:p>
          </table:table-cell>
          <table:table-cell table:number-columns-repeated="11"/>
          <table:table-cell office:value-type="string" calcext:value-type="string">
            <text:p>3v</text:p>
          </table:table-cell>
          <table:table-cell table:number-columns-repeated="11"/>
          <table:table-cell office:value-type="string" calcext:value-type="string">
            <text:p>4v</text:p>
          </table:table-cell>
          <table:table-cell table:number-columns-repeated="11"/>
          <table:table-cell office:value-type="string" calcext:value-type="string">
            <text:p>5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knn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knn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knn</text:p>
          </table:table-cell>
          <table:table-cell office:value-type="string" calcext:value-type="string">
            <text:p>=</text:p>
          </table:table-cell>
          <table:table-cell table:number-columns-repeated="10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float" office:value="0.8316" calcext:value-type="float">
            <text:p>0.8316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315" calcext:value-type="float">
            <text:p>0.8315</text:p>
          </table:table-cell>
          <table:table-cell table:formula="of:=AVERAGE([.B4:.K4])" office:value-type="float" office:value="0.83118" calcext:value-type="float">
            <text:p>0.83118</text:p>
          </table:table-cell>
          <table:table-cell/>
          <table:table-cell office:value-type="float" office:value="0.8339" calcext:value-type="float">
            <text:p>0.8339</text:p>
          </table:table-cell>
          <table:table-cell office:value-type="float" office:value="0.8361" calcext:value-type="float">
            <text:p>0.8361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833" calcext:value-type="float">
            <text:p>0.833</text:p>
          </table:table-cell>
          <table:table-cell office:value-type="float" office:value="0.8329" calcext:value-type="float">
            <text:p>0.8329</text:p>
          </table:table-cell>
          <table:table-cell table:formula="of:=AVERAGE([.N4:.W4])" office:value-type="float" office:value="0.83355" calcext:value-type="float">
            <text:p>0.83355</text:p>
          </table:table-cell>
          <table:table-cell/>
          <table:table-cell office:value-type="float" office:value="0.8339" calcext:value-type="float">
            <text:p>0.8339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319" calcext:value-type="float">
            <text:p>0.8319</text:p>
          </table:table-cell>
          <table:table-cell table:formula="of:=AVERAGE([.Z4:.AI4])" office:value-type="float" office:value="0.83395" calcext:value-type="float">
            <text:p>0.83395</text:p>
          </table:table-cell>
          <table:table-cell/>
          <table:table-cell office:value-type="float" office:value="0.8373" calcext:value-type="float">
            <text:p>0.8373</text:p>
          </table:table-cell>
          <table:table-cell office:value-type="float" office:value="0.8381" calcext:value-type="float">
            <text:p>0.8381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334" calcext:value-type="float">
            <text:p>0.8334</text:p>
          </table:table-cell>
          <table:table-cell table:formula="of:=AVERAGE([.AL4:.AU4])" office:value-type="float" office:value="0.83524" calcext:value-type="float">
            <text:p>0.83524</text:p>
          </table:table-cell>
        </table:table-row>
        <table:table-row table:style-name="ro1">
          <table:table-cell/>
          <table:table-cell office:value-type="float" office:value="0.8325" calcext:value-type="float">
            <text:p>0.8325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8317" calcext:value-type="float">
            <text:p>0.8317</text:p>
          </table:table-cell>
          <table:table-cell office:value-type="float" office:value="0.8307" calcext:value-type="float">
            <text:p>0.8307</text:p>
          </table:table-cell>
          <table:table-cell table:formula="of:=AVERAGE([.B5:.K5])" office:value-type="float" office:value="0.83147" calcext:value-type="float">
            <text:p>0.83147</text:p>
          </table:table-cell>
          <table:table-cell/>
          <table:table-cell office:value-type="float" office:value="0.8342" calcext:value-type="float">
            <text:p>0.8342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8346" calcext:value-type="float">
            <text:p>0.8346</text:p>
          </table:table-cell>
          <table:table-cell table:formula="of:=AVERAGE([.N5:.W5])" office:value-type="float" office:value="0.83386" calcext:value-type="float">
            <text:p>0.83386</text:p>
          </table:table-cell>
          <table:table-cell/>
          <table:table-cell office:value-type="float" office:value="0.837" calcext:value-type="float">
            <text:p>0.837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8331" calcext:value-type="float">
            <text:p>0.8331</text:p>
          </table:table-cell>
          <table:table-cell table:formula="of:=AVERAGE([.Z5:.AI5])" office:value-type="float" office:value="0.8346" calcext:value-type="float">
            <text:p>0.8346</text:p>
          </table:table-cell>
          <table:table-cell/>
          <table:table-cell office:value-type="float" office:value="0.8388" calcext:value-type="float">
            <text:p>0.8388</text:p>
          </table:table-cell>
          <table:table-cell office:value-type="float" office:value="0.8362" calcext:value-type="float">
            <text:p>0.8362</text:p>
          </table:table-cell>
          <table:table-cell office:value-type="float" office:value="0.8393" calcext:value-type="float">
            <text:p>0.8393</text:p>
          </table:table-cell>
          <table:table-cell office:value-type="float" office:value="0.8347" calcext:value-type="float">
            <text:p>0.8347</text:p>
          </table:table-cell>
          <table:table-cell office:value-type="float" office:value="0.836" calcext:value-type="float">
            <text:p>0.836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31" calcext:value-type="float">
            <text:p>0.8331</text:p>
          </table:table-cell>
          <table:table-cell table:number-columns-repeated="2" office:value-type="float" office:value="0.8343" calcext:value-type="float">
            <text:p>0.8343</text:p>
          </table:table-cell>
          <table:table-cell office:value-type="float" office:value="0.835" calcext:value-type="float">
            <text:p>0.835</text:p>
          </table:table-cell>
          <table:table-cell table:formula="of:=AVERAGE([.AL5:.AU5])" office:value-type="float" office:value="0.83558" calcext:value-type="float">
            <text:p>0.83558</text:p>
          </table:table-cell>
        </table:table-row>
        <table:table-row table:style-name="ro1">
          <table:table-cell/>
          <table:table-cell office:value-type="float" office:value="0.8337" calcext:value-type="float">
            <text:p>0.8337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831" calcext:value-type="float">
            <text:p>0.831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831" calcext:value-type="float">
            <text:p>0.831</text:p>
          </table:table-cell>
          <table:table-cell table:formula="of:=AVERAGE([.B6:.K6])" office:value-type="float" office:value="0.83193" calcext:value-type="float">
            <text:p>0.83193</text:p>
          </table:table-cell>
          <table:table-cell/>
          <table:table-cell office:value-type="float" office:value="0.8347" calcext:value-type="float">
            <text:p>0.8347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8347" calcext:value-type="float">
            <text:p>0.8347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345" calcext:value-type="float">
            <text:p>0.8345</text:p>
          </table:table-cell>
          <table:table-cell office:value-type="float" office:value="0.8329" calcext:value-type="float">
            <text:p>0.8329</text:p>
          </table:table-cell>
          <table:table-cell office:value-type="float" office:value="0.8345" calcext:value-type="float">
            <text:p>0.8345</text:p>
          </table:table-cell>
          <table:table-cell office:value-type="float" office:value="0.8333" calcext:value-type="float">
            <text:p>0.8333</text:p>
          </table:table-cell>
          <table:table-cell table:formula="of:=AVERAGE([.N6:.W6])" office:value-type="float" office:value="0.8342" calcext:value-type="float">
            <text:p>0.8342</text:p>
          </table:table-cell>
          <table:table-cell/>
          <table:table-cell office:value-type="float" office:value="0.8335" calcext:value-type="float">
            <text:p>0.8335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8331" calcext:value-type="float">
            <text:p>0.8331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8321" calcext:value-type="float">
            <text:p>0.8321</text:p>
          </table:table-cell>
          <table:table-cell table:formula="of:=AVERAGE([.Z6:.AI6])" office:value-type="float" office:value="0.83362" calcext:value-type="float">
            <text:p>0.83362</text:p>
          </table:table-cell>
          <table:table-cell/>
          <table:table-cell office:value-type="float" office:value="0.8362" calcext:value-type="float">
            <text:p>0.8362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84" calcext:value-type="float">
            <text:p>0.84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335" calcext:value-type="float">
            <text:p>0.8335</text:p>
          </table:table-cell>
          <table:table-cell table:formula="of:=AVERAGE([.AL6:.AU6])" office:value-type="float" office:value="0.83558" calcext:value-type="float">
            <text:p>0.83558</text:p>
          </table:table-cell>
        </table:table-row>
        <table:table-row table:style-name="ro1">
          <table:table-cell/>
          <table:table-cell office:value-type="float" office:value="0.831" calcext:value-type="float">
            <text:p>0.831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8314" calcext:value-type="float">
            <text:p>0.8314</text:p>
          </table:table-cell>
          <table:table-cell office:value-type="float" office:value="0.833" calcext:value-type="float">
            <text:p>0.833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8317" calcext:value-type="float">
            <text:p>0.8317</text:p>
          </table:table-cell>
          <table:table-cell table:formula="of:=AVERAGE([.B7:.K7])" office:value-type="float" office:value="0.83192" calcext:value-type="float">
            <text:p>0.83192</text:p>
          </table:table-cell>
          <table:table-cell/>
          <table:table-cell office:value-type="float" office:value="0.8345" calcext:value-type="float">
            <text:p>0.8345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833" calcext:value-type="float">
            <text:p>0.833</text:p>
          </table:table-cell>
          <table:table-cell table:formula="of:=AVERAGE([.N7:.W7])" office:value-type="float" office:value="0.83429" calcext:value-type="float">
            <text:p>0.83429</text:p>
          </table:table-cell>
          <table:table-cell/>
          <table:table-cell office:value-type="float" office:value="0.8342" calcext:value-type="float">
            <text:p>0.8342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8362" calcext:value-type="float">
            <text:p>0.8362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8347" calcext:value-type="float">
            <text:p>0.8347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334" calcext:value-type="float">
            <text:p>0.8334</text:p>
          </table:table-cell>
          <table:table-cell table:formula="of:=AVERAGE([.Z7:.AI7])" office:value-type="float" office:value="0.83443" calcext:value-type="float">
            <text:p>0.83443</text:p>
          </table:table-cell>
          <table:table-cell/>
          <table:table-cell office:value-type="float" office:value="0.836" calcext:value-type="float">
            <text:p>0.836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8396" calcext:value-type="float">
            <text:p>0.8396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837" calcext:value-type="float">
            <text:p>0.837</text:p>
          </table:table-cell>
          <table:table-cell office:value-type="float" office:value="0.8354" calcext:value-type="float">
            <text:p>0.8354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37" calcext:value-type="float">
            <text:p>0.8337</text:p>
          </table:table-cell>
          <table:table-cell table:formula="of:=AVERAGE([.AL7:.AU7])" office:value-type="float" office:value="0.83602" calcext:value-type="float">
            <text:p>0.83602</text:p>
          </table:table-cell>
        </table:table-row>
        <table:table-row table:style-name="ro1">
          <table:table-cell/>
          <table:table-cell office:value-type="float" office:value="0.8335" calcext:value-type="float">
            <text:p>0.8335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311" calcext:value-type="float">
            <text:p>0.8311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8305" calcext:value-type="float">
            <text:p>0.8305</text:p>
          </table:table-cell>
          <table:table-cell table:formula="of:=AVERAGE([.B8:.K8])" office:value-type="float" office:value="0.83171" calcext:value-type="float">
            <text:p>0.83171</text:p>
          </table:table-cell>
          <table:table-cell/>
          <table:table-cell office:value-type="float" office:value="0.8358" calcext:value-type="float">
            <text:p>0.8358</text:p>
          </table:table-cell>
          <table:table-cell office:value-type="float" office:value="0.8359" calcext:value-type="float">
            <text:p>0.8359</text:p>
          </table:table-cell>
          <table:table-cell office:value-type="float" office:value="0.8354" calcext:value-type="float">
            <text:p>0.8354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44" calcext:value-type="float">
            <text:p>0.8344</text:p>
          </table:table-cell>
          <table:table-cell table:formula="of:=AVERAGE([.N8:.W8])" office:value-type="float" office:value="0.83428" calcext:value-type="float">
            <text:p>0.83428</text:p>
          </table:table-cell>
          <table:table-cell/>
          <table:table-cell office:value-type="float" office:value="0.8358" calcext:value-type="float">
            <text:p>0.8358</text:p>
          </table:table-cell>
          <table:table-cell office:value-type="float" office:value="0.8379" calcext:value-type="float">
            <text:p>0.8379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834" calcext:value-type="float">
            <text:p>0.834</text:p>
          </table:table-cell>
          <table:table-cell table:formula="of:=AVERAGE([.Z8:.AI8])" office:value-type="float" office:value="0.83502" calcext:value-type="float">
            <text:p>0.83502</text:p>
          </table:table-cell>
          <table:table-cell/>
          <table:table-cell office:value-type="float" office:value="0.836" calcext:value-type="float">
            <text:p>0.836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61" calcext:value-type="float">
            <text:p>0.8361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8341" calcext:value-type="float">
            <text:p>0.8341</text:p>
          </table:table-cell>
          <table:table-cell table:formula="of:=AVERAGE([.AL8:.AU8])" office:value-type="float" office:value="0.83504" calcext:value-type="float">
            <text:p>0.83504</text:p>
          </table:table-cell>
        </table:table-row>
        <table:table-row table:style-name="ro1">
          <table:table-cell/>
          <table:table-cell office:value-type="float" office:value="0.835" calcext:value-type="float">
            <text:p>0.835</text:p>
          </table:table-cell>
          <table:table-cell office:value-type="float" office:value="0.8354" calcext:value-type="float">
            <text:p>0.8354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8323" calcext:value-type="float">
            <text:p>0.8323</text:p>
          </table:table-cell>
          <table:table-cell office:value-type="float" office:value="0.831" calcext:value-type="float">
            <text:p>0.831</text:p>
          </table:table-cell>
          <table:table-cell table:number-columns-repeated="2" office:value-type="float" office:value="0.8313" calcext:value-type="float">
            <text:p>0.8313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305" calcext:value-type="float">
            <text:p>0.8305</text:p>
          </table:table-cell>
          <table:table-cell table:formula="of:=AVERAGE([.B9:.K9])" office:value-type="float" office:value="0.83238" calcext:value-type="float">
            <text:p>0.83238</text:p>
          </table:table-cell>
          <table:table-cell/>
          <table:table-cell office:value-type="float" office:value="0.8342" calcext:value-type="float">
            <text:p>0.8342</text:p>
          </table:table-cell>
          <table:table-cell office:value-type="float" office:value="0.8362" calcext:value-type="float">
            <text:p>0.8362</text:p>
          </table:table-cell>
          <table:table-cell office:value-type="float" office:value="0.836" calcext:value-type="float">
            <text:p>0.836</text:p>
          </table:table-cell>
          <table:table-cell office:value-type="float" office:value="0.8354" calcext:value-type="float">
            <text:p>0.8354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8343" calcext:value-type="float">
            <text:p>0.8343</text:p>
          </table:table-cell>
          <table:table-cell table:formula="of:=AVERAGE([.N9:.W9])" office:value-type="float" office:value="0.83438" calcext:value-type="float">
            <text:p>0.83438</text:p>
          </table:table-cell>
          <table:table-cell/>
          <table:table-cell office:value-type="float" office:value="0.8371" calcext:value-type="float">
            <text:p>0.8371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833" calcext:value-type="float">
            <text:p>0.833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8347" calcext:value-type="float">
            <text:p>0.8347</text:p>
          </table:table-cell>
          <table:table-cell table:formula="of:=AVERAGE([.Z9:.AI9])" office:value-type="float" office:value="0.83507" calcext:value-type="float">
            <text:p>0.83507</text:p>
          </table:table-cell>
          <table:table-cell/>
          <table:table-cell office:value-type="float" office:value="0.8362" calcext:value-type="float">
            <text:p>0.8362</text:p>
          </table:table-cell>
          <table:table-cell office:value-type="float" office:value="0.837" calcext:value-type="float">
            <text:p>0.83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367" calcext:value-type="float">
            <text:p>0.8367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8359" calcext:value-type="float">
            <text:p>0.8359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834" calcext:value-type="float">
            <text:p>0.834</text:p>
          </table:table-cell>
          <table:table-cell table:formula="of:=AVERAGE([.AL9:.AU9])" office:value-type="float" office:value="0.83565" calcext:value-type="float">
            <text:p>0.83565</text:p>
          </table:table-cell>
        </table:table-row>
        <table:table-row table:style-name="ro1" table:number-rows-repeated="2">
          <table:table-cell table:number-columns-repeated="48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rf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rf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rf</text:p>
          </table:table-cell>
          <table:table-cell office:value-type="string" calcext:value-type="string">
            <text:p>=</text:p>
          </table:table-cell>
          <table:table-cell table:number-columns-repeated="10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float" office:value="0.8781" calcext:value-type="float">
            <text:p>0.8781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87" calcext:value-type="float">
            <text:p>0.8787</text:p>
          </table:table-cell>
          <table:table-cell table:formula="of:=AVERAGE([.B14:.K14])" office:value-type="float" office:value="0.8777" calcext:value-type="float">
            <text:p>0.8777</text:p>
          </table:table-cell>
          <table:table-cell/>
          <table:table-cell office:value-type="float" office:value="0.8769" calcext:value-type="float">
            <text:p>0.8769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" calcext:value-type="float">
            <text:p>0.88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79" calcext:value-type="float">
            <text:p>0.879</text:p>
          </table:table-cell>
          <table:table-cell table:formula="of:=AVERAGE([.N14:.W14])" office:value-type="float" office:value="0.87926" calcext:value-type="float">
            <text:p>0.87926</text:p>
          </table:table-cell>
          <table:table-cell/>
          <table:table-cell office:value-type="float" office:value="0.8778" calcext:value-type="float">
            <text:p>0.8778</text:p>
          </table:table-cell>
          <table:table-cell office:value-type="float" office:value="0.877" calcext:value-type="float">
            <text:p>0.877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8" calcext:value-type="float">
            <text:p>0.88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879" calcext:value-type="float">
            <text:p>0.879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8814" calcext:value-type="float">
            <text:p>0.8814</text:p>
          </table:table-cell>
          <table:table-cell table:formula="of:=AVERAGE([.Z14:.AI14])" office:value-type="float" office:value="0.87926" calcext:value-type="float">
            <text:p>0.87926</text:p>
          </table:table-cell>
          <table:table-cell/>
          <table:table-cell office:value-type="float" office:value="0.8764" calcext:value-type="float">
            <text:p>0.8764</text:p>
          </table:table-cell>
          <table:table-cell office:value-type="float" office:value="0.8762" calcext:value-type="float">
            <text:p>0.8762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789" calcext:value-type="float">
            <text:p>0.8789</text:p>
          </table:table-cell>
          <table:table-cell table:formula="of:=AVERAGE([.AL14:.AU14])" office:value-type="float" office:value="0.87848" calcext:value-type="float">
            <text:p>0.87848</text:p>
          </table:table-cell>
        </table:table-row>
        <table:table-row table:style-name="ro1">
          <table:table-cell/>
          <table:table-cell office:value-type="float" office:value="0.8775" calcext:value-type="float">
            <text:p>0.8775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77" calcext:value-type="float">
            <text:p>0.877</text:p>
          </table:table-cell>
          <table:table-cell table:formula="of:=AVERAGE([.B15:.K15])" office:value-type="float" office:value="0.8785" calcext:value-type="float">
            <text:p>0.8785</text:p>
          </table:table-cell>
          <table:table-cell/>
          <table:table-cell office:value-type="float" office:value="0.8767" calcext:value-type="float">
            <text:p>0.8767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8804" calcext:value-type="float">
            <text:p>0.8804</text:p>
          </table:table-cell>
          <table:table-cell table:formula="of:=AVERAGE([.N15:.W15])" office:value-type="float" office:value="0.88001" calcext:value-type="float">
            <text:p>0.88001</text:p>
          </table:table-cell>
          <table:table-cell/>
          <table:table-cell office:value-type="float" office:value="0.8764" calcext:value-type="float">
            <text:p>0.8764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8794" calcext:value-type="float">
            <text:p>0.8794</text:p>
          </table:table-cell>
          <table:table-cell table:formula="of:=AVERAGE([.Z15:.AI15])" office:value-type="float" office:value="0.87941" calcext:value-type="float">
            <text:p>0.87941</text:p>
          </table:table-cell>
          <table:table-cell/>
          <table:table-cell office:value-type="float" office:value="0.8756" calcext:value-type="float">
            <text:p>0.8756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802" calcext:value-type="float">
            <text:p>0.8802</text:p>
          </table:table-cell>
          <table:table-cell table:formula="of:=AVERAGE([.AL15:.AU15])" office:value-type="float" office:value="0.87914" calcext:value-type="float">
            <text:p>0.87914</text:p>
          </table:table-cell>
        </table:table-row>
        <table:table-row table:style-name="ro1">
          <table:table-cell/>
          <table:table-cell office:value-type="float" office:value="0.878" calcext:value-type="float">
            <text:p>0.878</text:p>
          </table:table-cell>
          <table:table-cell office:value-type="float" office:value="0.879" calcext:value-type="float">
            <text:p>0.879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8797" calcext:value-type="float">
            <text:p>0.8797</text:p>
          </table:table-cell>
          <table:table-cell table:formula="of:=AVERAGE([.B16:.K16])" office:value-type="float" office:value="0.87916" calcext:value-type="float">
            <text:p>0.87916</text:p>
          </table:table-cell>
          <table:table-cell/>
          <table:table-cell office:value-type="float" office:value="0.8774" calcext:value-type="float">
            <text:p>0.8774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8803" calcext:value-type="float">
            <text:p>0.8803</text:p>
          </table:table-cell>
          <table:table-cell table:formula="of:=AVERAGE([.N16:.W16])" office:value-type="float" office:value="0.88029" calcext:value-type="float">
            <text:p>0.88029</text:p>
          </table:table-cell>
          <table:table-cell/>
          <table:table-cell office:value-type="float" office:value="0.8777" calcext:value-type="float">
            <text:p>0.8777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813" calcext:value-type="float">
            <text:p>0.8813</text:p>
          </table:table-cell>
          <table:table-cell table:formula="of:=AVERAGE([.Z16:.AI16])" office:value-type="float" office:value="0.88022" calcext:value-type="float">
            <text:p>0.88022</text:p>
          </table:table-cell>
          <table:table-cell/>
          <table:table-cell office:value-type="float" office:value="0.877" calcext:value-type="float">
            <text:p>0.877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79" calcext:value-type="float">
            <text:p>0.879</text:p>
          </table:table-cell>
          <table:table-cell table:formula="of:=AVERAGE([.AL16:.AU16])" office:value-type="float" office:value="0.87916" calcext:value-type="float">
            <text:p>0.87916</text:p>
          </table:table-cell>
        </table:table-row>
        <table:table-row table:style-name="ro1">
          <table:table-cell/>
          <table:table-cell office:value-type="float" office:value="0.8778" calcext:value-type="float">
            <text:p>0.8778</text:p>
          </table:table-cell>
          <table:table-cell table:number-columns-repeated="2" office:value-type="float" office:value="0.8795" calcext:value-type="float">
            <text:p>0.8795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795" calcext:value-type="float">
            <text:p>0.8795</text:p>
          </table:table-cell>
          <table:table-cell table:formula="of:=AVERAGE([.B17:.K17])" office:value-type="float" office:value="0.87927" calcext:value-type="float">
            <text:p>0.87927</text:p>
          </table:table-cell>
          <table:table-cell/>
          <table:table-cell office:value-type="float" office:value="0.877" calcext:value-type="float">
            <text:p>0.877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8811" calcext:value-type="float">
            <text:p>0.8811</text:p>
          </table:table-cell>
          <table:table-cell table:formula="of:=AVERAGE([.N17:.W17])" office:value-type="float" office:value="0.88027" calcext:value-type="float">
            <text:p>0.88027</text:p>
          </table:table-cell>
          <table:table-cell/>
          <table:table-cell office:value-type="float" office:value="0.8744" calcext:value-type="float">
            <text:p>0.8744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8" calcext:value-type="float">
            <text:p>0.88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828" calcext:value-type="float">
            <text:p>0.8828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809" calcext:value-type="float">
            <text:p>0.8809</text:p>
          </table:table-cell>
          <table:table-cell table:formula="of:=AVERAGE([.Z17:.AI17])" office:value-type="float" office:value="0.88034" calcext:value-type="float">
            <text:p>0.88034</text:p>
          </table:table-cell>
          <table:table-cell/>
          <table:table-cell office:value-type="float" office:value="0.8751" calcext:value-type="float">
            <text:p>0.8751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8795" calcext:value-type="float">
            <text:p>0.8795</text:p>
          </table:table-cell>
          <table:table-cell office:value-type="float" office:value="0.879" calcext:value-type="float">
            <text:p>0.879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796" calcext:value-type="float">
            <text:p>0.8796</text:p>
          </table:table-cell>
          <table:table-cell table:formula="of:=AVERAGE([.AL17:.AU17])" office:value-type="float" office:value="0.87906" calcext:value-type="float">
            <text:p>0.87906</text:p>
          </table:table-cell>
        </table:table-row>
        <table:table-row table:style-name="ro1">
          <table:table-cell/>
          <table:table-cell office:value-type="float" office:value="0.8782" calcext:value-type="float">
            <text:p>0.8782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8" calcext:value-type="float">
            <text:p>0.88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879" calcext:value-type="float">
            <text:p>0.879</text:p>
          </table:table-cell>
          <table:table-cell office:value-type="float" office:value="0.8798" calcext:value-type="float">
            <text:p>0.8798</text:p>
          </table:table-cell>
          <table:table-cell table:formula="of:=AVERAGE([.B18:.K18])" office:value-type="float" office:value="0.87922" calcext:value-type="float">
            <text:p>0.87922</text:p>
          </table:table-cell>
          <table:table-cell/>
          <table:table-cell office:value-type="float" office:value="0.8779" calcext:value-type="float">
            <text:p>0.8779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09" calcext:value-type="float">
            <text:p>0.8809</text:p>
          </table:table-cell>
          <table:table-cell table:formula="of:=AVERAGE([.N18:.W18])" office:value-type="float" office:value="0.88044" calcext:value-type="float">
            <text:p>0.88044</text:p>
          </table:table-cell>
          <table:table-cell/>
          <table:table-cell office:value-type="float" office:value="0.8776" calcext:value-type="float">
            <text:p>0.8776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803" calcext:value-type="float">
            <text:p>0.8803</text:p>
          </table:table-cell>
          <table:table-cell table:formula="of:=AVERAGE([.Z18:.AI18])" office:value-type="float" office:value="0.87992" calcext:value-type="float">
            <text:p>0.87992</text:p>
          </table:table-cell>
          <table:table-cell/>
          <table:table-cell office:value-type="float" office:value="0.8773" calcext:value-type="float">
            <text:p>0.8773</text:p>
          </table:table-cell>
          <table:table-cell office:value-type="float" office:value="0.8774" calcext:value-type="float">
            <text:p>0.8774</text:p>
          </table:table-cell>
          <table:table-cell table:number-columns-repeated="2" office:value-type="float" office:value="0.8779" calcext:value-type="float">
            <text:p>0.8779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809" calcext:value-type="float">
            <text:p>0.8809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808" calcext:value-type="float">
            <text:p>0.8808</text:p>
          </table:table-cell>
          <table:table-cell table:formula="of:=AVERAGE([.AL18:.AU18])" office:value-type="float" office:value="0.87934" calcext:value-type="float">
            <text:p>0.87934</text:p>
          </table:table-cell>
        </table:table-row>
        <table:table-row table:style-name="ro1">
          <table:table-cell/>
          <table:table-cell office:value-type="float" office:value="0.878" calcext:value-type="float">
            <text:p>0.878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8786" calcext:value-type="float">
            <text:p>0.8786</text:p>
          </table:table-cell>
          <table:table-cell table:formula="of:=AVERAGE([.B19:.K19])" office:value-type="float" office:value="0.87903" calcext:value-type="float">
            <text:p>0.87903</text:p>
          </table:table-cell>
          <table:table-cell/>
          <table:table-cell office:value-type="float" office:value="0.8777" calcext:value-type="float">
            <text:p>0.8777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88" calcext:value-type="float">
            <text:p>0.88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8" calcext:value-type="float">
            <text:p>0.88</text:p>
          </table:table-cell>
          <table:table-cell table:formula="of:=AVERAGE([.N19:.W19])" office:value-type="float" office:value="0.88013" calcext:value-type="float">
            <text:p>0.88013</text:p>
          </table:table-cell>
          <table:table-cell/>
          <table:table-cell office:value-type="float" office:value="0.8768" calcext:value-type="float">
            <text:p>0.8768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8816" calcext:value-type="float">
            <text:p>0.8816</text:p>
          </table:table-cell>
          <table:table-cell table:formula="of:=AVERAGE([.Z19:.AI19])" office:value-type="float" office:value="0.88035" calcext:value-type="float">
            <text:p>0.88035</text:p>
          </table:table-cell>
          <table:table-cell/>
          <table:table-cell office:value-type="float" office:value="0.8759" calcext:value-type="float">
            <text:p>0.8759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787" calcext:value-type="float">
            <text:p>0.8787</text:p>
          </table:table-cell>
          <table:table-cell table:formula="of:=AVERAGE([.AL19:.AU19])" office:value-type="float" office:value="0.87869" calcext:value-type="float">
            <text:p>0.87869</text:p>
          </table:table-cell>
        </table:table-row>
        <table:table-row table:style-name="ro1" table:number-rows-repeated="2">
          <table:table-cell table:number-columns-repeated="48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nb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nb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nb</text:p>
          </table:table-cell>
          <table:table-cell office:value-type="string" calcext:value-type="string">
            <text:p>=</text:p>
          </table:table-cell>
          <table:table-cell table:number-columns-repeated="10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float" office:value="0.814" calcext:value-type="float">
            <text:p>0.814</text:p>
          </table:table-cell>
          <table:table-cell office:value-type="float" office:value="0.813" calcext:value-type="float">
            <text:p>0.813</text:p>
          </table:table-cell>
          <table:table-cell office:value-type="float" office:value="0.816" calcext:value-type="float">
            <text:p>0.816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118" calcext:value-type="float">
            <text:p>0.8118</text:p>
          </table:table-cell>
          <table:table-cell office:value-type="float" office:value="0.8126" calcext:value-type="float">
            <text:p>0.8126</text:p>
          </table:table-cell>
          <table:table-cell office:value-type="float" office:value="0.8123" calcext:value-type="float">
            <text:p>0.8123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813" calcext:value-type="float">
            <text:p>0.813</text:p>
          </table:table-cell>
          <table:table-cell table:formula="of:=AVERAGE([.B24:.K24])" office:value-type="float" office:value="0.81295" calcext:value-type="float">
            <text:p>0.81295</text:p>
          </table:table-cell>
          <table:table-cell/>
          <table:table-cell office:value-type="float" office:value="0.8113" calcext:value-type="float">
            <text:p>0.8113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089" calcext:value-type="float">
            <text:p>0.8089</text:p>
          </table:table-cell>
          <table:table-cell office:value-type="float" office:value="0.807" calcext:value-type="float">
            <text:p>0.807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8079" calcext:value-type="float">
            <text:p>0.8079</text:p>
          </table:table-cell>
          <table:table-cell office:value-type="float" office:value="0.8081" calcext:value-type="float">
            <text:p>0.8081</text:p>
          </table:table-cell>
          <table:table-cell office:value-type="float" office:value="0.8083" calcext:value-type="float">
            <text:p>0.8083</text:p>
          </table:table-cell>
          <table:table-cell table:formula="of:=AVERAGE([.N24:.W24])" office:value-type="float" office:value="0.80915" calcext:value-type="float">
            <text:p>0.80915</text:p>
          </table:table-cell>
          <table:table-cell/>
          <table:table-cell office:value-type="float" office:value="0.8091" calcext:value-type="float">
            <text:p>0.8091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8072" calcext:value-type="float">
            <text:p>0.8072</text:p>
          </table:table-cell>
          <table:table-cell table:number-columns-repeated="2" office:value-type="float" office:value="0.8054" calcext:value-type="float">
            <text:p>0.8054</text:p>
          </table:table-cell>
          <table:table-cell office:value-type="float" office:value="0.8059" calcext:value-type="float">
            <text:p>0.8059</text:p>
          </table:table-cell>
          <table:table-cell office:value-type="float" office:value="0.8051" calcext:value-type="float">
            <text:p>0.8051</text:p>
          </table:table-cell>
          <table:table-cell table:formula="of:=AVERAGE([.Z24:.AI24])" office:value-type="float" office:value="0.80744" calcext:value-type="float">
            <text:p>0.80744</text:p>
          </table:table-cell>
          <table:table-cell/>
          <table:table-cell office:value-type="float" office:value="0.8113" calcext:value-type="float">
            <text:p>0.8113</text:p>
          </table:table-cell>
          <table:table-cell office:value-type="float" office:value="0.8088" calcext:value-type="float">
            <text:p>0.8088</text:p>
          </table:table-cell>
          <table:table-cell office:value-type="float" office:value="0.808" calcext:value-type="float">
            <text:p>0.808</text:p>
          </table:table-cell>
          <table:table-cell office:value-type="float" office:value="0.8056" calcext:value-type="float">
            <text:p>0.8056</text:p>
          </table:table-cell>
          <table:table-cell office:value-type="float" office:value="0.805" calcext:value-type="float">
            <text:p>0.805</text:p>
          </table:table-cell>
          <table:table-cell office:value-type="float" office:value="0.8057" calcext:value-type="float">
            <text:p>0.8057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037" calcext:value-type="float">
            <text:p>0.8037</text:p>
          </table:table-cell>
          <table:table-cell office:value-type="float" office:value="0.8035" calcext:value-type="float">
            <text:p>0.8035</text:p>
          </table:table-cell>
          <table:table-cell office:value-type="float" office:value="0.8036" calcext:value-type="float">
            <text:p>0.8036</text:p>
          </table:table-cell>
          <table:table-cell table:formula="of:=AVERAGE([.AL24:.AU24])" office:value-type="float" office:value="0.80591" calcext:value-type="float">
            <text:p>0.80591</text:p>
          </table:table-cell>
        </table:table-row>
        <table:table-row table:style-name="ro1">
          <table:table-cell/>
          <table:table-cell office:value-type="float" office:value="0.8104" calcext:value-type="float">
            <text:p>0.8104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8132" calcext:value-type="float">
            <text:p>0.8132</text:p>
          </table:table-cell>
          <table:table-cell office:value-type="float" office:value="0.8122" calcext:value-type="float">
            <text:p>0.8122</text:p>
          </table:table-cell>
          <table:table-cell office:value-type="float" office:value="0.811" calcext:value-type="float">
            <text:p>0.811</text:p>
          </table:table-cell>
          <table:table-cell office:value-type="float" office:value="0.8118" calcext:value-type="float">
            <text:p>0.8118</text:p>
          </table:table-cell>
          <table:table-cell office:value-type="float" office:value="0.8121" calcext:value-type="float">
            <text:p>0.8121</text:p>
          </table:table-cell>
          <table:table-cell office:value-type="float" office:value="0.811" calcext:value-type="float">
            <text:p>0.811</text:p>
          </table:table-cell>
          <table:table-cell office:value-type="float" office:value="0.8111" calcext:value-type="float">
            <text:p>0.8111</text:p>
          </table:table-cell>
          <table:table-cell office:value-type="float" office:value="0.8119" calcext:value-type="float">
            <text:p>0.8119</text:p>
          </table:table-cell>
          <table:table-cell table:formula="of:=AVERAGE([.B25:.K25])" office:value-type="float" office:value="0.81153" calcext:value-type="float">
            <text:p>0.81153</text:p>
          </table:table-cell>
          <table:table-cell/>
          <table:table-cell office:value-type="float" office:value="0.8104" calcext:value-type="float">
            <text:p>0.8104</text:p>
          </table:table-cell>
          <table:table-cell office:value-type="float" office:value="0.8114" calcext:value-type="float">
            <text:p>0.8114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8088" calcext:value-type="float">
            <text:p>0.8088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8083" calcext:value-type="float">
            <text:p>0.8083</text:p>
          </table:table-cell>
          <table:table-cell office:value-type="float" office:value="0.8076" calcext:value-type="float">
            <text:p>0.8076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8076" calcext:value-type="float">
            <text:p>0.8076</text:p>
          </table:table-cell>
          <table:table-cell table:formula="of:=AVERAGE([.N25:.W25])" office:value-type="float" office:value="0.80858" calcext:value-type="float">
            <text:p>0.80858</text:p>
          </table:table-cell>
          <table:table-cell/>
          <table:table-cell office:value-type="float" office:value="0.8115" calcext:value-type="float">
            <text:p>0.8115</text:p>
          </table:table-cell>
          <table:table-cell office:value-type="float" office:value="0.8107" calcext:value-type="float">
            <text:p>0.8107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8052" calcext:value-type="float">
            <text:p>0.8052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804" calcext:value-type="float">
            <text:p>0.804</text:p>
          </table:table-cell>
          <table:table-cell office:value-type="float" office:value="0.8046" calcext:value-type="float">
            <text:p>0.8046</text:p>
          </table:table-cell>
          <table:table-cell office:value-type="float" office:value="0.8053" calcext:value-type="float">
            <text:p>0.8053</text:p>
          </table:table-cell>
          <table:table-cell office:value-type="float" office:value="0.8036" calcext:value-type="float">
            <text:p>0.8036</text:p>
          </table:table-cell>
          <table:table-cell table:formula="of:=AVERAGE([.Z25:.AI25])" office:value-type="float" office:value="0.80647" calcext:value-type="float">
            <text:p>0.80647</text:p>
          </table:table-cell>
          <table:table-cell/>
          <table:table-cell office:value-type="float" office:value="0.8113" calcext:value-type="float">
            <text:p>0.8113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6" calcext:value-type="float">
            <text:p>0.806</text:p>
          </table:table-cell>
          <table:table-cell office:value-type="float" office:value="0.8057" calcext:value-type="float">
            <text:p>0.8057</text:p>
          </table:table-cell>
          <table:table-cell office:value-type="float" office:value="0.8044" calcext:value-type="float">
            <text:p>0.8044</text:p>
          </table:table-cell>
          <table:table-cell office:value-type="float" office:value="0.804" calcext:value-type="float">
            <text:p>0.804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027" calcext:value-type="float">
            <text:p>0.8027</text:p>
          </table:table-cell>
          <table:table-cell office:value-type="float" office:value="0.8031" calcext:value-type="float">
            <text:p>0.8031</text:p>
          </table:table-cell>
          <table:table-cell table:formula="of:=AVERAGE([.AL25:.AU25])" office:value-type="float" office:value="0.80536" calcext:value-type="float">
            <text:p>0.80536</text:p>
          </table:table-cell>
        </table:table-row>
        <table:table-row table:style-name="ro1">
          <table:table-cell/>
          <table:table-cell office:value-type="float" office:value="0.811" calcext:value-type="float">
            <text:p>0.811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8133" calcext:value-type="float">
            <text:p>0.8133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8109" calcext:value-type="float">
            <text:p>0.8109</text:p>
          </table:table-cell>
          <table:table-cell office:value-type="float" office:value="0.8117" calcext:value-type="float">
            <text:p>0.8117</text:p>
          </table:table-cell>
          <table:table-cell office:value-type="float" office:value="0.811" calcext:value-type="float">
            <text:p>0.811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118" calcext:value-type="float">
            <text:p>0.8118</text:p>
          </table:table-cell>
          <table:table-cell table:formula="of:=AVERAGE([.B26:.K26])" office:value-type="float" office:value="0.81146" calcext:value-type="float">
            <text:p>0.81146</text:p>
          </table:table-cell>
          <table:table-cell/>
          <table:table-cell office:value-type="float" office:value="0.811" calcext:value-type="float">
            <text:p>0.811</text:p>
          </table:table-cell>
          <table:table-cell office:value-type="float" office:value="0.8109" calcext:value-type="float">
            <text:p>0.8109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8079" calcext:value-type="float">
            <text:p>0.8079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069" calcext:value-type="float">
            <text:p>0.8069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806" calcext:value-type="float">
            <text:p>0.806</text:p>
          </table:table-cell>
          <table:table-cell table:number-columns-repeated="2" office:value-type="float" office:value="0.8071" calcext:value-type="float">
            <text:p>0.8071</text:p>
          </table:table-cell>
          <table:table-cell table:formula="of:=AVERAGE([.N26:.W26])" office:value-type="float" office:value="0.80811" calcext:value-type="float">
            <text:p>0.80811</text:p>
          </table:table-cell>
          <table:table-cell/>
          <table:table-cell office:value-type="float" office:value="0.8095" calcext:value-type="float">
            <text:p>0.8095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8088" calcext:value-type="float">
            <text:p>0.8088</text:p>
          </table:table-cell>
          <table:table-cell office:value-type="float" office:value="0.805" calcext:value-type="float">
            <text:p>0.805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8046" calcext:value-type="float">
            <text:p>0.8046</text:p>
          </table:table-cell>
          <table:table-cell office:value-type="float" office:value="0.8035" calcext:value-type="float">
            <text:p>0.8035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049" calcext:value-type="float">
            <text:p>0.8049</text:p>
          </table:table-cell>
          <table:table-cell office:value-type="float" office:value="0.8042" calcext:value-type="float">
            <text:p>0.8042</text:p>
          </table:table-cell>
          <table:table-cell table:formula="of:=AVERAGE([.Z26:.AI26])" office:value-type="float" office:value="0.80579" calcext:value-type="float">
            <text:p>0.80579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076" calcext:value-type="float">
            <text:p>0.8076</text:p>
          </table:table-cell>
          <table:table-cell office:value-type="float" office:value="0.8057" calcext:value-type="float">
            <text:p>0.8057</text:p>
          </table:table-cell>
          <table:table-cell office:value-type="float" office:value="0.8046" calcext:value-type="float">
            <text:p>0.8046</text:p>
          </table:table-cell>
          <table:table-cell office:value-type="float" office:value="0.804" calcext:value-type="float">
            <text:p>0.804</text:p>
          </table:table-cell>
          <table:table-cell office:value-type="float" office:value="0.8054" calcext:value-type="float">
            <text:p>0.8054</text:p>
          </table:table-cell>
          <table:table-cell office:value-type="float" office:value="0.8033" calcext:value-type="float">
            <text:p>0.8033</text:p>
          </table:table-cell>
          <table:table-cell office:value-type="float" office:value="0.8049" calcext:value-type="float">
            <text:p>0.8049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8026" calcext:value-type="float">
            <text:p>0.8026</text:p>
          </table:table-cell>
          <table:table-cell table:formula="of:=AVERAGE([.AL26:.AU26])" office:value-type="float" office:value="0.80535" calcext:value-type="float">
            <text:p>0.80535</text:p>
          </table:table-cell>
        </table:table-row>
        <table:table-row table:style-name="ro1">
          <table:table-cell/>
          <table:table-cell office:value-type="float" office:value="0.8117" calcext:value-type="float">
            <text:p>0.8117</text:p>
          </table:table-cell>
          <table:table-cell office:value-type="float" office:value="0.8135" calcext:value-type="float">
            <text:p>0.8135</text:p>
          </table:table-cell>
          <table:table-cell office:value-type="float" office:value="0.8121" calcext:value-type="float">
            <text:p>0.8121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8118" calcext:value-type="float">
            <text:p>0.8118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8105" calcext:value-type="float">
            <text:p>0.8105</text:p>
          </table:table-cell>
          <table:table-cell table:number-columns-repeated="2" office:value-type="float" office:value="0.8099" calcext:value-type="float">
            <text:p>0.8099</text:p>
          </table:table-cell>
          <table:table-cell table:formula="of:=AVERAGE([.B27:.K27])" office:value-type="float" office:value="0.81111" calcext:value-type="float">
            <text:p>0.81111</text:p>
          </table:table-cell>
          <table:table-cell/>
          <table:table-cell office:value-type="float" office:value="0.8108" calcext:value-type="float">
            <text:p>0.8108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8061" calcext:value-type="float">
            <text:p>0.8061</text:p>
          </table:table-cell>
          <table:table-cell office:value-type="float" office:value="0.8054" calcext:value-type="float">
            <text:p>0.8054</text:p>
          </table:table-cell>
          <table:table-cell office:value-type="float" office:value="0.806" calcext:value-type="float">
            <text:p>0.806</text:p>
          </table:table-cell>
          <table:table-cell office:value-type="float" office:value="0.8062" calcext:value-type="float">
            <text:p>0.8062</text:p>
          </table:table-cell>
          <table:table-cell office:value-type="float" office:value="0.8054" calcext:value-type="float">
            <text:p>0.8054</text:p>
          </table:table-cell>
          <table:table-cell table:formula="of:=AVERAGE([.N27:.W27])" office:value-type="float" office:value="0.80722" calcext:value-type="float">
            <text:p>0.80722</text:p>
          </table:table-cell>
          <table:table-cell/>
          <table:table-cell office:value-type="float" office:value="0.8099" calcext:value-type="float">
            <text:p>0.8099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8071" calcext:value-type="float">
            <text:p>0.8071</text:p>
          </table:table-cell>
          <table:table-cell office:value-type="float" office:value="0.8059" calcext:value-type="float">
            <text:p>0.8059</text:p>
          </table:table-cell>
          <table:table-cell office:value-type="float" office:value="0.8045" calcext:value-type="float">
            <text:p>0.8045</text:p>
          </table:table-cell>
          <table:table-cell office:value-type="float" office:value="0.8049" calcext:value-type="float">
            <text:p>0.8049</text:p>
          </table:table-cell>
          <table:table-cell office:value-type="float" office:value="0.8028" calcext:value-type="float">
            <text:p>0.8028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8045" calcext:value-type="float">
            <text:p>0.8045</text:p>
          </table:table-cell>
          <table:table-cell office:value-type="float" office:value="0.8034" calcext:value-type="float">
            <text:p>0.8034</text:p>
          </table:table-cell>
          <table:table-cell table:formula="of:=AVERAGE([.Z27:.AI27])" office:value-type="float" office:value="0.80554" calcext:value-type="float">
            <text:p>0.80554</text:p>
          </table:table-cell>
          <table:table-cell/>
          <table:table-cell office:value-type="float" office:value="0.8095" calcext:value-type="float">
            <text:p>0.8095</text:p>
          </table:table-cell>
          <table:table-cell office:value-type="float" office:value="0.807" calcext:value-type="float">
            <text:p>0.807</text:p>
          </table:table-cell>
          <table:table-cell office:value-type="float" office:value="0.8052" calcext:value-type="float">
            <text:p>0.8052</text:p>
          </table:table-cell>
          <table:table-cell office:value-type="float" office:value="0.8049" calcext:value-type="float">
            <text:p>0.8049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8035" calcext:value-type="float">
            <text:p>0.8035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026" calcext:value-type="float">
            <text:p>0.8026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8018" calcext:value-type="float">
            <text:p>0.8018</text:p>
          </table:table-cell>
          <table:table-cell table:formula="of:=AVERAGE([.AL27:.AU27])" office:value-type="float" office:value="0.80417" calcext:value-type="float">
            <text:p>0.80417</text:p>
          </table:table-cell>
        </table:table-row>
        <table:table-row table:style-name="ro1">
          <table:table-cell/>
          <table:table-cell office:value-type="float" office:value="0.8098" calcext:value-type="float">
            <text:p>0.8098</text:p>
          </table:table-cell>
          <table:table-cell office:value-type="float" office:value="0.8111" calcext:value-type="float">
            <text:p>0.8111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102" calcext:value-type="float">
            <text:p>0.8102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8104" calcext:value-type="float">
            <text:p>0.8104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094" calcext:value-type="float">
            <text:p>0.8094</text:p>
          </table:table-cell>
          <table:table-cell table:formula="of:=AVERAGE([.B28:.K28])" office:value-type="float" office:value="0.81002" calcext:value-type="float">
            <text:p>0.81002</text:p>
          </table:table-cell>
          <table:table-cell/>
          <table:table-cell office:value-type="float" office:value="0.8103" calcext:value-type="float">
            <text:p>0.8103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8059" calcext:value-type="float">
            <text:p>0.8059</text:p>
          </table:table-cell>
          <table:table-cell office:value-type="float" office:value="0.8064" calcext:value-type="float">
            <text:p>0.8064</text:p>
          </table:table-cell>
          <table:table-cell office:value-type="float" office:value="0.8049" calcext:value-type="float">
            <text:p>0.8049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8044" calcext:value-type="float">
            <text:p>0.8044</text:p>
          </table:table-cell>
          <table:table-cell office:value-type="float" office:value="0.8054" calcext:value-type="float">
            <text:p>0.8054</text:p>
          </table:table-cell>
          <table:table-cell office:value-type="float" office:value="0.8053" calcext:value-type="float">
            <text:p>0.8053</text:p>
          </table:table-cell>
          <table:table-cell table:formula="of:=AVERAGE([.N28:.W28])" office:value-type="float" office:value="0.80652" calcext:value-type="float">
            <text:p>0.80652</text:p>
          </table:table-cell>
          <table:table-cell/>
          <table:table-cell office:value-type="float" office:value="0.8089" calcext:value-type="float">
            <text:p>0.8089</text:p>
          </table:table-cell>
          <table:table-cell office:value-type="float" office:value="0.807" calcext:value-type="float">
            <text:p>0.807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805" calcext:value-type="float">
            <text:p>0.805</text:p>
          </table:table-cell>
          <table:table-cell office:value-type="float" office:value="0.8032" calcext:value-type="float">
            <text:p>0.8032</text:p>
          </table:table-cell>
          <table:table-cell office:value-type="float" office:value="0.8036" calcext:value-type="float">
            <text:p>0.8036</text:p>
          </table:table-cell>
          <table:table-cell office:value-type="float" office:value="0.8018" calcext:value-type="float">
            <text:p>0.8018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021" calcext:value-type="float">
            <text:p>0.8021</text:p>
          </table:table-cell>
          <table:table-cell table:formula="of:=AVERAGE([.Z28:.AI28])" office:value-type="float" office:value="0.80431" calcext:value-type="float">
            <text:p>0.80431</text:p>
          </table:table-cell>
          <table:table-cell/>
          <table:table-cell office:value-type="float" office:value="0.8096" calcext:value-type="float">
            <text:p>0.8096</text:p>
          </table:table-cell>
          <table:table-cell office:value-type="float" office:value="0.8069" calcext:value-type="float">
            <text:p>0.8069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026" calcext:value-type="float">
            <text:p>0.8026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8019" calcext:value-type="float">
            <text:p>0.8019</text:p>
          </table:table-cell>
          <table:table-cell office:value-type="float" office:value="0.8002" calcext:value-type="float">
            <text:p>0.8002</text:p>
          </table:table-cell>
          <table:table-cell office:value-type="float" office:value="0.8016" calcext:value-type="float">
            <text:p>0.8016</text:p>
          </table:table-cell>
          <table:table-cell table:formula="of:=AVERAGE([.AL28:.AU28])" office:value-type="float" office:value="0.80337" calcext:value-type="float">
            <text:p>0.80337</text:p>
          </table:table-cell>
        </table:table-row>
        <table:table-row table:style-name="ro1">
          <table:table-cell/>
          <table:table-cell office:value-type="float" office:value="0.8087" calcext:value-type="float">
            <text:p>0.8087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81" calcext:value-type="float">
            <text:p>0.81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8084" calcext:value-type="float">
            <text:p>0.8084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08" calcext:value-type="float">
            <text:p>0.808</text:p>
          </table:table-cell>
          <table:table-cell office:value-type="float" office:value="0.8083" calcext:value-type="float">
            <text:p>0.8083</text:p>
          </table:table-cell>
          <table:table-cell office:value-type="float" office:value="0.809" calcext:value-type="float">
            <text:p>0.809</text:p>
          </table:table-cell>
          <table:table-cell table:formula="of:=AVERAGE([.B29:.K29])" office:value-type="float" office:value="0.80893" calcext:value-type="float">
            <text:p>0.80893</text:p>
          </table:table-cell>
          <table:table-cell/>
          <table:table-cell office:value-type="float" office:value="0.8094" calcext:value-type="float">
            <text:p>0.8094</text:p>
          </table:table-cell>
          <table:table-cell office:value-type="float" office:value="0.8074" calcext:value-type="float">
            <text:p>0.8074</text:p>
          </table:table-cell>
          <table:table-cell office:value-type="float" office:value="0.8056" calcext:value-type="float">
            <text:p>0.8056</text:p>
          </table:table-cell>
          <table:table-cell office:value-type="float" office:value="0.806" calcext:value-type="float">
            <text:p>0.806</text:p>
          </table:table-cell>
          <table:table-cell office:value-type="float" office:value="0.8038" calcext:value-type="float">
            <text:p>0.8038</text:p>
          </table:table-cell>
          <table:table-cell office:value-type="float" office:value="0.8045" calcext:value-type="float">
            <text:p>0.8045</text:p>
          </table:table-cell>
          <table:table-cell office:value-type="float" office:value="0.8035" calcext:value-type="float">
            <text:p>0.8035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8041" calcext:value-type="float">
            <text:p>0.8041</text:p>
          </table:table-cell>
          <table:table-cell table:formula="of:=AVERAGE([.N29:.W29])" office:value-type="float" office:value="0.80516" calcext:value-type="float">
            <text:p>0.80516</text:p>
          </table:table-cell>
          <table:table-cell/>
          <table:table-cell office:value-type="float" office:value="0.8099" calcext:value-type="float">
            <text:p>0.8099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8044" calcext:value-type="float">
            <text:p>0.8044</text:p>
          </table:table-cell>
          <table:table-cell office:value-type="float" office:value="0.8038" calcext:value-type="float">
            <text:p>0.8038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8015" calcext:value-type="float">
            <text:p>0.8015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8021" calcext:value-type="float">
            <text:p>0.8021</text:p>
          </table:table-cell>
          <table:table-cell office:value-type="float" office:value="0.8016" calcext:value-type="float">
            <text:p>0.8016</text:p>
          </table:table-cell>
          <table:table-cell table:formula="of:=AVERAGE([.Z29:.AI29])" office:value-type="float" office:value="0.80346" calcext:value-type="float">
            <text:p>0.80346</text:p>
          </table:table-cell>
          <table:table-cell/>
          <table:table-cell office:value-type="float" office:value="0.8085" calcext:value-type="float">
            <text:p>0.8085</text:p>
          </table:table-cell>
          <table:table-cell office:value-type="float" office:value="0.8057" calcext:value-type="float">
            <text:p>0.8057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02" calcext:value-type="float">
            <text:p>0.802</text:p>
          </table:table-cell>
          <table:table-cell table:number-columns-repeated="2" office:value-type="float" office:value="0.8012" calcext:value-type="float">
            <text:p>0.8012</text:p>
          </table:table-cell>
          <table:table-cell table:number-columns-repeated="2" office:value-type="float" office:value="0.8013" calcext:value-type="float">
            <text:p>0.8013</text:p>
          </table:table-cell>
          <table:table-cell office:value-type="float" office:value="0.7997" calcext:value-type="float">
            <text:p>0.7997</text:p>
          </table:table-cell>
          <table:table-cell office:value-type="float" office:value="0.8003" calcext:value-type="float">
            <text:p>0.8003</text:p>
          </table:table-cell>
          <table:table-cell table:formula="of:=AVERAGE([.AL29:.AU29])" office:value-type="float" office:value="0.80243" calcext:value-type="float">
            <text:p>0.80243</text:p>
          </table:table-cell>
        </table:table-row>
        <table:table-row table:style-name="ro1" table:number-rows-repeated="2">
          <table:table-cell table:number-columns-repeated="48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nn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nn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nn</text:p>
          </table:table-cell>
          <table:table-cell office:value-type="string" calcext:value-type="string">
            <text:p>=</text:p>
          </table:table-cell>
          <table:table-cell table:number-columns-repeated="10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float" office:value="0.8406" calcext:value-type="float">
            <text:p>0.8406</text:p>
          </table:table-cell>
          <table:table-cell office:value-type="float" office:value="0.8461" calcext:value-type="float">
            <text:p>0.8461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8619" calcext:value-type="float">
            <text:p>0.8619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8591" calcext:value-type="float">
            <text:p>0.8591</text:p>
          </table:table-cell>
          <table:table-cell table:formula="of:=AVERAGE([.B34:.K34])" office:value-type="float" office:value="0.85518" calcext:value-type="float">
            <text:p>0.85518</text:p>
          </table:table-cell>
          <table:table-cell/>
          <table:table-cell office:value-type="float" office:value="0.855" calcext:value-type="float">
            <text:p>0.855</text:p>
          </table:table-cell>
          <table:table-cell office:value-type="float" office:value="0.8577" calcext:value-type="float">
            <text:p>0.8577</text:p>
          </table:table-cell>
          <table:table-cell office:value-type="float" office:value="0.858" calcext:value-type="float">
            <text:p>0.858</text:p>
          </table:table-cell>
          <table:table-cell office:value-type="float" office:value="0.8569" calcext:value-type="float">
            <text:p>0.8569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61" calcext:value-type="float">
            <text:p>0.861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8593" calcext:value-type="float">
            <text:p>0.8593</text:p>
          </table:table-cell>
          <table:table-cell office:value-type="float" office:value="0.8611" calcext:value-type="float">
            <text:p>0.8611</text:p>
          </table:table-cell>
          <table:table-cell office:value-type="float" office:value="0.8568" calcext:value-type="float">
            <text:p>0.8568</text:p>
          </table:table-cell>
          <table:table-cell table:formula="of:=AVERAGE([.N34:.W34])" office:value-type="float" office:value="0.85814" calcext:value-type="float">
            <text:p>0.85814</text:p>
          </table:table-cell>
          <table:table-cell/>
          <table:table-cell office:value-type="float" office:value="0.8519" calcext:value-type="float">
            <text:p>0.8519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8563" calcext:value-type="float">
            <text:p>0.8563</text:p>
          </table:table-cell>
          <table:table-cell office:value-type="float" office:value="0.85" calcext:value-type="float">
            <text:p>0.85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8564" calcext:value-type="float">
            <text:p>0.8564</text:p>
          </table:table-cell>
          <table:table-cell table:formula="of:=AVERAGE([.Z34:.AI34])" office:value-type="float" office:value="0.8533" calcext:value-type="float">
            <text:p>0.8533</text:p>
          </table:table-cell>
          <table:table-cell/>
          <table:table-cell office:value-type="float" office:value="0.8588" calcext:value-type="float">
            <text:p>0.8588</text:p>
          </table:table-cell>
          <table:table-cell office:value-type="float" office:value="0.8553" calcext:value-type="float">
            <text:p>0.8553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854" calcext:value-type="float">
            <text:p>0.85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18" calcext:value-type="float">
            <text:p>0.8618</text:p>
          </table:table-cell>
          <table:table-cell table:formula="of:=AVERAGE([.AL34:.AU34])" office:value-type="float" office:value="0.85826" calcext:value-type="float">
            <text:p>0.85826</text:p>
          </table:table-cell>
        </table:table-row>
        <table:table-row table:style-name="ro1">
          <table:table-cell/>
          <table:table-cell office:value-type="float" office:value="0.8451" calcext:value-type="float">
            <text:p>0.8451</text:p>
          </table:table-cell>
          <table:table-cell office:value-type="float" office:value="0.8488" calcext:value-type="float">
            <text:p>0.8488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64" calcext:value-type="float">
            <text:p>0.8564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8623" calcext:value-type="float">
            <text:p>0.8623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8579" calcext:value-type="float">
            <text:p>0.8579</text:p>
          </table:table-cell>
          <table:table-cell table:formula="of:=AVERAGE([.B35:.K35])" office:value-type="float" office:value="0.85526" calcext:value-type="float">
            <text:p>0.85526</text:p>
          </table:table-cell>
          <table:table-cell/>
          <table:table-cell office:value-type="float" office:value="0.8522" calcext:value-type="float">
            <text:p>0.8522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569" calcext:value-type="float">
            <text:p>0.8569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8569" calcext:value-type="float">
            <text:p>0.8569</text:p>
          </table:table-cell>
          <table:table-cell office:value-type="float" office:value="0.8614" calcext:value-type="float">
            <text:p>0.8614</text:p>
          </table:table-cell>
          <table:table-cell table:formula="of:=AVERAGE([.N35:.W35])" office:value-type="float" office:value="0.85842" calcext:value-type="float">
            <text:p>0.85842</text:p>
          </table:table-cell>
          <table:table-cell/>
          <table:table-cell office:value-type="float" office:value="0.8559" calcext:value-type="float">
            <text:p>0.855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854" calcext:value-type="float">
            <text:p>0.854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8517" calcext:value-type="float">
            <text:p>0.8517</text:p>
          </table:table-cell>
          <table:table-cell office:value-type="float" office:value="0.857" calcext:value-type="float">
            <text:p>0.857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8574" calcext:value-type="float">
            <text:p>0.8574</text:p>
          </table:table-cell>
          <table:table-cell table:formula="of:=AVERAGE([.Z35:.AI35])" office:value-type="float" office:value="0.8537" calcext:value-type="float">
            <text:p>0.8537</text:p>
          </table:table-cell>
          <table:table-cell/>
          <table:table-cell office:value-type="float" office:value="0.8522" calcext:value-type="float">
            <text:p>0.8522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8568" calcext:value-type="float">
            <text:p>0.8568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569" calcext:value-type="float">
            <text:p>0.8569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624" calcext:value-type="float">
            <text:p>0.8624</text:p>
          </table:table-cell>
          <table:table-cell table:formula="of:=AVERAGE([.AL35:.AU35])" office:value-type="float" office:value="0.85706" calcext:value-type="float">
            <text:p>0.85706</text:p>
          </table:table-cell>
        </table:table-row>
        <table:table-row table:style-name="ro1">
          <table:table-cell/>
          <table:table-cell office:value-type="float" office:value="0.845" calcext:value-type="float">
            <text:p>0.845</text:p>
          </table:table-cell>
          <table:table-cell office:value-type="float" office:value="0.8502" calcext:value-type="float">
            <text:p>0.8502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859" calcext:value-type="float">
            <text:p>0.859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551" calcext:value-type="float">
            <text:p>0.8551</text:p>
          </table:table-cell>
          <table:table-cell table:formula="of:=AVERAGE([.B36:.K36])" office:value-type="float" office:value="0.85356" calcext:value-type="float">
            <text:p>0.85356</text:p>
          </table:table-cell>
          <table:table-cell/>
          <table:table-cell office:value-type="float" office:value="0.8544" calcext:value-type="float">
            <text:p>0.8544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8593" calcext:value-type="float">
            <text:p>0.8593</text:p>
          </table:table-cell>
          <table:table-cell office:value-type="float" office:value="0.859" calcext:value-type="float">
            <text:p>0.859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8611" calcext:value-type="float">
            <text:p>0.8611</text:p>
          </table:table-cell>
          <table:table-cell table:formula="of:=AVERAGE([.N36:.W36])" office:value-type="float" office:value="0.85835" calcext:value-type="float">
            <text:p>0.85835</text:p>
          </table:table-cell>
          <table:table-cell/>
          <table:table-cell office:value-type="float" office:value="0.8568" calcext:value-type="float">
            <text:p>0.8568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8474" calcext:value-type="float">
            <text:p>0.8474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8541" calcext:value-type="float">
            <text:p>0.8541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587" calcext:value-type="float">
            <text:p>0.8587</text:p>
          </table:table-cell>
          <table:table-cell table:formula="of:=AVERAGE([.Z36:.AI36])" office:value-type="float" office:value="0.8536" calcext:value-type="float">
            <text:p>0.8536</text:p>
          </table:table-cell>
          <table:table-cell/>
          <table:table-cell office:value-type="float" office:value="0.8538" calcext:value-type="float">
            <text:p>0.8538</text:p>
          </table:table-cell>
          <table:table-cell office:value-type="float" office:value="0.8561" calcext:value-type="float">
            <text:p>0.8561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8574" calcext:value-type="float">
            <text:p>0.8574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8606" calcext:value-type="float">
            <text:p>0.8606</text:p>
          </table:table-cell>
          <table:table-cell table:formula="of:=AVERAGE([.AL36:.AU36])" office:value-type="float" office:value="0.85646" calcext:value-type="float">
            <text:p>0.85646</text:p>
          </table:table-cell>
        </table:table-row>
        <table:table-row table:style-name="ro1">
          <table:table-cell/>
          <table:table-cell office:value-type="float" office:value="0.847" calcext:value-type="float">
            <text:p>0.847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463" calcext:value-type="float">
            <text:p>0.8463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502" calcext:value-type="float">
            <text:p>0.8502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58" calcext:value-type="float">
            <text:p>0.858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549" calcext:value-type="float">
            <text:p>0.8549</text:p>
          </table:table-cell>
          <table:table-cell table:formula="of:=AVERAGE([.B37:.K37])" office:value-type="float" office:value="0.85327" calcext:value-type="float">
            <text:p>0.85327</text:p>
          </table:table-cell>
          <table:table-cell/>
          <table:table-cell office:value-type="float" office:value="0.8562" calcext:value-type="float">
            <text:p>0.8562</text:p>
          </table:table-cell>
          <table:table-cell office:value-type="float" office:value="0.8553" calcext:value-type="float">
            <text:p>0.8553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8611" calcext:value-type="float">
            <text:p>0.8611</text:p>
          </table:table-cell>
          <table:table-cell office:value-type="float" office:value="0.8587" calcext:value-type="float">
            <text:p>0.8587</text:p>
          </table:table-cell>
          <table:table-cell table:formula="of:=AVERAGE([.N37:.W37])" office:value-type="float" office:value="0.85857" calcext:value-type="float">
            <text:p>0.85857</text:p>
          </table:table-cell>
          <table:table-cell/>
          <table:table-cell office:value-type="float" office:value="0.8528" calcext:value-type="float">
            <text:p>0.8528</text:p>
          </table:table-cell>
          <table:table-cell office:value-type="float" office:value="0.8568" calcext:value-type="float">
            <text:p>0.8568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8574" calcext:value-type="float">
            <text:p>0.8574</text:p>
          </table:table-cell>
          <table:table-cell office:value-type="float" office:value="0.8543" calcext:value-type="float">
            <text:p>0.8543</text:p>
          </table:table-cell>
          <table:table-cell office:value-type="float" office:value="0.8564" calcext:value-type="float">
            <text:p>0.8564</text:p>
          </table:table-cell>
          <table:table-cell office:value-type="float" office:value="0.8531" calcext:value-type="float">
            <text:p>0.8531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8561" calcext:value-type="float">
            <text:p>0.8561</text:p>
          </table:table-cell>
          <table:table-cell table:formula="of:=AVERAGE([.Z37:.AI37])" office:value-type="float" office:value="0.85501" calcext:value-type="float">
            <text:p>0.85501</text:p>
          </table:table-cell>
          <table:table-cell/>
          <table:table-cell office:value-type="float" office:value="0.8564" calcext:value-type="float">
            <text:p>0.8564</text:p>
          </table:table-cell>
          <table:table-cell office:value-type="float" office:value="0.8548" calcext:value-type="float">
            <text:p>0.8548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8574" calcext:value-type="float">
            <text:p>0.8574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8596" calcext:value-type="float">
            <text:p>0.8596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8607" calcext:value-type="float">
            <text:p>0.8607</text:p>
          </table:table-cell>
          <table:table-cell table:formula="of:=AVERAGE([.AL37:.AU37])" office:value-type="float" office:value="0.85821" calcext:value-type="float">
            <text:p>0.85821</text:p>
          </table:table-cell>
        </table:table-row>
        <table:table-row table:style-name="ro1">
          <table:table-cell/>
          <table:table-cell office:value-type="float" office:value="0.8402" calcext:value-type="float">
            <text:p>0.8402</text:p>
          </table:table-cell>
          <table:table-cell office:value-type="float" office:value="0.8488" calcext:value-type="float">
            <text:p>0.8488</text:p>
          </table:table-cell>
          <table:table-cell office:value-type="float" office:value="0.8473" calcext:value-type="float">
            <text:p>0.8473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96" calcext:value-type="float">
            <text:p>0.8596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572" calcext:value-type="float">
            <text:p>0.8572</text:p>
          </table:table-cell>
          <table:table-cell office:value-type="float" office:value="0.8551" calcext:value-type="float">
            <text:p>0.8551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589" calcext:value-type="float">
            <text:p>0.8589</text:p>
          </table:table-cell>
          <table:table-cell table:formula="of:=AVERAGE([.B38:.K38])" office:value-type="float" office:value="0.85293" calcext:value-type="float">
            <text:p>0.85293</text:p>
          </table:table-cell>
          <table:table-cell/>
          <table:table-cell office:value-type="float" office:value="0.8564" calcext:value-type="float">
            <text:p>0.8564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596" calcext:value-type="float">
            <text:p>0.8596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568" calcext:value-type="float">
            <text:p>0.8568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584" calcext:value-type="float">
            <text:p>0.8584</text:p>
          </table:table-cell>
          <table:table-cell table:formula="of:=AVERAGE([.N38:.W38])" office:value-type="float" office:value="0.85852" calcext:value-type="float">
            <text:p>0.85852</text:p>
          </table:table-cell>
          <table:table-cell/>
          <table:table-cell office:value-type="float" office:value="0.8519" calcext:value-type="float">
            <text:p>0.8519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523" calcext:value-type="float">
            <text:p>0.8523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54" calcext:value-type="float">
            <text:p>0.854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8568" calcext:value-type="float">
            <text:p>0.8568</text:p>
          </table:table-cell>
          <table:table-cell office:value-type="float" office:value="0.8498" calcext:value-type="float">
            <text:p>0.8498</text:p>
          </table:table-cell>
          <table:table-cell office:value-type="float" office:value="0.8574" calcext:value-type="float">
            <text:p>0.8574</text:p>
          </table:table-cell>
          <table:table-cell table:formula="of:=AVERAGE([.Z38:.AI38])" office:value-type="float" office:value="0.85389" calcext:value-type="float">
            <text:p>0.85389</text:p>
          </table:table-cell>
          <table:table-cell/>
          <table:table-cell office:value-type="float" office:value="0.8548" calcext:value-type="float">
            <text:p>0.8548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8531" calcext:value-type="float">
            <text:p>0.8531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861" calcext:value-type="float">
            <text:p>0.861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858" calcext:value-type="float">
            <text:p>0.858</text:p>
          </table:table-cell>
          <table:table-cell office:value-type="float" office:value="0.8523" calcext:value-type="float">
            <text:p>0.8523</text:p>
          </table:table-cell>
          <table:table-cell office:value-type="float" office:value="0.8596" calcext:value-type="float">
            <text:p>0.8596</text:p>
          </table:table-cell>
          <table:table-cell table:formula="of:=AVERAGE([.AL38:.AU38])" office:value-type="float" office:value="0.85711" calcext:value-type="float">
            <text:p>0.85711</text:p>
          </table:table-cell>
        </table:table-row>
        <table:table-row table:style-name="ro1">
          <table:table-cell/>
          <table:table-cell office:value-type="float" office:value="0.8365" calcext:value-type="float">
            <text:p>0.8365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8449" calcext:value-type="float">
            <text:p>0.8449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614" calcext:value-type="float">
            <text:p>0.8614</text:p>
          </table:table-cell>
          <table:table-cell office:value-type="float" office:value="0.8534" calcext:value-type="float">
            <text:p>0.8534</text:p>
          </table:table-cell>
          <table:table-cell office:value-type="float" office:value="0.8626" calcext:value-type="float">
            <text:p>0.8626</text:p>
          </table:table-cell>
          <table:table-cell office:value-type="float" office:value="0.8607" calcext:value-type="float">
            <text:p>0.8607</text:p>
          </table:table-cell>
          <table:table-cell office:value-type="float" office:value="0.8597" calcext:value-type="float">
            <text:p>0.8597</text:p>
          </table:table-cell>
          <table:table-cell table:formula="of:=AVERAGE([.B39:.K39])" office:value-type="float" office:value="0.85381" calcext:value-type="float">
            <text:p>0.85381</text:p>
          </table:table-cell>
          <table:table-cell/>
          <table:table-cell office:value-type="float" office:value="0.8533" calcext:value-type="float">
            <text:p>0.8533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8574" calcext:value-type="float">
            <text:p>0.8574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8603" calcext:value-type="float">
            <text:p>0.8603</text:p>
          </table:table-cell>
          <table:table-cell table:number-columns-repeated="2" office:value-type="float" office:value="0.8583" calcext:value-type="float">
            <text:p>0.8583</text:p>
          </table:table-cell>
          <table:table-cell table:formula="of:=AVERAGE([.N39:.W39])" office:value-type="float" office:value="0.85751" calcext:value-type="float">
            <text:p>0.85751</text:p>
          </table:table-cell>
          <table:table-cell/>
          <table:table-cell office:value-type="float" office:value="0.8504" calcext:value-type="float">
            <text:p>0.8504</text:p>
          </table:table-cell>
          <table:table-cell office:value-type="float" office:value="0.8454" calcext:value-type="float">
            <text:p>0.8454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854" calcext:value-type="float">
            <text:p>0.854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8568" calcext:value-type="float">
            <text:p>0.8568</text:p>
          </table:table-cell>
          <table:table-cell office:value-type="float" office:value="0.8553" calcext:value-type="float">
            <text:p>0.8553</text:p>
          </table:table-cell>
          <table:table-cell office:value-type="float" office:value="0.8562" calcext:value-type="float">
            <text:p>0.8562</text:p>
          </table:table-cell>
          <table:table-cell table:formula="of:=AVERAGE([.Z39:.AI39])" office:value-type="float" office:value="0.85303" calcext:value-type="float">
            <text:p>0.85303</text:p>
          </table:table-cell>
          <table:table-cell/>
          <table:table-cell office:value-type="float" office:value="0.8588" calcext:value-type="float">
            <text:p>0.8588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73" calcext:value-type="float">
            <text:p>0.8573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582" calcext:value-type="float">
            <text:p>0.8582</text:p>
          </table:table-cell>
          <table:table-cell table:formula="of:=AVERAGE([.AL39:.AU39])" office:value-type="float" office:value="0.85754" calcext:value-type="float">
            <text:p>0.85754</text:p>
          </table:table-cell>
        </table:table-row>
        <table:table-row table:style-name="ro1" table:number-rows-repeated="2">
          <table:table-cell table:number-columns-repeated="48"/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boost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boost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boost</text:p>
          </table:table-cell>
          <table:table-cell office:value-type="string" calcext:value-type="string">
            <text:p>=</text:p>
          </table:table-cell>
          <table:table-cell table:number-columns-repeated="10"/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float" office:value="0.8712" calcext:value-type="float">
            <text:p>0.8712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731" calcext:value-type="float">
            <text:p>0.8731</text:p>
          </table:table-cell>
          <table:table-cell office:value-type="float" office:value="0.8706" calcext:value-type="float">
            <text:p>0.8706</text:p>
          </table:table-cell>
          <table:table-cell table:formula="of:=AVERAGE([.B44:.K44])" office:value-type="float" office:value="0.87038" calcext:value-type="float">
            <text:p>0.87038</text:p>
          </table:table-cell>
          <table:table-cell/>
          <table:table-cell office:value-type="float" office:value="0.8707" calcext:value-type="float">
            <text:p>0.8707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708" calcext:value-type="float">
            <text:p>0.8708</text:p>
          </table:table-cell>
          <table:table-cell table:number-columns-repeated="2" office:value-type="float" office:value="0.869" calcext:value-type="float">
            <text:p>0.869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93" calcext:value-type="float">
            <text:p>0.8693</text:p>
          </table:table-cell>
          <table:table-cell table:formula="of:=AVERAGE([.N44:.W44])" office:value-type="float" office:value="0.8696" calcext:value-type="float">
            <text:p>0.8696</text:p>
          </table:table-cell>
          <table:table-cell/>
          <table:table-cell office:value-type="float" office:value="0.8717" calcext:value-type="float">
            <text:p>0.8717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68" calcext:value-type="float">
            <text:p>0.868</text:p>
          </table:table-cell>
          <table:table-cell office:value-type="float" office:value="0.87" calcext:value-type="float">
            <text:p>0.87</text:p>
          </table:table-cell>
          <table:table-cell table:formula="of:=AVERAGE([.Z44:.AI44])" office:value-type="float" office:value="0.86943" calcext:value-type="float">
            <text:p>0.86943</text:p>
          </table:table-cell>
          <table:table-cell/>
          <table:table-cell office:value-type="float" office:value="0.8698" calcext:value-type="float">
            <text:p>0.8698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87" calcext:value-type="float">
            <text:p>0.87</text:p>
          </table:table-cell>
          <table:table-cell office:value-type="float" office:value="0.8717" calcext:value-type="float">
            <text:p>0.8717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701" calcext:value-type="float">
            <text:p>0.8701</text:p>
          </table:table-cell>
          <table:table-cell table:formula="of:=AVERAGE([.AL44:.AU44])" office:value-type="float" office:value="0.86984" calcext:value-type="float">
            <text:p>0.86984</text:p>
          </table:table-cell>
        </table:table-row>
        <table:table-row table:style-name="ro1">
          <table:table-cell/>
          <table:table-cell office:value-type="float" office:value="0.8686" calcext:value-type="float">
            <text:p>0.8686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725" calcext:value-type="float">
            <text:p>0.8725</text:p>
          </table:table-cell>
          <table:table-cell table:formula="of:=AVERAGE([.B45:.K45])" office:value-type="float" office:value="0.86979" calcext:value-type="float">
            <text:p>0.86979</text:p>
          </table:table-cell>
          <table:table-cell/>
          <table:table-cell office:value-type="float" office:value="0.8709" calcext:value-type="float">
            <text:p>0.8709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1" calcext:value-type="float">
            <text:p>0.871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704" calcext:value-type="float">
            <text:p>0.8704</text:p>
          </table:table-cell>
          <table:table-cell table:formula="of:=AVERAGE([.N45:.W45])" office:value-type="float" office:value="0.87015" calcext:value-type="float">
            <text:p>0.87015</text:p>
          </table:table-cell>
          <table:table-cell/>
          <table:table-cell office:value-type="float" office:value="0.8715" calcext:value-type="float">
            <text:p>0.8715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7" calcext:value-type="float">
            <text:p>0.87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8689" calcext:value-type="float">
            <text:p>0.8689</text:p>
          </table:table-cell>
          <table:table-cell table:formula="of:=AVERAGE([.Z45:.AI45])" office:value-type="float" office:value="0.87" calcext:value-type="float">
            <text:p>0.87</text:p>
          </table:table-cell>
          <table:table-cell/>
          <table:table-cell office:value-type="float" office:value="0.8683" calcext:value-type="float">
            <text:p>0.8683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692" calcext:value-type="float">
            <text:p>0.8692</text:p>
          </table:table-cell>
          <table:table-cell table:formula="of:=AVERAGE([.AL45:.AU45])" office:value-type="float" office:value="0.86945" calcext:value-type="float">
            <text:p>0.86945</text:p>
          </table:table-cell>
        </table:table-row>
        <table:table-row table:style-name="ro1">
          <table:table-cell/>
          <table:table-cell office:value-type="float" office:value="0.8702" calcext:value-type="float">
            <text:p>0.8702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726" calcext:value-type="float">
            <text:p>0.8726</text:p>
          </table:table-cell>
          <table:table-cell table:formula="of:=AVERAGE([.B46:.K46])" office:value-type="float" office:value="0.87076" calcext:value-type="float">
            <text:p>0.87076</text:p>
          </table:table-cell>
          <table:table-cell/>
          <table:table-cell office:value-type="float" office:value="0.8687" calcext:value-type="float">
            <text:p>0.8687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87" calcext:value-type="float">
            <text:p>0.87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8705" calcext:value-type="float">
            <text:p>0.8705</text:p>
          </table:table-cell>
          <table:table-cell table:formula="of:=AVERAGE([.N46:.W46])" office:value-type="float" office:value="0.87037" calcext:value-type="float">
            <text:p>0.87037</text:p>
          </table:table-cell>
          <table:table-cell/>
          <table:table-cell office:value-type="float" office:value="0.8709" calcext:value-type="float">
            <text:p>0.8709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684" calcext:value-type="float">
            <text:p>0.8684</text:p>
          </table:table-cell>
          <table:table-cell table:formula="of:=AVERAGE([.Z46:.AI46])" office:value-type="float" office:value="0.8694" calcext:value-type="float">
            <text:p>0.8694</text:p>
          </table:table-cell>
          <table:table-cell/>
          <table:table-cell office:value-type="float" office:value="0.8675" calcext:value-type="float">
            <text:p>0.8675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7" calcext:value-type="float">
            <text:p>0.87</text:p>
          </table:table-cell>
          <table:table-cell office:value-type="float" office:value="0.8663" calcext:value-type="float">
            <text:p>0.8663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674" calcext:value-type="float">
            <text:p>0.8674</text:p>
          </table:table-cell>
          <table:table-cell table:formula="of:=AVERAGE([.AL46:.AU46])" office:value-type="float" office:value="0.86901" calcext:value-type="float">
            <text:p>0.86901</text:p>
          </table:table-cell>
        </table:table-row>
        <table:table-row table:style-name="ro1">
          <table:table-cell/>
          <table:table-cell office:value-type="float" office:value="0.8692" calcext:value-type="float">
            <text:p>0.8692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8722" calcext:value-type="float">
            <text:p>0.8722</text:p>
          </table:table-cell>
          <table:table-cell office:value-type="float" office:value="0.8721" calcext:value-type="float">
            <text:p>0.8721</text:p>
          </table:table-cell>
          <table:table-cell office:value-type="float" office:value="0.8701" calcext:value-type="float">
            <text:p>0.8701</text:p>
          </table:table-cell>
          <table:table-cell table:formula="of:=AVERAGE([.B47:.K47])" office:value-type="float" office:value="0.87084" calcext:value-type="float">
            <text:p>0.87084</text:p>
          </table:table-cell>
          <table:table-cell/>
          <table:table-cell office:value-type="float" office:value="0.8709" calcext:value-type="float">
            <text:p>0.8709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721" calcext:value-type="float">
            <text:p>0.8721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684" calcext:value-type="float">
            <text:p>0.8684</text:p>
          </table:table-cell>
          <table:table-cell table:number-columns-repeated="2" office:value-type="float" office:value="0.8706" calcext:value-type="float">
            <text:p>0.8706</text:p>
          </table:table-cell>
          <table:table-cell table:formula="of:=AVERAGE([.N47:.W47])" office:value-type="float" office:value="0.87044" calcext:value-type="float">
            <text:p>0.87044</text:p>
          </table:table-cell>
          <table:table-cell/>
          <table:table-cell office:value-type="float" office:value="0.8685" calcext:value-type="float">
            <text:p>0.8685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663" calcext:value-type="float">
            <text:p>0.8663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713" calcext:value-type="float">
            <text:p>0.8713</text:p>
          </table:table-cell>
          <table:table-cell table:number-columns-repeated="2" office:value-type="float" office:value="0.8688" calcext:value-type="float">
            <text:p>0.8688</text:p>
          </table:table-cell>
          <table:table-cell table:formula="of:=AVERAGE([.Z47:.AI47])" office:value-type="float" office:value="0.86933" calcext:value-type="float">
            <text:p>0.86933</text:p>
          </table:table-cell>
          <table:table-cell/>
          <table:table-cell office:value-type="float" office:value="0.8693" calcext:value-type="float">
            <text:p>0.8693</text:p>
          </table:table-cell>
          <table:table-cell table:number-columns-repeated="2" office:value-type="float" office:value="0.8708" calcext:value-type="float">
            <text:p>0.8708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8698" calcext:value-type="float">
            <text:p>0.8698</text:p>
          </table:table-cell>
          <table:table-cell table:formula="of:=AVERAGE([.AL47:.AU47])" office:value-type="float" office:value="0.86948" calcext:value-type="float">
            <text:p>0.86948</text:p>
          </table:table-cell>
        </table:table-row>
        <table:table-row table:style-name="ro1">
          <table:table-cell/>
          <table:table-cell office:value-type="float" office:value="0.8724" calcext:value-type="float">
            <text:p>0.8724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716" calcext:value-type="float">
            <text:p>0.8716</text:p>
          </table:table-cell>
          <table:table-cell office:value-type="float" office:value="0.8717" calcext:value-type="float">
            <text:p>0.8717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8694" calcext:value-type="float">
            <text:p>0.8694</text:p>
          </table:table-cell>
          <table:table-cell table:formula="of:=AVERAGE([.B48:.K48])" office:value-type="float" office:value="0.87064" calcext:value-type="float">
            <text:p>0.87064</text:p>
          </table:table-cell>
          <table:table-cell/>
          <table:table-cell office:value-type="float" office:value="0.8686" calcext:value-type="float">
            <text:p>0.8686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697" calcext:value-type="float">
            <text:p>0.8697</text:p>
          </table:table-cell>
          <table:table-cell table:formula="of:=AVERAGE([.N48:.W48])" office:value-type="float" office:value="0.86969" calcext:value-type="float">
            <text:p>0.86969</text:p>
          </table:table-cell>
          <table:table-cell/>
          <table:table-cell office:value-type="float" office:value="0.8702" calcext:value-type="float">
            <text:p>0.8702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7" calcext:value-type="float">
            <text:p>0.87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694" calcext:value-type="float">
            <text:p>0.8694</text:p>
          </table:table-cell>
          <table:table-cell table:formula="of:=AVERAGE([.Z48:.AI48])" office:value-type="float" office:value="0.86999" calcext:value-type="float">
            <text:p>0.86999</text:p>
          </table:table-cell>
          <table:table-cell/>
          <table:table-cell office:value-type="float" office:value="0.8699" calcext:value-type="float">
            <text:p>0.8699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8671" calcext:value-type="float">
            <text:p>0.8671</text:p>
          </table:table-cell>
          <table:table-cell table:formula="of:=AVERAGE([.AL48:.AU48])" office:value-type="float" office:value="0.86888" calcext:value-type="float">
            <text:p>0.86888</text:p>
          </table:table-cell>
        </table:table-row>
        <table:table-row table:style-name="ro1">
          <table:table-cell/>
          <table:table-cell office:value-type="float" office:value="0.8709" calcext:value-type="float">
            <text:p>0.8709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" calcext:value-type="float">
            <text:p>0.87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87" calcext:value-type="float">
            <text:p>0.87</text:p>
          </table:table-cell>
          <table:table-cell office:value-type="float" office:value="0.8699" calcext:value-type="float">
            <text:p>0.8699</text:p>
          </table:table-cell>
          <table:table-cell table:formula="of:=AVERAGE([.B49:.K49])" office:value-type="float" office:value="0.87038" calcext:value-type="float">
            <text:p>0.87038</text:p>
          </table:table-cell>
          <table:table-cell/>
          <table:table-cell office:value-type="float" office:value="0.8697" calcext:value-type="float">
            <text:p>0.8697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707" calcext:value-type="float">
            <text:p>0.8707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92" calcext:value-type="float">
            <text:p>0.8692</text:p>
          </table:table-cell>
          <table:table-cell table:formula="of:=AVERAGE([.N49:.W49])" office:value-type="float" office:value="0.86965" calcext:value-type="float">
            <text:p>0.86965</text:p>
          </table:table-cell>
          <table:table-cell/>
          <table:table-cell office:value-type="float" office:value="0.8696" calcext:value-type="float">
            <text:p>0.8696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8706" calcext:value-type="float">
            <text:p>0.8706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674" calcext:value-type="float">
            <text:p>0.8674</text:p>
          </table:table-cell>
          <table:table-cell table:formula="of:=AVERAGE([.Z49:.AI49])" office:value-type="float" office:value="0.8696" calcext:value-type="float">
            <text:p>0.8696</text:p>
          </table:table-cell>
          <table:table-cell/>
          <table:table-cell office:value-type="float" office:value="0.8698" calcext:value-type="float">
            <text:p>0.8698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717" calcext:value-type="float">
            <text:p>0.8717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66" calcext:value-type="float">
            <text:p>0.866</text:p>
          </table:table-cell>
          <table:table-cell office:value-type="float" office:value="0.8683" calcext:value-type="float">
            <text:p>0.8683</text:p>
          </table:table-cell>
          <table:table-cell table:formula="of:=AVERAGE([.AL49:.AU49])" office:value-type="float" office:value="0.869" calcext:value-type="float">
            <text:p>0.869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6.0776in" svg:y="0.1961in">
            <draw:object draw:notify-on-update-of-ranges="Sheet2.B3:Sheet2.B8 Sheet2.C2:Sheet2.C2 Sheet2.C3:Sheet2.C8 Sheet2.D2:Sheet2.D2 Sheet2.D3:Sheet2.D8 Sheet2.E2:Sheet2.E2 Sheet2.E3:Sheet2.E8 Sheet2.F2:Sheet2.F2 Sheet2.F3:Sheet2.F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5705in" svg:y="0.2173in">
            <draw:object draw:notify-on-update-of-ranges="Sheet2.B11:Sheet2.B16 Sheet2.C10:Sheet2.C10 Sheet2.C11:Sheet2.C16 Sheet2.D10:Sheet2.D10 Sheet2.D11:Sheet2.D16 Sheet2.E10:Sheet2.E10 Sheet2.E11:Sheet2.E16 Sheet2.F10:Sheet2.F10 Sheet2.F11:Sheet2.F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0772in" svg:y="4.1594in">
            <draw:object draw:notify-on-update-of-ranges="Sheet2.B19:Sheet2.B24 Sheet2.C18:Sheet2.C18 Sheet2.C19:Sheet2.C24 Sheet2.D18:Sheet2.D18 Sheet2.D19:Sheet2.D24 Sheet2.E18:Sheet2.E18 Sheet2.E19:Sheet2.E24 Sheet2.F18:Sheet2.F18 Sheet2.F19:Sheet2.F2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5161in" svg:y="4.1457in">
            <draw:object draw:notify-on-update-of-ranges="Sheet2.B27:Sheet2.B32 Sheet2.C26:Sheet2.C26 Sheet2.C27:Sheet2.C32 Sheet2.D26:Sheet2.D26 Sheet2.D27:Sheet2.D32 Sheet2.E26:Sheet2.E26 Sheet2.E27:Sheet2.E32 Sheet2.F26:Sheet2.F26 Sheet2.F27:Sheet2.F3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6.0665in" svg:y="8.0571in">
            <draw:object draw:notify-on-update-of-ranges="Sheet2.B35:Sheet2.B40 Sheet2.C34:Sheet2.C34 Sheet2.C35:Sheet2.C40 Sheet2.D34:Sheet2.D34 Sheet2.D35:Sheet2.D40 Sheet2.E34:Sheet2.E34 Sheet2.E35:Sheet2.E40 Sheet2.F34:Sheet2.F34 Sheet2.F35:Sheet2.F4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n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83118" calcext:value-type="float">
            <text:p>0.83118</text:p>
          </table:table-cell>
          <table:table-cell office:value-type="float" office:value="0.83355" calcext:value-type="float">
            <text:p>0.83355</text:p>
          </table:table-cell>
          <table:table-cell office:value-type="float" office:value="0.83395" calcext:value-type="float">
            <text:p>0.83395</text:p>
          </table:table-cell>
          <table:table-cell office:value-type="float" office:value="0.83524" calcext:value-type="float">
            <text:p>0.83524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0.83147" calcext:value-type="float">
            <text:p>0.83147</text:p>
          </table:table-cell>
          <table:table-cell office:value-type="float" office:value="0.83386" calcext:value-type="float">
            <text:p>0.83386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558" calcext:value-type="float">
            <text:p>0.83558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float" office:value="0.83193" calcext:value-type="float">
            <text:p>0.83193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3362" calcext:value-type="float">
            <text:p>0.83362</text:p>
          </table:table-cell>
          <table:table-cell office:value-type="float" office:value="0.83558" calcext:value-type="float">
            <text:p>0.83558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0.83192" calcext:value-type="float">
            <text:p>0.83192</text:p>
          </table:table-cell>
          <table:table-cell office:value-type="float" office:value="0.83429" calcext:value-type="float">
            <text:p>0.83429</text:p>
          </table:table-cell>
          <table:table-cell office:value-type="float" office:value="0.83443" calcext:value-type="float">
            <text:p>0.83443</text:p>
          </table:table-cell>
          <table:table-cell office:value-type="float" office:value="0.83602" calcext:value-type="float">
            <text:p>0.83602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float" office:value="0.83171" calcext:value-type="float">
            <text:p>0.83171</text:p>
          </table:table-cell>
          <table:table-cell office:value-type="float" office:value="0.83428" calcext:value-type="float">
            <text:p>0.83428</text:p>
          </table:table-cell>
          <table:table-cell office:value-type="float" office:value="0.83502" calcext:value-type="float">
            <text:p>0.83502</text:p>
          </table:table-cell>
          <table:table-cell office:value-type="float" office:value="0.83504" calcext:value-type="float">
            <text:p>0.8350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3238" calcext:value-type="float">
            <text:p>0.83238</text:p>
          </table:table-cell>
          <table:table-cell office:value-type="float" office:value="0.83438" calcext:value-type="float">
            <text:p>0.83438</text:p>
          </table:table-cell>
          <table:table-cell office:value-type="float" office:value="0.83507" calcext:value-type="float">
            <text:p>0.83507</text:p>
          </table:table-cell>
          <table:table-cell office:value-type="float" office:value="0.83565" calcext:value-type="float">
            <text:p>0.8356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8777" calcext:value-type="float">
            <text:p>0.8777</text:p>
          </table:table-cell>
          <table:table-cell table:number-columns-repeated="2" office:value-type="float" office:value="0.87926" calcext:value-type="float">
            <text:p>0.87926</text:p>
          </table:table-cell>
          <table:table-cell office:value-type="float" office:value="0.87848" calcext:value-type="float">
            <text:p>0.87848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8001" calcext:value-type="float">
            <text:p>0.88001</text:p>
          </table:table-cell>
          <table:table-cell office:value-type="float" office:value="0.87941" calcext:value-type="float">
            <text:p>0.87941</text:p>
          </table:table-cell>
          <table:table-cell office:value-type="float" office:value="0.87914" calcext:value-type="float">
            <text:p>0.87914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float" office:value="0.87916" calcext:value-type="float">
            <text:p>0.87916</text:p>
          </table:table-cell>
          <table:table-cell office:value-type="float" office:value="0.88029" calcext:value-type="float">
            <text:p>0.88029</text:p>
          </table:table-cell>
          <table:table-cell office:value-type="float" office:value="0.88022" calcext:value-type="float">
            <text:p>0.88022</text:p>
          </table:table-cell>
          <table:table-cell office:value-type="float" office:value="0.87916" calcext:value-type="float">
            <text:p>0.87916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0.87927" calcext:value-type="float">
            <text:p>0.87927</text:p>
          </table:table-cell>
          <table:table-cell office:value-type="float" office:value="0.88027" calcext:value-type="float">
            <text:p>0.88027</text:p>
          </table:table-cell>
          <table:table-cell office:value-type="float" office:value="0.88034" calcext:value-type="float">
            <text:p>0.88034</text:p>
          </table:table-cell>
          <table:table-cell office:value-type="float" office:value="0.87906" calcext:value-type="float">
            <text:p>0.87906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float" office:value="0.87922" calcext:value-type="float">
            <text:p>0.87922</text:p>
          </table:table-cell>
          <table:table-cell office:value-type="float" office:value="0.88044" calcext:value-type="float">
            <text:p>0.88044</text:p>
          </table:table-cell>
          <table:table-cell office:value-type="float" office:value="0.87992" calcext:value-type="float">
            <text:p>0.87992</text:p>
          </table:table-cell>
          <table:table-cell office:value-type="float" office:value="0.87934" calcext:value-type="float">
            <text:p>0.8793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7903" calcext:value-type="float">
            <text:p>0.87903</text:p>
          </table:table-cell>
          <table:table-cell office:value-type="float" office:value="0.88013" calcext:value-type="float">
            <text:p>0.88013</text:p>
          </table:table-cell>
          <table:table-cell office:value-type="float" office:value="0.88035" calcext:value-type="float">
            <text:p>0.88035</text:p>
          </table:table-cell>
          <table:table-cell office:value-type="float" office:value="0.87869" calcext:value-type="float">
            <text:p>0.8786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81295" calcext:value-type="float">
            <text:p>0.81295</text:p>
          </table:table-cell>
          <table:table-cell office:value-type="float" office:value="0.80915" calcext:value-type="float">
            <text:p>0.80915</text:p>
          </table:table-cell>
          <table:table-cell office:value-type="float" office:value="0.80744" calcext:value-type="float">
            <text:p>0.80744</text:p>
          </table:table-cell>
          <table:table-cell office:value-type="float" office:value="0.80591" calcext:value-type="float">
            <text:p>0.80591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0.81153" calcext:value-type="float">
            <text:p>0.81153</text:p>
          </table:table-cell>
          <table:table-cell office:value-type="float" office:value="0.80858" calcext:value-type="float">
            <text:p>0.80858</text:p>
          </table:table-cell>
          <table:table-cell office:value-type="float" office:value="0.80647" calcext:value-type="float">
            <text:p>0.80647</text:p>
          </table:table-cell>
          <table:table-cell office:value-type="float" office:value="0.80536" calcext:value-type="float">
            <text:p>0.80536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float" office:value="0.81146" calcext:value-type="float">
            <text:p>0.81146</text:p>
          </table:table-cell>
          <table:table-cell office:value-type="float" office:value="0.80811" calcext:value-type="float">
            <text:p>0.80811</text:p>
          </table:table-cell>
          <table:table-cell office:value-type="float" office:value="0.80579" calcext:value-type="float">
            <text:p>0.80579</text:p>
          </table:table-cell>
          <table:table-cell office:value-type="float" office:value="0.80535" calcext:value-type="float">
            <text:p>0.80535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0.81111" calcext:value-type="float">
            <text:p>0.81111</text:p>
          </table:table-cell>
          <table:table-cell office:value-type="float" office:value="0.80722" calcext:value-type="float">
            <text:p>0.80722</text:p>
          </table:table-cell>
          <table:table-cell office:value-type="float" office:value="0.80554" calcext:value-type="float">
            <text:p>0.80554</text:p>
          </table:table-cell>
          <table:table-cell office:value-type="float" office:value="0.80417" calcext:value-type="float">
            <text:p>0.80417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float" office:value="0.81002" calcext:value-type="float">
            <text:p>0.81002</text:p>
          </table:table-cell>
          <table:table-cell office:value-type="float" office:value="0.80652" calcext:value-type="float">
            <text:p>0.80652</text:p>
          </table:table-cell>
          <table:table-cell office:value-type="float" office:value="0.80431" calcext:value-type="float">
            <text:p>0.80431</text:p>
          </table:table-cell>
          <table:table-cell office:value-type="float" office:value="0.80337" calcext:value-type="float">
            <text:p>0.8033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0893" calcext:value-type="float">
            <text:p>0.80893</text:p>
          </table:table-cell>
          <table:table-cell office:value-type="float" office:value="0.80516" calcext:value-type="float">
            <text:p>0.80516</text:p>
          </table:table-cell>
          <table:table-cell office:value-type="float" office:value="0.80346" calcext:value-type="float">
            <text:p>0.80346</text:p>
          </table:table-cell>
          <table:table-cell office:value-type="float" office:value="0.80243" calcext:value-type="float">
            <text:p>0.8024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85518" calcext:value-type="float">
            <text:p>0.85518</text:p>
          </table:table-cell>
          <table:table-cell office:value-type="float" office:value="0.85814" calcext:value-type="float">
            <text:p>0.85814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85826" calcext:value-type="float">
            <text:p>0.85826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0.85526" calcext:value-type="float">
            <text:p>0.85526</text:p>
          </table:table-cell>
          <table:table-cell office:value-type="float" office:value="0.85842" calcext:value-type="float">
            <text:p>0.85842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5706" calcext:value-type="float">
            <text:p>0.85706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float" office:value="0.85356" calcext:value-type="float">
            <text:p>0.85356</text:p>
          </table:table-cell>
          <table:table-cell office:value-type="float" office:value="0.85835" calcext:value-type="float">
            <text:p>0.85835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85646" calcext:value-type="float">
            <text:p>0.85646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0.85327" calcext:value-type="float">
            <text:p>0.85327</text:p>
          </table:table-cell>
          <table:table-cell office:value-type="float" office:value="0.85857" calcext:value-type="float">
            <text:p>0.85857</text:p>
          </table:table-cell>
          <table:table-cell office:value-type="float" office:value="0.85501" calcext:value-type="float">
            <text:p>0.85501</text:p>
          </table:table-cell>
          <table:table-cell office:value-type="float" office:value="0.85821" calcext:value-type="float">
            <text:p>0.85821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float" office:value="0.85293" calcext:value-type="float">
            <text:p>0.85293</text:p>
          </table:table-cell>
          <table:table-cell office:value-type="float" office:value="0.85852" calcext:value-type="float">
            <text:p>0.85852</text:p>
          </table:table-cell>
          <table:table-cell office:value-type="float" office:value="0.85389" calcext:value-type="float">
            <text:p>0.85389</text:p>
          </table:table-cell>
          <table:table-cell office:value-type="float" office:value="0.85711" calcext:value-type="float">
            <text:p>0.857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5381" calcext:value-type="float">
            <text:p>0.85381</text:p>
          </table:table-cell>
          <table:table-cell office:value-type="float" office:value="0.85751" calcext:value-type="float">
            <text:p>0.85751</text:p>
          </table:table-cell>
          <table:table-cell office:value-type="float" office:value="0.85303" calcext:value-type="float">
            <text:p>0.85303</text:p>
          </table:table-cell>
          <table:table-cell office:value-type="float" office:value="0.85754" calcext:value-type="float">
            <text:p>0.8575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ost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87038" calcext:value-type="float">
            <text:p>0.87038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943" calcext:value-type="float">
            <text:p>0.86943</text:p>
          </table:table-cell>
          <table:table-cell office:value-type="float" office:value="0.86984" calcext:value-type="float">
            <text:p>0.86984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0.86979" calcext:value-type="float">
            <text:p>0.86979</text:p>
          </table:table-cell>
          <table:table-cell office:value-type="float" office:value="0.87015" calcext:value-type="float">
            <text:p>0.87015</text:p>
          </table:table-cell>
          <table:table-cell office:value-type="float" office:value="0.87" calcext:value-type="float">
            <text:p>0.87</text:p>
          </table:table-cell>
          <table:table-cell office:value-type="float" office:value="0.86945" calcext:value-type="float">
            <text:p>0.86945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float" office:value="0.87076" calcext:value-type="float">
            <text:p>0.87076</text:p>
          </table:table-cell>
          <table:table-cell office:value-type="float" office:value="0.87037" calcext:value-type="float">
            <text:p>0.87037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6901" calcext:value-type="float">
            <text:p>0.86901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0.87084" calcext:value-type="float">
            <text:p>0.87084</text:p>
          </table:table-cell>
          <table:table-cell office:value-type="float" office:value="0.87044" calcext:value-type="float">
            <text:p>0.87044</text:p>
          </table:table-cell>
          <table:table-cell office:value-type="float" office:value="0.86933" calcext:value-type="float">
            <text:p>0.86933</text:p>
          </table:table-cell>
          <table:table-cell office:value-type="float" office:value="0.86948" calcext:value-type="float">
            <text:p>0.86948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float" office:value="0.87064" calcext:value-type="float">
            <text:p>0.87064</text:p>
          </table:table-cell>
          <table:table-cell office:value-type="float" office:value="0.86969" calcext:value-type="float">
            <text:p>0.86969</text:p>
          </table:table-cell>
          <table:table-cell office:value-type="float" office:value="0.86999" calcext:value-type="float">
            <text:p>0.86999</text:p>
          </table:table-cell>
          <table:table-cell office:value-type="float" office:value="0.86888" calcext:value-type="float">
            <text:p>0.868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7038" calcext:value-type="float">
            <text:p>0.87038</text:p>
          </table:table-cell>
          <table:table-cell office:value-type="float" office:value="0.86965" calcext:value-type="float">
            <text:p>0.86965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9" calcext:value-type="float">
            <text:p>0.869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6.728in" svg:y="2.7654in">
            <draw:object draw:notify-on-update-of-ranges="Sheet3.B27:Sheet3.E2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</table:table-row>
        <table:table-row table:style-name="ro1">
          <table:table-cell/>
          <table:table-cell office:value-type="float" office:value="0.83118" calcext:value-type="float">
            <text:p>0.83118</text:p>
          </table:table-cell>
          <table:table-cell office:value-type="float" office:value="0.83355" calcext:value-type="float">
            <text:p>0.83355</text:p>
          </table:table-cell>
          <table:table-cell office:value-type="float" office:value="0.83395" calcext:value-type="float">
            <text:p>0.83395</text:p>
          </table:table-cell>
          <table:table-cell office:value-type="float" office:value="0.83524" calcext:value-type="float">
            <text:p>0.83524</text:p>
          </table:table-cell>
        </table:table-row>
        <table:table-row table:style-name="ro1">
          <table:table-cell/>
          <table:table-cell office:value-type="float" office:value="0.83147" calcext:value-type="float">
            <text:p>0.83147</text:p>
          </table:table-cell>
          <table:table-cell office:value-type="float" office:value="0.83386" calcext:value-type="float">
            <text:p>0.83386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558" calcext:value-type="float">
            <text:p>0.83558</text:p>
          </table:table-cell>
        </table:table-row>
        <table:table-row table:style-name="ro1">
          <table:table-cell/>
          <table:table-cell office:value-type="float" office:value="0.83193" calcext:value-type="float">
            <text:p>0.83193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3362" calcext:value-type="float">
            <text:p>0.83362</text:p>
          </table:table-cell>
          <table:table-cell office:value-type="float" office:value="0.83558" calcext:value-type="float">
            <text:p>0.83558</text:p>
          </table:table-cell>
        </table:table-row>
        <table:table-row table:style-name="ro1">
          <table:table-cell/>
          <table:table-cell office:value-type="float" office:value="0.83192" calcext:value-type="float">
            <text:p>0.83192</text:p>
          </table:table-cell>
          <table:table-cell office:value-type="float" office:value="0.83429" calcext:value-type="float">
            <text:p>0.83429</text:p>
          </table:table-cell>
          <table:table-cell office:value-type="float" office:value="0.83443" calcext:value-type="float">
            <text:p>0.83443</text:p>
          </table:table-cell>
          <table:table-cell office:value-type="float" office:value="0.83602" calcext:value-type="float">
            <text:p>0.83602</text:p>
          </table:table-cell>
        </table:table-row>
        <table:table-row table:style-name="ro1">
          <table:table-cell/>
          <table:table-cell office:value-type="float" office:value="0.83171" calcext:value-type="float">
            <text:p>0.83171</text:p>
          </table:table-cell>
          <table:table-cell office:value-type="float" office:value="0.83428" calcext:value-type="float">
            <text:p>0.83428</text:p>
          </table:table-cell>
          <table:table-cell office:value-type="float" office:value="0.83502" calcext:value-type="float">
            <text:p>0.83502</text:p>
          </table:table-cell>
          <table:table-cell office:value-type="float" office:value="0.83504" calcext:value-type="float">
            <text:p>0.83504</text:p>
          </table:table-cell>
        </table:table-row>
        <table:table-row table:style-name="ro1">
          <table:table-cell/>
          <table:table-cell office:value-type="float" office:value="0.83238" calcext:value-type="float">
            <text:p>0.83238</text:p>
          </table:table-cell>
          <table:table-cell office:value-type="float" office:value="0.83438" calcext:value-type="float">
            <text:p>0.83438</text:p>
          </table:table-cell>
          <table:table-cell office:value-type="float" office:value="0.83507" calcext:value-type="float">
            <text:p>0.83507</text:p>
          </table:table-cell>
          <table:table-cell office:value-type="float" office:value="0.83565" calcext:value-type="float">
            <text:p>0.83565</text:p>
          </table:table-cell>
        </table:table-row>
        <table:table-row table:style-name="ro1">
          <table:table-cell/>
          <table:table-cell office:value-type="float" office:value="0.8777" calcext:value-type="float">
            <text:p>0.8777</text:p>
          </table:table-cell>
          <table:table-cell table:number-columns-repeated="2" office:value-type="float" office:value="0.87926" calcext:value-type="float">
            <text:p>0.87926</text:p>
          </table:table-cell>
          <table:table-cell office:value-type="float" office:value="0.87848" calcext:value-type="float">
            <text:p>0.87848</text:p>
          </table:table-cell>
        </table:table-row>
        <table:table-row table:style-name="ro1">
          <table:table-cell/>
          <table:table-cell office:value-type="float" office:value="0.8785" calcext:value-type="float">
            <text:p>0.8785</text:p>
          </table:table-cell>
          <table:table-cell office:value-type="float" office:value="0.88001" calcext:value-type="float">
            <text:p>0.88001</text:p>
          </table:table-cell>
          <table:table-cell office:value-type="float" office:value="0.87941" calcext:value-type="float">
            <text:p>0.87941</text:p>
          </table:table-cell>
          <table:table-cell office:value-type="float" office:value="0.87914" calcext:value-type="float">
            <text:p>0.87914</text:p>
          </table:table-cell>
        </table:table-row>
        <table:table-row table:style-name="ro1">
          <table:table-cell/>
          <table:table-cell office:value-type="float" office:value="0.87916" calcext:value-type="float">
            <text:p>0.87916</text:p>
          </table:table-cell>
          <table:table-cell office:value-type="float" office:value="0.88029" calcext:value-type="float">
            <text:p>0.88029</text:p>
          </table:table-cell>
          <table:table-cell office:value-type="float" office:value="0.88022" calcext:value-type="float">
            <text:p>0.88022</text:p>
          </table:table-cell>
          <table:table-cell office:value-type="float" office:value="0.87916" calcext:value-type="float">
            <text:p>0.87916</text:p>
          </table:table-cell>
        </table:table-row>
        <table:table-row table:style-name="ro1">
          <table:table-cell/>
          <table:table-cell office:value-type="float" office:value="0.87927" calcext:value-type="float">
            <text:p>0.87927</text:p>
          </table:table-cell>
          <table:table-cell office:value-type="float" office:value="0.88027" calcext:value-type="float">
            <text:p>0.88027</text:p>
          </table:table-cell>
          <table:table-cell office:value-type="float" office:value="0.88034" calcext:value-type="float">
            <text:p>0.88034</text:p>
          </table:table-cell>
          <table:table-cell office:value-type="float" office:value="0.87906" calcext:value-type="float">
            <text:p>0.87906</text:p>
          </table:table-cell>
        </table:table-row>
        <table:table-row table:style-name="ro1">
          <table:table-cell/>
          <table:table-cell office:value-type="float" office:value="0.87922" calcext:value-type="float">
            <text:p>0.87922</text:p>
          </table:table-cell>
          <table:table-cell office:value-type="float" office:value="0.88044" calcext:value-type="float">
            <text:p>0.88044</text:p>
          </table:table-cell>
          <table:table-cell office:value-type="float" office:value="0.87992" calcext:value-type="float">
            <text:p>0.87992</text:p>
          </table:table-cell>
          <table:table-cell office:value-type="float" office:value="0.87934" calcext:value-type="float">
            <text:p>0.87934</text:p>
          </table:table-cell>
        </table:table-row>
        <table:table-row table:style-name="ro1">
          <table:table-cell/>
          <table:table-cell office:value-type="float" office:value="0.87903" calcext:value-type="float">
            <text:p>0.87903</text:p>
          </table:table-cell>
          <table:table-cell office:value-type="float" office:value="0.88013" calcext:value-type="float">
            <text:p>0.88013</text:p>
          </table:table-cell>
          <table:table-cell office:value-type="float" office:value="0.88035" calcext:value-type="float">
            <text:p>0.88035</text:p>
          </table:table-cell>
          <table:table-cell office:value-type="float" office:value="0.87869" calcext:value-type="float">
            <text:p>0.87869</text:p>
          </table:table-cell>
        </table:table-row>
        <table:table-row table:style-name="ro1">
          <table:table-cell/>
          <table:table-cell office:value-type="float" office:value="0.85518" calcext:value-type="float">
            <text:p>0.85518</text:p>
          </table:table-cell>
          <table:table-cell office:value-type="float" office:value="0.85814" calcext:value-type="float">
            <text:p>0.85814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85826" calcext:value-type="float">
            <text:p>0.85826</text:p>
          </table:table-cell>
        </table:table-row>
        <table:table-row table:style-name="ro1">
          <table:table-cell/>
          <table:table-cell office:value-type="float" office:value="0.85526" calcext:value-type="float">
            <text:p>0.85526</text:p>
          </table:table-cell>
          <table:table-cell office:value-type="float" office:value="0.85842" calcext:value-type="float">
            <text:p>0.85842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5706" calcext:value-type="float">
            <text:p>0.85706</text:p>
          </table:table-cell>
        </table:table-row>
        <table:table-row table:style-name="ro1">
          <table:table-cell/>
          <table:table-cell office:value-type="float" office:value="0.85356" calcext:value-type="float">
            <text:p>0.85356</text:p>
          </table:table-cell>
          <table:table-cell office:value-type="float" office:value="0.85835" calcext:value-type="float">
            <text:p>0.85835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85646" calcext:value-type="float">
            <text:p>0.85646</text:p>
          </table:table-cell>
        </table:table-row>
        <table:table-row table:style-name="ro1">
          <table:table-cell/>
          <table:table-cell office:value-type="float" office:value="0.85327" calcext:value-type="float">
            <text:p>0.85327</text:p>
          </table:table-cell>
          <table:table-cell office:value-type="float" office:value="0.85857" calcext:value-type="float">
            <text:p>0.85857</text:p>
          </table:table-cell>
          <table:table-cell office:value-type="float" office:value="0.85501" calcext:value-type="float">
            <text:p>0.85501</text:p>
          </table:table-cell>
          <table:table-cell office:value-type="float" office:value="0.85821" calcext:value-type="float">
            <text:p>0.85821</text:p>
          </table:table-cell>
        </table:table-row>
        <table:table-row table:style-name="ro1">
          <table:table-cell/>
          <table:table-cell office:value-type="float" office:value="0.85293" calcext:value-type="float">
            <text:p>0.85293</text:p>
          </table:table-cell>
          <table:table-cell office:value-type="float" office:value="0.85852" calcext:value-type="float">
            <text:p>0.85852</text:p>
          </table:table-cell>
          <table:table-cell office:value-type="float" office:value="0.85389" calcext:value-type="float">
            <text:p>0.85389</text:p>
          </table:table-cell>
          <table:table-cell office:value-type="float" office:value="0.85711" calcext:value-type="float">
            <text:p>0.85711</text:p>
          </table:table-cell>
        </table:table-row>
        <table:table-row table:style-name="ro1">
          <table:table-cell/>
          <table:table-cell office:value-type="float" office:value="0.85381" calcext:value-type="float">
            <text:p>0.85381</text:p>
          </table:table-cell>
          <table:table-cell office:value-type="float" office:value="0.85751" calcext:value-type="float">
            <text:p>0.85751</text:p>
          </table:table-cell>
          <table:table-cell office:value-type="float" office:value="0.85303" calcext:value-type="float">
            <text:p>0.85303</text:p>
          </table:table-cell>
          <table:table-cell office:value-type="float" office:value="0.85754" calcext:value-type="float">
            <text:p>0.85754</text:p>
          </table:table-cell>
        </table:table-row>
        <table:table-row table:style-name="ro1">
          <table:table-cell/>
          <table:table-cell office:value-type="float" office:value="0.87038" calcext:value-type="float">
            <text:p>0.87038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943" calcext:value-type="float">
            <text:p>0.86943</text:p>
          </table:table-cell>
          <table:table-cell office:value-type="float" office:value="0.86984" calcext:value-type="float">
            <text:p>0.86984</text:p>
          </table:table-cell>
        </table:table-row>
        <table:table-row table:style-name="ro1">
          <table:table-cell/>
          <table:table-cell office:value-type="float" office:value="0.86979" calcext:value-type="float">
            <text:p>0.86979</text:p>
          </table:table-cell>
          <table:table-cell office:value-type="float" office:value="0.87015" calcext:value-type="float">
            <text:p>0.87015</text:p>
          </table:table-cell>
          <table:table-cell office:value-type="float" office:value="0.87" calcext:value-type="float">
            <text:p>0.87</text:p>
          </table:table-cell>
          <table:table-cell office:value-type="float" office:value="0.86945" calcext:value-type="float">
            <text:p>0.86945</text:p>
          </table:table-cell>
        </table:table-row>
        <table:table-row table:style-name="ro1">
          <table:table-cell/>
          <table:table-cell office:value-type="float" office:value="0.87076" calcext:value-type="float">
            <text:p>0.87076</text:p>
          </table:table-cell>
          <table:table-cell office:value-type="float" office:value="0.87037" calcext:value-type="float">
            <text:p>0.87037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6901" calcext:value-type="float">
            <text:p>0.86901</text:p>
          </table:table-cell>
        </table:table-row>
        <table:table-row table:style-name="ro1">
          <table:table-cell/>
          <table:table-cell office:value-type="float" office:value="0.87084" calcext:value-type="float">
            <text:p>0.87084</text:p>
          </table:table-cell>
          <table:table-cell office:value-type="float" office:value="0.87044" calcext:value-type="float">
            <text:p>0.87044</text:p>
          </table:table-cell>
          <table:table-cell office:value-type="float" office:value="0.86933" calcext:value-type="float">
            <text:p>0.86933</text:p>
          </table:table-cell>
          <table:table-cell office:value-type="float" office:value="0.86948" calcext:value-type="float">
            <text:p>0.86948</text:p>
          </table:table-cell>
        </table:table-row>
        <table:table-row table:style-name="ro1">
          <table:table-cell/>
          <table:table-cell office:value-type="float" office:value="0.87064" calcext:value-type="float">
            <text:p>0.87064</text:p>
          </table:table-cell>
          <table:table-cell office:value-type="float" office:value="0.86969" calcext:value-type="float">
            <text:p>0.86969</text:p>
          </table:table-cell>
          <table:table-cell office:value-type="float" office:value="0.86999" calcext:value-type="float">
            <text:p>0.86999</text:p>
          </table:table-cell>
          <table:table-cell office:value-type="float" office:value="0.86888" calcext:value-type="float">
            <text:p>0.86888</text:p>
          </table:table-cell>
        </table:table-row>
        <table:table-row table:style-name="ro1">
          <table:table-cell/>
          <table:table-cell office:value-type="float" office:value="0.87038" calcext:value-type="float">
            <text:p>0.87038</text:p>
          </table:table-cell>
          <table:table-cell office:value-type="float" office:value="0.86965" calcext:value-type="float">
            <text:p>0.86965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26])" office:value-type="float" office:value="0.85876125" calcext:value-type="float">
            <text:p>0.85876125</text:p>
          </table:table-cell>
          <table:table-cell table:formula="of:=AVERAGE([.C3:.C26])" office:value-type="float" office:value="0.86059875" calcext:value-type="float">
            <text:p>0.86059875</text:p>
          </table:table-cell>
          <table:table-cell table:formula="of:=AVERAGE([.D3:.D26])" office:value-type="float" office:value="0.85943625" calcext:value-type="float">
            <text:p>0.85943625</text:p>
          </table:table-cell>
          <table:table-cell table:formula="of:=AVERAGE([.E3:.E26])" office:value-type="float" office:value="0.860303333333333" calcext:value-type="float">
            <text:p>0.8603033333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3:.B26])" office:value-type="float" office:value="0.0183580879729273" calcext:value-type="float">
            <text:p>0.018358088</text:p>
          </table:table-cell>
          <table:table-cell table:formula="of:=STDEV([.C3:.C26])" office:value-type="float" office:value="0.0175122387793571" calcext:value-type="float">
            <text:p>0.0175122388</text:p>
          </table:table-cell>
          <table:table-cell table:formula="of:=STDEV([.D3:.D26])" office:value-type="float" office:value="0.0175514215483979" calcext:value-type="float">
            <text:p>0.0175514215</text:p>
          </table:table-cell>
          <table:table-cell table:formula="of:=STDEV([.E3:.E26])" office:value-type="float" office:value="0.0165699061073319" calcext:value-type="float">
            <text:p>0.0165699061</text:p>
          </table:table-cell>
        </table:table-row>
      </table:table>
      <table:table table:name="Sheet4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83118" calcext:value-type="float">
            <text:p>0.83118</text:p>
          </table:table-cell>
          <table:table-cell office:value-type="float" office:value="0.83355" calcext:value-type="float">
            <text:p>0.83355</text:p>
          </table:table-cell>
          <table:table-cell office:value-type="float" office:value="0.83395" calcext:value-type="float">
            <text:p>0.83395</text:p>
          </table:table-cell>
          <table:table-cell office:value-type="float" office:value="0.83524" calcext:value-type="float">
            <text:p>0.83524</text:p>
          </table:table-cell>
          <table:table-cell office:value-type="float" office:value="0.8777" calcext:value-type="float">
            <text:p>0.8777</text:p>
          </table:table-cell>
          <table:table-cell table:number-columns-repeated="2" office:value-type="float" office:value="0.87926" calcext:value-type="float">
            <text:p>0.87926</text:p>
          </table:table-cell>
          <table:table-cell office:value-type="float" office:value="0.87848" calcext:value-type="float">
            <text:p>0.87848</text:p>
          </table:table-cell>
          <table:table-cell office:value-type="float" office:value="0.85518" calcext:value-type="float">
            <text:p>0.85518</text:p>
          </table:table-cell>
          <table:table-cell office:value-type="float" office:value="0.85814" calcext:value-type="float">
            <text:p>0.85814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85826" calcext:value-type="float">
            <text:p>0.85826</text:p>
          </table:table-cell>
          <table:table-cell office:value-type="float" office:value="0.87038" calcext:value-type="float">
            <text:p>0.87038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943" calcext:value-type="float">
            <text:p>0.86943</text:p>
          </table:table-cell>
          <table:table-cell office:value-type="float" office:value="0.86984" calcext:value-type="float">
            <text:p>0.86984</text:p>
          </table:table-cell>
          <table:table-cell/>
          <table:table-cell table:formula="of:=AVERAGE([.B3:.Q3])" office:value-type="float" office:value="0.859546875" calcext:value-type="float">
            <text:p>0.859546875</text:p>
          </table:table-cell>
          <table:table-cell office:value-type="float" office:value="0.00131686532984613" calcext:value-type="float">
            <text:p>0.001316865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83147" calcext:value-type="float">
            <text:p>0.83147</text:p>
          </table:table-cell>
          <table:table-cell office:value-type="float" office:value="0.83386" calcext:value-type="float">
            <text:p>0.83386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558" calcext:value-type="float">
            <text:p>0.83558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8001" calcext:value-type="float">
            <text:p>0.88001</text:p>
          </table:table-cell>
          <table:table-cell office:value-type="float" office:value="0.87941" calcext:value-type="float">
            <text:p>0.87941</text:p>
          </table:table-cell>
          <table:table-cell office:value-type="float" office:value="0.87914" calcext:value-type="float">
            <text:p>0.87914</text:p>
          </table:table-cell>
          <table:table-cell office:value-type="float" office:value="0.85526" calcext:value-type="float">
            <text:p>0.85526</text:p>
          </table:table-cell>
          <table:table-cell office:value-type="float" office:value="0.85842" calcext:value-type="float">
            <text:p>0.85842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5706" calcext:value-type="float">
            <text:p>0.85706</text:p>
          </table:table-cell>
          <table:table-cell office:value-type="float" office:value="0.86979" calcext:value-type="float">
            <text:p>0.86979</text:p>
          </table:table-cell>
          <table:table-cell office:value-type="float" office:value="0.87015" calcext:value-type="float">
            <text:p>0.87015</text:p>
          </table:table-cell>
          <table:table-cell office:value-type="float" office:value="0.87" calcext:value-type="float">
            <text:p>0.87</text:p>
          </table:table-cell>
          <table:table-cell office:value-type="float" office:value="0.86945" calcext:value-type="float">
            <text:p>0.86945</text:p>
          </table:table-cell>
          <table:table-cell/>
          <table:table-cell table:formula="of:=AVERAGE([.B4:.Q4])" office:value-type="float" office:value="0.859775" calcext:value-type="float">
            <text:p>0.859775</text:p>
          </table:table-cell>
          <table:table-cell office:value-type="float" office:value="0.00118639865903442" calcext:value-type="float">
            <text:p>0.001186398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83193" calcext:value-type="float">
            <text:p>0.83193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3362" calcext:value-type="float">
            <text:p>0.83362</text:p>
          </table:table-cell>
          <table:table-cell office:value-type="float" office:value="0.83558" calcext:value-type="float">
            <text:p>0.83558</text:p>
          </table:table-cell>
          <table:table-cell office:value-type="float" office:value="0.87916" calcext:value-type="float">
            <text:p>0.87916</text:p>
          </table:table-cell>
          <table:table-cell office:value-type="float" office:value="0.88029" calcext:value-type="float">
            <text:p>0.88029</text:p>
          </table:table-cell>
          <table:table-cell office:value-type="float" office:value="0.88022" calcext:value-type="float">
            <text:p>0.88022</text:p>
          </table:table-cell>
          <table:table-cell office:value-type="float" office:value="0.87916" calcext:value-type="float">
            <text:p>0.87916</text:p>
          </table:table-cell>
          <table:table-cell office:value-type="float" office:value="0.85356" calcext:value-type="float">
            <text:p>0.85356</text:p>
          </table:table-cell>
          <table:table-cell office:value-type="float" office:value="0.85835" calcext:value-type="float">
            <text:p>0.85835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85646" calcext:value-type="float">
            <text:p>0.85646</text:p>
          </table:table-cell>
          <table:table-cell office:value-type="float" office:value="0.87076" calcext:value-type="float">
            <text:p>0.87076</text:p>
          </table:table-cell>
          <table:table-cell office:value-type="float" office:value="0.87037" calcext:value-type="float">
            <text:p>0.87037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6901" calcext:value-type="float">
            <text:p>0.86901</text:p>
          </table:table-cell>
          <table:table-cell/>
          <table:table-cell table:formula="of:=AVERAGE([.B5:.Q5])" office:value-type="float" office:value="0.859729375" calcext:value-type="float">
            <text:p>0.859729375</text:p>
          </table:table-cell>
          <table:table-cell office:value-type="float" office:value="0.00132511921354843" calcext:value-type="float">
            <text:p>0.001325119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83192" calcext:value-type="float">
            <text:p>0.83192</text:p>
          </table:table-cell>
          <table:table-cell office:value-type="float" office:value="0.83429" calcext:value-type="float">
            <text:p>0.83429</text:p>
          </table:table-cell>
          <table:table-cell office:value-type="float" office:value="0.83443" calcext:value-type="float">
            <text:p>0.83443</text:p>
          </table:table-cell>
          <table:table-cell office:value-type="float" office:value="0.83602" calcext:value-type="float">
            <text:p>0.83602</text:p>
          </table:table-cell>
          <table:table-cell office:value-type="float" office:value="0.87927" calcext:value-type="float">
            <text:p>0.87927</text:p>
          </table:table-cell>
          <table:table-cell office:value-type="float" office:value="0.88027" calcext:value-type="float">
            <text:p>0.88027</text:p>
          </table:table-cell>
          <table:table-cell office:value-type="float" office:value="0.88034" calcext:value-type="float">
            <text:p>0.88034</text:p>
          </table:table-cell>
          <table:table-cell office:value-type="float" office:value="0.87906" calcext:value-type="float">
            <text:p>0.87906</text:p>
          </table:table-cell>
          <table:table-cell office:value-type="float" office:value="0.85327" calcext:value-type="float">
            <text:p>0.85327</text:p>
          </table:table-cell>
          <table:table-cell office:value-type="float" office:value="0.85857" calcext:value-type="float">
            <text:p>0.85857</text:p>
          </table:table-cell>
          <table:table-cell office:value-type="float" office:value="0.85501" calcext:value-type="float">
            <text:p>0.85501</text:p>
          </table:table-cell>
          <table:table-cell office:value-type="float" office:value="0.85821" calcext:value-type="float">
            <text:p>0.85821</text:p>
          </table:table-cell>
          <table:table-cell office:value-type="float" office:value="0.87084" calcext:value-type="float">
            <text:p>0.87084</text:p>
          </table:table-cell>
          <table:table-cell office:value-type="float" office:value="0.87044" calcext:value-type="float">
            <text:p>0.87044</text:p>
          </table:table-cell>
          <table:table-cell office:value-type="float" office:value="0.86933" calcext:value-type="float">
            <text:p>0.86933</text:p>
          </table:table-cell>
          <table:table-cell office:value-type="float" office:value="0.86948" calcext:value-type="float">
            <text:p>0.86948</text:p>
          </table:table-cell>
          <table:table-cell/>
          <table:table-cell table:formula="of:=AVERAGE([.B6:.Q6])" office:value-type="float" office:value="0.860046875" calcext:value-type="float">
            <text:p>0.860046875</text:p>
          </table:table-cell>
          <table:table-cell office:value-type="float" office:value="0.00141174509453268" calcext:value-type="float">
            <text:p>0.001411745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83171" calcext:value-type="float">
            <text:p>0.83171</text:p>
          </table:table-cell>
          <table:table-cell office:value-type="float" office:value="0.83428" calcext:value-type="float">
            <text:p>0.83428</text:p>
          </table:table-cell>
          <table:table-cell office:value-type="float" office:value="0.83502" calcext:value-type="float">
            <text:p>0.83502</text:p>
          </table:table-cell>
          <table:table-cell office:value-type="float" office:value="0.83504" calcext:value-type="float">
            <text:p>0.83504</text:p>
          </table:table-cell>
          <table:table-cell office:value-type="float" office:value="0.87922" calcext:value-type="float">
            <text:p>0.87922</text:p>
          </table:table-cell>
          <table:table-cell office:value-type="float" office:value="0.88044" calcext:value-type="float">
            <text:p>0.88044</text:p>
          </table:table-cell>
          <table:table-cell office:value-type="float" office:value="0.87992" calcext:value-type="float">
            <text:p>0.87992</text:p>
          </table:table-cell>
          <table:table-cell office:value-type="float" office:value="0.87934" calcext:value-type="float">
            <text:p>0.87934</text:p>
          </table:table-cell>
          <table:table-cell office:value-type="float" office:value="0.85293" calcext:value-type="float">
            <text:p>0.85293</text:p>
          </table:table-cell>
          <table:table-cell office:value-type="float" office:value="0.85852" calcext:value-type="float">
            <text:p>0.85852</text:p>
          </table:table-cell>
          <table:table-cell office:value-type="float" office:value="0.85389" calcext:value-type="float">
            <text:p>0.85389</text:p>
          </table:table-cell>
          <table:table-cell office:value-type="float" office:value="0.85711" calcext:value-type="float">
            <text:p>0.85711</text:p>
          </table:table-cell>
          <table:table-cell office:value-type="float" office:value="0.87064" calcext:value-type="float">
            <text:p>0.87064</text:p>
          </table:table-cell>
          <table:table-cell office:value-type="float" office:value="0.86969" calcext:value-type="float">
            <text:p>0.86969</text:p>
          </table:table-cell>
          <table:table-cell office:value-type="float" office:value="0.86999" calcext:value-type="float">
            <text:p>0.86999</text:p>
          </table:table-cell>
          <table:table-cell office:value-type="float" office:value="0.86888" calcext:value-type="float">
            <text:p>0.86888</text:p>
          </table:table-cell>
          <table:table-cell/>
          <table:table-cell table:formula="of:=AVERAGE([.B7:.Q7])" office:value-type="float" office:value="0.85978875" calcext:value-type="float">
            <text:p>0.85978875</text:p>
          </table:table-cell>
          <table:table-cell office:value-type="float" office:value="0.0013764605252757" calcext:value-type="float">
            <text:p>0.00137646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238" calcext:value-type="float">
            <text:p>0.83238</text:p>
          </table:table-cell>
          <table:table-cell office:value-type="float" office:value="0.83438" calcext:value-type="float">
            <text:p>0.83438</text:p>
          </table:table-cell>
          <table:table-cell office:value-type="float" office:value="0.83507" calcext:value-type="float">
            <text:p>0.83507</text:p>
          </table:table-cell>
          <table:table-cell office:value-type="float" office:value="0.83565" calcext:value-type="float">
            <text:p>0.83565</text:p>
          </table:table-cell>
          <table:table-cell office:value-type="float" office:value="0.87903" calcext:value-type="float">
            <text:p>0.87903</text:p>
          </table:table-cell>
          <table:table-cell office:value-type="float" office:value="0.88013" calcext:value-type="float">
            <text:p>0.88013</text:p>
          </table:table-cell>
          <table:table-cell office:value-type="float" office:value="0.88035" calcext:value-type="float">
            <text:p>0.88035</text:p>
          </table:table-cell>
          <table:table-cell office:value-type="float" office:value="0.87869" calcext:value-type="float">
            <text:p>0.87869</text:p>
          </table:table-cell>
          <table:table-cell office:value-type="float" office:value="0.85381" calcext:value-type="float">
            <text:p>0.85381</text:p>
          </table:table-cell>
          <table:table-cell office:value-type="float" office:value="0.85751" calcext:value-type="float">
            <text:p>0.85751</text:p>
          </table:table-cell>
          <table:table-cell office:value-type="float" office:value="0.85303" calcext:value-type="float">
            <text:p>0.85303</text:p>
          </table:table-cell>
          <table:table-cell office:value-type="float" office:value="0.85754" calcext:value-type="float">
            <text:p>0.85754</text:p>
          </table:table-cell>
          <table:table-cell office:value-type="float" office:value="0.87038" calcext:value-type="float">
            <text:p>0.87038</text:p>
          </table:table-cell>
          <table:table-cell office:value-type="float" office:value="0.86965" calcext:value-type="float">
            <text:p>0.86965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9" calcext:value-type="float">
            <text:p>0.869</text:p>
          </table:table-cell>
          <table:table-cell/>
          <table:table-cell table:formula="of:=AVERAGE([.B8:.Q8])" office:value-type="float" office:value="0.8597625" calcext:value-type="float">
            <text:p>0.8597625</text:p>
          </table:table-cell>
          <table:table-cell office:value-type="float" office:value="0.00129867084968173" calcext:value-type="float">
            <text:p>0.001298670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dev</text:p>
          </table:table-cell>
          <table:table-cell table:number-columns-repeated="5"/>
          <table:table-cell office:value-type="string" calcext:value-type="string">
            <text:p>Mean stdev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169444189435148" calcext:value-type="float">
            <text:p>0.0016944419</text:p>
          </table:table-cell>
          <table:table-cell office:value-type="float" office:value="0.000746793144049946" calcext:value-type="float">
            <text:p>0.0007467931</text:p>
          </table:table-cell>
          <table:table-cell office:value-type="float" office:value="0.0024121912583099" calcext:value-type="float">
            <text:p>0.0024121913</text:p>
          </table:table-cell>
          <table:table-cell office:value-type="float" office:value="0.000414035022673206" calcext:value-type="float">
            <text:p>0.000414035</text:p>
          </table:table-cell>
          <table:table-cell/>
          <table:table-cell table:formula="of:=AVERAGE([.B11:.E11])" office:value-type="float" office:value="0.00131686532984613" calcext:value-type="float">
            <text:p>0.001316865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175279538642327" calcext:value-type="float">
            <text:p>0.0017527954</text:p>
          </table:table-cell>
          <table:table-cell office:value-type="float" office:value="0.000626338566591588" calcext:value-type="float">
            <text:p>0.0006263386</text:p>
          </table:table-cell>
          <table:table-cell office:value-type="float" office:value="0.00206310445688048" calcext:value-type="float">
            <text:p>0.0020631045</text:p>
          </table:table-cell>
          <table:table-cell office:value-type="float" office:value="0.000303356226242351" calcext:value-type="float">
            <text:p>0.0003033562</text:p>
          </table:table-cell>
          <table:table-cell/>
          <table:table-cell table:formula="of:=AVERAGE([.B12:.E12])" office:value-type="float" office:value="0.00118639865903442" calcext:value-type="float">
            <text:p>0.001186398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151145349470856" calcext:value-type="float">
            <text:p>0.0015114535</text:p>
          </table:table-cell>
          <table:table-cell office:value-type="float" office:value="0.00063284410929286" calcext:value-type="float">
            <text:p>0.0006328441</text:p>
          </table:table-cell>
          <table:table-cell office:value-type="float" office:value="0.0023393357319262" calcext:value-type="float">
            <text:p>0.0023393357</text:p>
          </table:table-cell>
          <table:table-cell office:value-type="float" office:value="0.000816843518266111" calcext:value-type="float">
            <text:p>0.0008168435</text:p>
          </table:table-cell>
          <table:table-cell/>
          <table:table-cell table:formula="of:=AVERAGE([.B13:.E13])" office:value-type="float" office:value="0.00132511921354843" calcext:value-type="float">
            <text:p>0.001325119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16898619272986" calcext:value-type="float">
            <text:p>0.0016898619</text:p>
          </table:table-cell>
          <table:table-cell office:value-type="float" office:value="0.000664354323133893" calcext:value-type="float">
            <text:p>0.0006643543</text:p>
          </table:table-cell>
          <table:table-cell office:value-type="float" office:value="0.00255871712647828" calcext:value-type="float">
            <text:p>0.0025587171</text:p>
          </table:table-cell>
          <table:table-cell office:value-type="float" office:value="0.000734047001219968" calcext:value-type="float">
            <text:p>0.000734047</text:p>
          </table:table-cell>
          <table:table-cell/>
          <table:table-cell table:formula="of:=AVERAGE([.B14:.E14])" office:value-type="float" office:value="0.00141174509453269" calcext:value-type="float">
            <text:p>0.001411745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157521162599402" calcext:value-type="float">
            <text:p>0.0015752116</text:p>
          </table:table-cell>
          <table:table-cell office:value-type="float" office:value="0.000563441804152526" calcext:value-type="float">
            <text:p>0.0005634418</text:p>
          </table:table-cell>
          <table:table-cell office:value-type="float" office:value="0.00263684628549586" calcext:value-type="float">
            <text:p>0.0026368463</text:p>
          </table:table-cell>
          <table:table-cell office:value-type="float" office:value="0.000730342385460399" calcext:value-type="float">
            <text:p>0.0007303424</text:p>
          </table:table-cell>
          <table:table-cell/>
          <table:table-cell table:formula="of:=AVERAGE([.B15:.E15])" office:value-type="float" office:value="0.0013764605252757" calcext:value-type="float">
            <text:p>0.00137646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142461690756965" calcext:value-type="float">
            <text:p>0.0014246169</text:p>
          </table:table-cell>
          <table:table-cell office:value-type="float" office:value="0.000813715757088018" calcext:value-type="float">
            <text:p>0.0008137158</text:p>
          </table:table-cell>
          <table:table-cell office:value-type="float" office:value="0.00239135073406922" calcext:value-type="float">
            <text:p>0.0023913507</text:p>
          </table:table-cell>
          <table:table-cell office:value-type="float" office:value="0.000565000000000019" calcext:value-type="float">
            <text:p>0.000565</text:p>
          </table:table-cell>
          <table:table-cell/>
          <table:table-cell table:formula="of:=AVERAGE([.B16:.E16])" office:value-type="float" office:value="0.00129867084968173" calcext:value-type="float">
            <text:p>0.0012986708</text:p>
          </table:table-cell>
          <table:table-cell table:number-columns-repeated="13"/>
        </table:table-row>
      </table:table>
      <table:table table:name="Sheet5" table:style-name="ta1">
        <table:shapes>
          <draw:frame draw:z-index="0" draw:style-name="gr1" draw:text-style-name="P1" svg:width="7.6638in" svg:height="3.2622in" svg:x="6.5366in" svg:y="8.8157in">
            <draw:object draw:notify-on-update-of-ranges="Sheet5.C54:Sheet5.F54 Sheet5.B55:Sheet5.B55 Sheet5.C55:Sheet5.F55 Sheet5.B56:Sheet5.B56 Sheet5.C56:Sheet5.F56 Sheet5.B57:Sheet5.B57 Sheet5.C57:Sheet5.F57 Sheet5.B58:Sheet5.B58 Sheet5.C58:Sheet5.F58 Sheet5.B59:Sheet5.B59 Sheet5.C59:Sheet5.F59 Sheet5.B60:Sheet5.B60 Sheet5.C60:Sheet5.F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kn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83118" calcext:value-type="float">
            <text:p>0.83118</text:p>
          </table:table-cell>
          <table:table-cell office:value-type="float" office:value="0.83355" calcext:value-type="float">
            <text:p>0.83355</text:p>
          </table:table-cell>
          <table:table-cell office:value-type="float" office:value="0.83395" calcext:value-type="float">
            <text:p>0.83395</text:p>
          </table:table-cell>
          <table:table-cell office:value-type="float" office:value="0.83524" calcext:value-type="float">
            <text:p>0.83524</text:p>
          </table:table-cell>
          <table:table-cell/>
          <table:table-cell table:formula="of:=AVERAGE([.C3:.F3])" office:value-type="float" office:value="0.83348" calcext:value-type="float">
            <text:p>0.83348</text:p>
          </table:table-cell>
          <table:table-cell table:formula="of:=STDEV([.C3:.F3])" office:value-type="float" office:value="0.00169444189435148" calcext:value-type="float">
            <text:p>0.0016944419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0.83147" calcext:value-type="float">
            <text:p>0.83147</text:p>
          </table:table-cell>
          <table:table-cell office:value-type="float" office:value="0.83386" calcext:value-type="float">
            <text:p>0.83386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558" calcext:value-type="float">
            <text:p>0.83558</text:p>
          </table:table-cell>
          <table:table-cell/>
          <table:table-cell table:formula="of:=AVERAGE([.C4:.F4])" office:value-type="float" office:value="0.8338775" calcext:value-type="float">
            <text:p>0.8338775</text:p>
          </table:table-cell>
          <table:table-cell table:formula="of:=STDEV([.C4:.F4])" office:value-type="float" office:value="0.00175279538642327" calcext:value-type="float">
            <text:p>0.0017527954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float" office:value="0.83193" calcext:value-type="float">
            <text:p>0.83193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3362" calcext:value-type="float">
            <text:p>0.83362</text:p>
          </table:table-cell>
          <table:table-cell office:value-type="float" office:value="0.83558" calcext:value-type="float">
            <text:p>0.83558</text:p>
          </table:table-cell>
          <table:table-cell/>
          <table:table-cell table:formula="of:=AVERAGE([.C5:.F5])" office:value-type="float" office:value="0.8338325" calcext:value-type="float">
            <text:p>0.8338325</text:p>
          </table:table-cell>
          <table:table-cell table:formula="of:=STDEV([.C5:.F5])" office:value-type="float" office:value="0.00151145349470856" calcext:value-type="float">
            <text:p>0.0015114535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0.83192" calcext:value-type="float">
            <text:p>0.83192</text:p>
          </table:table-cell>
          <table:table-cell office:value-type="float" office:value="0.83429" calcext:value-type="float">
            <text:p>0.83429</text:p>
          </table:table-cell>
          <table:table-cell office:value-type="float" office:value="0.83443" calcext:value-type="float">
            <text:p>0.83443</text:p>
          </table:table-cell>
          <table:table-cell office:value-type="float" office:value="0.83602" calcext:value-type="float">
            <text:p>0.83602</text:p>
          </table:table-cell>
          <table:table-cell/>
          <table:table-cell table:formula="of:=AVERAGE([.C6:.F6])" office:value-type="float" office:value="0.834165" calcext:value-type="float">
            <text:p>0.834165</text:p>
          </table:table-cell>
          <table:table-cell table:formula="of:=STDEV([.C6:.F6])" office:value-type="float" office:value="0.0016898619272986" calcext:value-type="float">
            <text:p>0.0016898619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float" office:value="0.83171" calcext:value-type="float">
            <text:p>0.83171</text:p>
          </table:table-cell>
          <table:table-cell office:value-type="float" office:value="0.83428" calcext:value-type="float">
            <text:p>0.83428</text:p>
          </table:table-cell>
          <table:table-cell office:value-type="float" office:value="0.83502" calcext:value-type="float">
            <text:p>0.83502</text:p>
          </table:table-cell>
          <table:table-cell office:value-type="float" office:value="0.83504" calcext:value-type="float">
            <text:p>0.83504</text:p>
          </table:table-cell>
          <table:table-cell/>
          <table:table-cell table:formula="of:=AVERAGE([.C7:.F7])" office:value-type="float" office:value="0.8340125" calcext:value-type="float">
            <text:p>0.8340125</text:p>
          </table:table-cell>
          <table:table-cell table:formula="of:=STDEV([.C7:.F7])" office:value-type="float" office:value="0.00157521162599402" calcext:value-type="float">
            <text:p>0.00157521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3238" calcext:value-type="float">
            <text:p>0.83238</text:p>
          </table:table-cell>
          <table:table-cell office:value-type="float" office:value="0.83438" calcext:value-type="float">
            <text:p>0.83438</text:p>
          </table:table-cell>
          <table:table-cell office:value-type="float" office:value="0.83507" calcext:value-type="float">
            <text:p>0.83507</text:p>
          </table:table-cell>
          <table:table-cell office:value-type="float" office:value="0.83565" calcext:value-type="float">
            <text:p>0.83565</text:p>
          </table:table-cell>
          <table:table-cell/>
          <table:table-cell table:formula="of:=AVERAGE([.C8:.F8])" office:value-type="float" office:value="0.83437" calcext:value-type="float">
            <text:p>0.83437</text:p>
          </table:table-cell>
          <table:table-cell table:formula="of:=STDEV([.C8:.F8])" office:value-type="float" office:value="0.00142461690756965" calcext:value-type="float">
            <text:p>0.0014246169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3:.C8])" office:value-type="float" office:value="0.831765" calcext:value-type="float">
            <text:p>0.831765</text:p>
          </table:table-cell>
          <table:table-cell table:formula="of:=AVERAGE([.D3:.D8])" office:value-type="float" office:value="0.834093333333333" calcext:value-type="float">
            <text:p>0.8340933333</text:p>
          </table:table-cell>
          <table:table-cell table:formula="of:=AVERAGE([.E3:.E8])" office:value-type="float" office:value="0.834448333333333" calcext:value-type="float">
            <text:p>0.8344483333</text:p>
          </table:table-cell>
          <table:table-cell table:formula="of:=AVERAGE([.F3:.F8])" office:value-type="float" office:value="0.835518333333333" calcext:value-type="float">
            <text:p>0.83551833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table:formula="of:=STDEV([.C3:.C8])" office:value-type="float" office:value="0.000415150575092973" calcext:value-type="float">
            <text:p>0.0004151506</text:p>
          </table:table-cell>
          <table:table-cell table:formula="of:=STDEV([.D3:.D8])" office:value-type="float" office:value="0.000321475763731396" calcext:value-type="float">
            <text:p>0.0003214758</text:p>
          </table:table-cell>
          <table:table-cell table:formula="of:=STDEV([.E3:.E8])" office:value-type="float" office:value="0.000578114752161442" calcext:value-type="float">
            <text:p>0.0005781148</text:p>
          </table:table-cell>
          <table:table-cell table:formula="of:=STDEV([.F3:.F8])" office:value-type="float" office:value="0.000341433253604075" calcext:value-type="float">
            <text:p>0.0003414333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8777" calcext:value-type="float">
            <text:p>0.8777</text:p>
          </table:table-cell>
          <table:table-cell table:number-columns-repeated="2" office:value-type="float" office:value="0.87926" calcext:value-type="float">
            <text:p>0.87926</text:p>
          </table:table-cell>
          <table:table-cell office:value-type="float" office:value="0.87848" calcext:value-type="float">
            <text:p>0.87848</text:p>
          </table:table-cell>
          <table:table-cell/>
          <table:table-cell table:formula="of:=AVERAGE([.C13:.F13])" office:value-type="float" office:value="0.878675" calcext:value-type="float">
            <text:p>0.878675</text:p>
          </table:table-cell>
          <table:table-cell table:formula="of:=STDEV([.C13:.F13])" office:value-type="float" office:value="0.000746793144049946" calcext:value-type="float">
            <text:p>0.0007467931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8001" calcext:value-type="float">
            <text:p>0.88001</text:p>
          </table:table-cell>
          <table:table-cell office:value-type="float" office:value="0.87941" calcext:value-type="float">
            <text:p>0.87941</text:p>
          </table:table-cell>
          <table:table-cell office:value-type="float" office:value="0.87914" calcext:value-type="float">
            <text:p>0.87914</text:p>
          </table:table-cell>
          <table:table-cell/>
          <table:table-cell table:formula="of:=AVERAGE([.C14:.F14])" office:value-type="float" office:value="0.879265" calcext:value-type="float">
            <text:p>0.879265</text:p>
          </table:table-cell>
          <table:table-cell table:formula="of:=STDEV([.C14:.F14])" office:value-type="float" office:value="0.000626338566591588" calcext:value-type="float">
            <text:p>0.0006263386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float" office:value="0.87916" calcext:value-type="float">
            <text:p>0.87916</text:p>
          </table:table-cell>
          <table:table-cell office:value-type="float" office:value="0.88029" calcext:value-type="float">
            <text:p>0.88029</text:p>
          </table:table-cell>
          <table:table-cell office:value-type="float" office:value="0.88022" calcext:value-type="float">
            <text:p>0.88022</text:p>
          </table:table-cell>
          <table:table-cell office:value-type="float" office:value="0.87916" calcext:value-type="float">
            <text:p>0.87916</text:p>
          </table:table-cell>
          <table:table-cell/>
          <table:table-cell table:formula="of:=AVERAGE([.C15:.F15])" office:value-type="float" office:value="0.8797075" calcext:value-type="float">
            <text:p>0.8797075</text:p>
          </table:table-cell>
          <table:table-cell table:formula="of:=STDEV([.C15:.F15])" office:value-type="float" office:value="0.00063284410929286" calcext:value-type="float">
            <text:p>0.0006328441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0.87927" calcext:value-type="float">
            <text:p>0.87927</text:p>
          </table:table-cell>
          <table:table-cell office:value-type="float" office:value="0.88027" calcext:value-type="float">
            <text:p>0.88027</text:p>
          </table:table-cell>
          <table:table-cell office:value-type="float" office:value="0.88034" calcext:value-type="float">
            <text:p>0.88034</text:p>
          </table:table-cell>
          <table:table-cell office:value-type="float" office:value="0.87906" calcext:value-type="float">
            <text:p>0.87906</text:p>
          </table:table-cell>
          <table:table-cell/>
          <table:table-cell table:formula="of:=AVERAGE([.C16:.F16])" office:value-type="float" office:value="0.879735" calcext:value-type="float">
            <text:p>0.879735</text:p>
          </table:table-cell>
          <table:table-cell table:formula="of:=STDEV([.C16:.F16])" office:value-type="float" office:value="0.000664354323133893" calcext:value-type="float">
            <text:p>0.0006643543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float" office:value="0.87922" calcext:value-type="float">
            <text:p>0.87922</text:p>
          </table:table-cell>
          <table:table-cell office:value-type="float" office:value="0.88044" calcext:value-type="float">
            <text:p>0.88044</text:p>
          </table:table-cell>
          <table:table-cell office:value-type="float" office:value="0.87992" calcext:value-type="float">
            <text:p>0.87992</text:p>
          </table:table-cell>
          <table:table-cell office:value-type="float" office:value="0.87934" calcext:value-type="float">
            <text:p>0.87934</text:p>
          </table:table-cell>
          <table:table-cell/>
          <table:table-cell table:formula="of:=AVERAGE([.C17:.F17])" office:value-type="float" office:value="0.87973" calcext:value-type="float">
            <text:p>0.87973</text:p>
          </table:table-cell>
          <table:table-cell table:formula="of:=STDEV([.C17:.F17])" office:value-type="float" office:value="0.000563441804152526" calcext:value-type="float">
            <text:p>0.000563441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7903" calcext:value-type="float">
            <text:p>0.87903</text:p>
          </table:table-cell>
          <table:table-cell office:value-type="float" office:value="0.88013" calcext:value-type="float">
            <text:p>0.88013</text:p>
          </table:table-cell>
          <table:table-cell office:value-type="float" office:value="0.88035" calcext:value-type="float">
            <text:p>0.88035</text:p>
          </table:table-cell>
          <table:table-cell office:value-type="float" office:value="0.87869" calcext:value-type="float">
            <text:p>0.87869</text:p>
          </table:table-cell>
          <table:table-cell/>
          <table:table-cell table:formula="of:=AVERAGE([.C18:.F18])" office:value-type="float" office:value="0.87955" calcext:value-type="float">
            <text:p>0.87955</text:p>
          </table:table-cell>
          <table:table-cell table:formula="of:=STDEV([.C18:.F18])" office:value-type="float" office:value="0.000813715757088018" calcext:value-type="float">
            <text:p>0.0008137158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13:.C18])" office:value-type="float" office:value="0.878813333333333" calcext:value-type="float">
            <text:p>0.8788133333</text:p>
          </table:table-cell>
          <table:table-cell table:formula="of:=AVERAGE([.D13:.D18])" office:value-type="float" office:value="0.880066666666667" calcext:value-type="float">
            <text:p>0.8800666667</text:p>
          </table:table-cell>
          <table:table-cell table:formula="of:=AVERAGE([.E13:.E18])" office:value-type="float" office:value="0.879916666666667" calcext:value-type="float">
            <text:p>0.8799166667</text:p>
          </table:table-cell>
          <table:table-cell table:formula="of:=AVERAGE([.F13:.F18])" office:value-type="float" office:value="0.878978333333333" calcext:value-type="float">
            <text:p>0.87897833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table:formula="of:=STDEV([.C13:.C18])" office:value-type="float" office:value="0.000612981783307381" calcext:value-type="float">
            <text:p>0.0006129818</text:p>
          </table:table-cell>
          <table:table-cell table:formula="of:=STDEV([.D13:.D18])" office:value-type="float" office:value="0.000421552685517102" calcext:value-type="float">
            <text:p>0.0004215527</text:p>
          </table:table-cell>
          <table:table-cell table:formula="of:=STDEV([.E13:.E18])" office:value-type="float" office:value="0.000478943281262718" calcext:value-type="float">
            <text:p>0.0004789433</text:p>
          </table:table-cell>
          <table:table-cell table:formula="of:=STDEV([.F13:.F18])" office:value-type="float" office:value="0.000324987179234312" calcext:value-type="float">
            <text:p>0.000324987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81295" calcext:value-type="float">
            <text:p>0.81295</text:p>
          </table:table-cell>
          <table:table-cell office:value-type="float" office:value="0.80915" calcext:value-type="float">
            <text:p>0.80915</text:p>
          </table:table-cell>
          <table:table-cell office:value-type="float" office:value="0.80744" calcext:value-type="float">
            <text:p>0.80744</text:p>
          </table:table-cell>
          <table:table-cell office:value-type="float" office:value="0.80591" calcext:value-type="float">
            <text:p>0.80591</text:p>
          </table:table-cell>
          <table:table-cell/>
          <table:table-cell table:formula="of:=AVERAGE([.C23:.F23])" office:value-type="float" office:value="0.8088625" calcext:value-type="float">
            <text:p>0.8088625</text:p>
          </table:table-cell>
          <table:table-cell table:formula="of:=STDEV([.C23:.F23])" office:value-type="float" office:value="0.00302936049356957" calcext:value-type="float">
            <text:p>0.0030293605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0.81153" calcext:value-type="float">
            <text:p>0.81153</text:p>
          </table:table-cell>
          <table:table-cell office:value-type="float" office:value="0.80858" calcext:value-type="float">
            <text:p>0.80858</text:p>
          </table:table-cell>
          <table:table-cell office:value-type="float" office:value="0.80647" calcext:value-type="float">
            <text:p>0.80647</text:p>
          </table:table-cell>
          <table:table-cell office:value-type="float" office:value="0.80536" calcext:value-type="float">
            <text:p>0.80536</text:p>
          </table:table-cell>
          <table:table-cell/>
          <table:table-cell table:formula="of:=AVERAGE([.C24:.F24])" office:value-type="float" office:value="0.807985" calcext:value-type="float">
            <text:p>0.807985</text:p>
          </table:table-cell>
          <table:table-cell table:formula="of:=STDEV([.C24:.F24])" office:value-type="float" office:value="0.00271458406881547" calcext:value-type="float">
            <text:p>0.0027145841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float" office:value="0.81146" calcext:value-type="float">
            <text:p>0.81146</text:p>
          </table:table-cell>
          <table:table-cell office:value-type="float" office:value="0.80811" calcext:value-type="float">
            <text:p>0.80811</text:p>
          </table:table-cell>
          <table:table-cell office:value-type="float" office:value="0.80579" calcext:value-type="float">
            <text:p>0.80579</text:p>
          </table:table-cell>
          <table:table-cell office:value-type="float" office:value="0.80535" calcext:value-type="float">
            <text:p>0.80535</text:p>
          </table:table-cell>
          <table:table-cell/>
          <table:table-cell table:formula="of:=AVERAGE([.C25:.F25])" office:value-type="float" office:value="0.8076775" calcext:value-type="float">
            <text:p>0.8076775</text:p>
          </table:table-cell>
          <table:table-cell table:formula="of:=STDEV([.C25:.F25])" office:value-type="float" office:value="0.00279727694970184" calcext:value-type="float">
            <text:p>0.0027972769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0.81111" calcext:value-type="float">
            <text:p>0.81111</text:p>
          </table:table-cell>
          <table:table-cell office:value-type="float" office:value="0.80722" calcext:value-type="float">
            <text:p>0.80722</text:p>
          </table:table-cell>
          <table:table-cell office:value-type="float" office:value="0.80554" calcext:value-type="float">
            <text:p>0.80554</text:p>
          </table:table-cell>
          <table:table-cell office:value-type="float" office:value="0.80417" calcext:value-type="float">
            <text:p>0.80417</text:p>
          </table:table-cell>
          <table:table-cell/>
          <table:table-cell table:formula="of:=AVERAGE([.C26:.F26])" office:value-type="float" office:value="0.80701" calcext:value-type="float">
            <text:p>0.80701</text:p>
          </table:table-cell>
          <table:table-cell table:formula="of:=STDEV([.C26:.F26])" office:value-type="float" office:value="0.00300447444100742" calcext:value-type="float">
            <text:p>0.0030044744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float" office:value="0.81002" calcext:value-type="float">
            <text:p>0.81002</text:p>
          </table:table-cell>
          <table:table-cell office:value-type="float" office:value="0.80652" calcext:value-type="float">
            <text:p>0.80652</text:p>
          </table:table-cell>
          <table:table-cell office:value-type="float" office:value="0.80431" calcext:value-type="float">
            <text:p>0.80431</text:p>
          </table:table-cell>
          <table:table-cell office:value-type="float" office:value="0.80337" calcext:value-type="float">
            <text:p>0.80337</text:p>
          </table:table-cell>
          <table:table-cell/>
          <table:table-cell table:formula="of:=AVERAGE([.C27:.F27])" office:value-type="float" office:value="0.806055" calcext:value-type="float">
            <text:p>0.806055</text:p>
          </table:table-cell>
          <table:table-cell table:formula="of:=STDEV([.C27:.F27])" office:value-type="float" office:value="0.00295475323278725" calcext:value-type="float">
            <text:p>0.002954753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0893" calcext:value-type="float">
            <text:p>0.80893</text:p>
          </table:table-cell>
          <table:table-cell office:value-type="float" office:value="0.80516" calcext:value-type="float">
            <text:p>0.80516</text:p>
          </table:table-cell>
          <table:table-cell office:value-type="float" office:value="0.80346" calcext:value-type="float">
            <text:p>0.80346</text:p>
          </table:table-cell>
          <table:table-cell office:value-type="float" office:value="0.80243" calcext:value-type="float">
            <text:p>0.80243</text:p>
          </table:table-cell>
          <table:table-cell/>
          <table:table-cell table:formula="of:=AVERAGE([.C28:.F28])" office:value-type="float" office:value="0.804995" calcext:value-type="float">
            <text:p>0.804995</text:p>
          </table:table-cell>
          <table:table-cell table:formula="of:=STDEV([.C28:.F28])" office:value-type="float" office:value="0.00285463949854733" calcext:value-type="float">
            <text:p>0.0028546395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3:.C28])" office:value-type="float" office:value="0.811" calcext:value-type="float">
            <text:p>0.811</text:p>
          </table:table-cell>
          <table:table-cell table:formula="of:=AVERAGE([.D23:.D28])" office:value-type="float" office:value="0.807456666666667" calcext:value-type="float">
            <text:p>0.8074566667</text:p>
          </table:table-cell>
          <table:table-cell table:formula="of:=AVERAGE([.E23:.E28])" office:value-type="float" office:value="0.805501666666667" calcext:value-type="float">
            <text:p>0.8055016667</text:p>
          </table:table-cell>
          <table:table-cell table:formula="of:=AVERAGE([.F23:.F28])" office:value-type="float" office:value="0.804431666666667" calcext:value-type="float">
            <text:p>0.80443166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table:formula="of:=STDEV([.C23:.C28])" office:value-type="float" office:value="0.00138220114310473" calcext:value-type="float">
            <text:p>0.0013822011</text:p>
          </table:table-cell>
          <table:table-cell table:formula="of:=STDEV([.D23:.D28])" office:value-type="float" office:value="0.0014672513985908" calcext:value-type="float">
            <text:p>0.0014672514</text:p>
          </table:table-cell>
          <table:table-cell table:formula="of:=STDEV([.E23:.E28])" office:value-type="float" office:value="0.00143999189812535" calcext:value-type="float">
            <text:p>0.0014399919</text:p>
          </table:table-cell>
          <table:table-cell table:formula="of:=STDEV([.F23:.F28])" office:value-type="float" office:value="0.0013485461307151" calcext:value-type="float">
            <text:p>0.001348546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85518" calcext:value-type="float">
            <text:p>0.85518</text:p>
          </table:table-cell>
          <table:table-cell office:value-type="float" office:value="0.85814" calcext:value-type="float">
            <text:p>0.85814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85826" calcext:value-type="float">
            <text:p>0.85826</text:p>
          </table:table-cell>
          <table:table-cell/>
          <table:table-cell table:formula="of:=AVERAGE([.C33:.F33])" office:value-type="float" office:value="0.85622" calcext:value-type="float">
            <text:p>0.85622</text:p>
          </table:table-cell>
          <table:table-cell table:formula="of:=STDEV([.C33:.F33])" office:value-type="float" office:value="0.0024121912583099" calcext:value-type="float">
            <text:p>0.0024121913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0.85526" calcext:value-type="float">
            <text:p>0.85526</text:p>
          </table:table-cell>
          <table:table-cell office:value-type="float" office:value="0.85842" calcext:value-type="float">
            <text:p>0.85842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5706" calcext:value-type="float">
            <text:p>0.85706</text:p>
          </table:table-cell>
          <table:table-cell/>
          <table:table-cell table:formula="of:=AVERAGE([.C34:.F34])" office:value-type="float" office:value="0.85611" calcext:value-type="float">
            <text:p>0.85611</text:p>
          </table:table-cell>
          <table:table-cell table:formula="of:=STDEV([.C34:.F34])" office:value-type="float" office:value="0.00206310445688048" calcext:value-type="float">
            <text:p>0.0020631045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float" office:value="0.85356" calcext:value-type="float">
            <text:p>0.85356</text:p>
          </table:table-cell>
          <table:table-cell office:value-type="float" office:value="0.85835" calcext:value-type="float">
            <text:p>0.85835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85646" calcext:value-type="float">
            <text:p>0.85646</text:p>
          </table:table-cell>
          <table:table-cell/>
          <table:table-cell table:formula="of:=AVERAGE([.C35:.F35])" office:value-type="float" office:value="0.8554925" calcext:value-type="float">
            <text:p>0.8554925</text:p>
          </table:table-cell>
          <table:table-cell table:formula="of:=STDEV([.C35:.F35])" office:value-type="float" office:value="0.0023393357319262" calcext:value-type="float">
            <text:p>0.0023393357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0.85327" calcext:value-type="float">
            <text:p>0.85327</text:p>
          </table:table-cell>
          <table:table-cell office:value-type="float" office:value="0.85857" calcext:value-type="float">
            <text:p>0.85857</text:p>
          </table:table-cell>
          <table:table-cell office:value-type="float" office:value="0.85501" calcext:value-type="float">
            <text:p>0.85501</text:p>
          </table:table-cell>
          <table:table-cell office:value-type="float" office:value="0.85821" calcext:value-type="float">
            <text:p>0.85821</text:p>
          </table:table-cell>
          <table:table-cell/>
          <table:table-cell table:formula="of:=AVERAGE([.C36:.F36])" office:value-type="float" office:value="0.856265" calcext:value-type="float">
            <text:p>0.856265</text:p>
          </table:table-cell>
          <table:table-cell table:formula="of:=STDEV([.C36:.F36])" office:value-type="float" office:value="0.00255871712647828" calcext:value-type="float">
            <text:p>0.0025587171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float" office:value="0.85293" calcext:value-type="float">
            <text:p>0.85293</text:p>
          </table:table-cell>
          <table:table-cell office:value-type="float" office:value="0.85852" calcext:value-type="float">
            <text:p>0.85852</text:p>
          </table:table-cell>
          <table:table-cell office:value-type="float" office:value="0.85389" calcext:value-type="float">
            <text:p>0.85389</text:p>
          </table:table-cell>
          <table:table-cell office:value-type="float" office:value="0.85711" calcext:value-type="float">
            <text:p>0.85711</text:p>
          </table:table-cell>
          <table:table-cell/>
          <table:table-cell table:formula="of:=AVERAGE([.C37:.F37])" office:value-type="float" office:value="0.8556125" calcext:value-type="float">
            <text:p>0.8556125</text:p>
          </table:table-cell>
          <table:table-cell table:formula="of:=STDEV([.C37:.F37])" office:value-type="float" office:value="0.00263684628549586" calcext:value-type="float">
            <text:p>0.002636846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5381" calcext:value-type="float">
            <text:p>0.85381</text:p>
          </table:table-cell>
          <table:table-cell office:value-type="float" office:value="0.85751" calcext:value-type="float">
            <text:p>0.85751</text:p>
          </table:table-cell>
          <table:table-cell office:value-type="float" office:value="0.85303" calcext:value-type="float">
            <text:p>0.85303</text:p>
          </table:table-cell>
          <table:table-cell office:value-type="float" office:value="0.85754" calcext:value-type="float">
            <text:p>0.85754</text:p>
          </table:table-cell>
          <table:table-cell/>
          <table:table-cell table:formula="of:=AVERAGE([.C38:.F38])" office:value-type="float" office:value="0.8554725" calcext:value-type="float">
            <text:p>0.8554725</text:p>
          </table:table-cell>
          <table:table-cell table:formula="of:=STDEV([.C38:.F38])" office:value-type="float" office:value="0.00239135073406922" calcext:value-type="float">
            <text:p>0.0023913507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33:.C38])" office:value-type="float" office:value="0.854001666666667" calcext:value-type="float">
            <text:p>0.8540016667</text:p>
          </table:table-cell>
          <table:table-cell table:formula="of:=AVERAGE([.D33:.D38])" office:value-type="float" office:value="0.858251666666667" calcext:value-type="float">
            <text:p>0.8582516667</text:p>
          </table:table-cell>
          <table:table-cell table:formula="of:=AVERAGE([.E33:.E38])" office:value-type="float" office:value="0.853755" calcext:value-type="float">
            <text:p>0.853755</text:p>
          </table:table-cell>
          <table:table-cell table:formula="of:=AVERAGE([.F33:.F38])" office:value-type="float" office:value="0.85744" calcext:value-type="float">
            <text:p>0.857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table:formula="of:=STDEV([.C33:.C38])" office:value-type="float" office:value="0.000988684310923675" calcext:value-type="float">
            <text:p>0.0009886843</text:p>
          </table:table-cell>
          <table:table-cell table:formula="of:=STDEV([.D33:.D38])" office:value-type="float" office:value="0.000393416657840832" calcext:value-type="float">
            <text:p>0.0003934167</text:p>
          </table:table-cell>
          <table:table-cell table:formula="of:=STDEV([.E33:.E38])" office:value-type="float" office:value="0.000685995626808214" calcext:value-type="float">
            <text:p>0.0006859956</text:p>
          </table:table-cell>
          <table:table-cell table:formula="of:=STDEV([.F33:.F38])" office:value-type="float" office:value="0.00070554943129448" calcext:value-type="float">
            <text:p>0.000705549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oost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87038" calcext:value-type="float">
            <text:p>0.87038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943" calcext:value-type="float">
            <text:p>0.86943</text:p>
          </table:table-cell>
          <table:table-cell office:value-type="float" office:value="0.86984" calcext:value-type="float">
            <text:p>0.86984</text:p>
          </table:table-cell>
          <table:table-cell/>
          <table:table-cell table:formula="of:=AVERAGE([.C43:.F43])" office:value-type="float" office:value="0.8698125" calcext:value-type="float">
            <text:p>0.8698125</text:p>
          </table:table-cell>
          <table:table-cell table:formula="of:=STDEV([.C43:.F43])" office:value-type="float" office:value="0.000414035022673206" calcext:value-type="float">
            <text:p>0.000414035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0.86979" calcext:value-type="float">
            <text:p>0.86979</text:p>
          </table:table-cell>
          <table:table-cell office:value-type="float" office:value="0.87015" calcext:value-type="float">
            <text:p>0.87015</text:p>
          </table:table-cell>
          <table:table-cell office:value-type="float" office:value="0.87" calcext:value-type="float">
            <text:p>0.87</text:p>
          </table:table-cell>
          <table:table-cell office:value-type="float" office:value="0.86945" calcext:value-type="float">
            <text:p>0.86945</text:p>
          </table:table-cell>
          <table:table-cell/>
          <table:table-cell table:formula="of:=AVERAGE([.C44:.F44])" office:value-type="float" office:value="0.8698475" calcext:value-type="float">
            <text:p>0.8698475</text:p>
          </table:table-cell>
          <table:table-cell table:formula="of:=STDEV([.C44:.F44])" office:value-type="float" office:value="0.000303356226242351" calcext:value-type="float">
            <text:p>0.0003033562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float" office:value="0.87076" calcext:value-type="float">
            <text:p>0.87076</text:p>
          </table:table-cell>
          <table:table-cell office:value-type="float" office:value="0.87037" calcext:value-type="float">
            <text:p>0.87037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86901" calcext:value-type="float">
            <text:p>0.86901</text:p>
          </table:table-cell>
          <table:table-cell/>
          <table:table-cell table:formula="of:=AVERAGE([.C45:.F45])" office:value-type="float" office:value="0.869885" calcext:value-type="float">
            <text:p>0.869885</text:p>
          </table:table-cell>
          <table:table-cell table:formula="of:=STDEV([.C45:.F45])" office:value-type="float" office:value="0.000816843518266111" calcext:value-type="float">
            <text:p>0.0008168435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0.87084" calcext:value-type="float">
            <text:p>0.87084</text:p>
          </table:table-cell>
          <table:table-cell office:value-type="float" office:value="0.87044" calcext:value-type="float">
            <text:p>0.87044</text:p>
          </table:table-cell>
          <table:table-cell office:value-type="float" office:value="0.86933" calcext:value-type="float">
            <text:p>0.86933</text:p>
          </table:table-cell>
          <table:table-cell office:value-type="float" office:value="0.86948" calcext:value-type="float">
            <text:p>0.86948</text:p>
          </table:table-cell>
          <table:table-cell/>
          <table:table-cell table:formula="of:=AVERAGE([.C46:.F46])" office:value-type="float" office:value="0.8700225" calcext:value-type="float">
            <text:p>0.8700225</text:p>
          </table:table-cell>
          <table:table-cell table:formula="of:=STDEV([.C46:.F46])" office:value-type="float" office:value="0.000734047001219968" calcext:value-type="float">
            <text:p>0.000734047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float" office:value="0.87064" calcext:value-type="float">
            <text:p>0.87064</text:p>
          </table:table-cell>
          <table:table-cell office:value-type="float" office:value="0.86969" calcext:value-type="float">
            <text:p>0.86969</text:p>
          </table:table-cell>
          <table:table-cell office:value-type="float" office:value="0.86999" calcext:value-type="float">
            <text:p>0.86999</text:p>
          </table:table-cell>
          <table:table-cell office:value-type="float" office:value="0.86888" calcext:value-type="float">
            <text:p>0.86888</text:p>
          </table:table-cell>
          <table:table-cell/>
          <table:table-cell table:formula="of:=AVERAGE([.C47:.F47])" office:value-type="float" office:value="0.8698" calcext:value-type="float">
            <text:p>0.8698</text:p>
          </table:table-cell>
          <table:table-cell table:formula="of:=STDEV([.C47:.F47])" office:value-type="float" office:value="0.000730342385460399" calcext:value-type="float">
            <text:p>0.00073034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7038" calcext:value-type="float">
            <text:p>0.87038</text:p>
          </table:table-cell>
          <table:table-cell office:value-type="float" office:value="0.86965" calcext:value-type="float">
            <text:p>0.86965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69" calcext:value-type="float">
            <text:p>0.869</text:p>
          </table:table-cell>
          <table:table-cell/>
          <table:table-cell table:formula="of:=AVERAGE([.C48:.F48])" office:value-type="float" office:value="0.8696575" calcext:value-type="float">
            <text:p>0.8696575</text:p>
          </table:table-cell>
          <table:table-cell table:formula="of:=STDEV([.C48:.F48])" office:value-type="float" office:value="0.000565000000000019" calcext:value-type="float">
            <text:p>0.000565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43:.C48])" office:value-type="float" office:value="0.870465" calcext:value-type="float">
            <text:p>0.870465</text:p>
          </table:table-cell>
          <table:table-cell table:formula="of:=AVERAGE([.D43:.D48])" office:value-type="float" office:value="0.869983333333333" calcext:value-type="float">
            <text:p>0.8699833333</text:p>
          </table:table-cell>
          <table:table-cell table:formula="of:=AVERAGE([.E43:.E48])" office:value-type="float" office:value="0.869625" calcext:value-type="float">
            <text:p>0.869625</text:p>
          </table:table-cell>
          <table:table-cell table:formula="of:=AVERAGE([.F43:.F48])" office:value-type="float" office:value="0.869276666666667" calcext:value-type="float">
            <text:p>0.86927666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table:formula="of:=STDEV([.C43:.C48])" office:value-type="float" office:value="0.000381667394468017" calcext:value-type="float">
            <text:p>0.0003816674</text:p>
          </table:table-cell>
          <table:table-cell table:formula="of:=STDEV([.D43:.D48])" office:value-type="float" office:value="0.000382082015628432" calcext:value-type="float">
            <text:p>0.000382082</text:p>
          </table:table-cell>
          <table:table-cell table:formula="of:=STDEV([.E43:.E48])" office:value-type="float" office:value="0.000300049995834013" calcext:value-type="float">
            <text:p>0.00030005</text:p>
          </table:table-cell>
          <table:table-cell table:formula="of:=STDEV([.F43:.F48])" office:value-type="float" office:value="0.000372487136243206" calcext:value-type="float">
            <text:p>0.0003724871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Averaged</text:p>
          </table:table-cell>
          <table:table-cell/>
          <table:table-cell office:value-type="string" calcext:value-type="string">
            <text:p>V=2</text:p>
          </table:table-cell>
          <table:table-cell office:value-type="string" calcext:value-type="string">
            <text:p>V=3</text:p>
          </table:table-cell>
          <table:table-cell office:value-type="string" calcext:value-type="string">
            <text:p>V=4</text:p>
          </table:table-cell>
          <table:table-cell office:value-type="string" calcext:value-type="string">
            <text:p>V=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gma=1.5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605" calcext:value-type="float">
            <text:p>0.86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gma=1.6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8603" calcext:value-type="float">
            <text:p>0.86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gma=1.7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601" calcext:value-type="float">
            <text:p>0.86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gma=1.8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861" calcext:value-type="float">
            <text:p>0.861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8607" calcext:value-type="float">
            <text:p>0.86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gma=1.9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607" calcext:value-type="float">
            <text:p>0.8607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8601" calcext:value-type="float">
            <text:p>0.86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gma=2.0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8595" calcext:value-type="float">
            <text:p>0.8595</text:p>
          </table:table-cell>
          <table:table-cell office:value-type="float" office:value="0.8602" calcext:value-type="float">
            <text:p>0.86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table:number-columns-repeated="7"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 style:data-style-name="N2" text:time-value="16:21:54.950528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 </meta:initial-creator>
    <meta:creation-date>2016-01-01T23:07:09.606416426</meta:creation-date>
    <dc:date>2016-01-05T17:50:44.632478550</dc:date>
    <dc:creator>xi </dc:creator>
    <meta:editing-duration>PT3H49M22S</meta:editing-duration>
    <meta:editing-cycles>6</meta:editing-cycles>
    <meta:generator>LibreOffice/4.2.7.2$Linux_X86_64 LibreOffice_project/420m0$Build-2</meta:generator>
    <meta:document-statistic meta:table-count="6" meta:cell-count="213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6cm" svg:y="3.454cm" style:legend-expansion="high" chart:style-name="ch2"/>
        <chart:plot-area chart:style-name="ch3" table:cell-range-address="Sheet2.B2:Sheet2.F8" chart:data-source-has-labels="both" svg:x="0.32cm" svg:y="0.18cm" svg:width="13.646cm" svg:height="8.64cm">
          <chartooo:coordinate-region svg:x="1.418cm" svg:y="0.379cm" svg:width="12.454cm" svg:height="7.794cm"/>
          <chart:axis chart:dimension="x" chart:name="primary-x" chart:style-name="ch4" chartooo:axis-type="auto">
            <chartooo:date-scale/>
            <chart:categories table:cell-range-address="Sheet2.B3:Sheet2.B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C3:Sheet2.C8" chart:label-cell-address="Sheet2.C2:Sheet2.C2" chart:class="chart:line">
            <chart:data-point chart:repeated="6"/>
          </chart:series>
          <chart:series chart:style-name="ch7" chart:values-cell-range-address="Sheet2.D3:Sheet2.D8" chart:label-cell-address="Sheet2.D2:Sheet2.D2" chart:class="chart:line">
            <chart:data-point chart:repeated="6"/>
          </chart:series>
          <chart:series chart:style-name="ch8" chart:values-cell-range-address="Sheet2.E3:Sheet2.E8" chart:label-cell-address="Sheet2.E2:Sheet2.E2" chart:class="chart:line">
            <chart:data-point chart:repeated="6"/>
          </chart:series>
          <chart:series chart:style-name="ch9" chart:values-cell-range-address="Sheet2.F3:Sheet2.F8" chart:label-cell-address="Sheet2.F2:Sheet2.F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Sheet2.C2:Sheet2.C2</svg:desc>
                </draw:g>
              </table:table-cell>
              <table:table-cell office:value-type="string">
                <text:p>v3</text:p>
                <draw:g>
                  <svg:desc>Sheet2.D2:Sheet2.D2</svg:desc>
                </draw:g>
              </table:table-cell>
              <table:table-cell office:value-type="string">
                <text:p>v4</text:p>
                <draw:g>
                  <svg:desc>Sheet2.E2:Sheet2.E2</svg:desc>
                </draw:g>
              </table:table-cell>
              <table:table-cell office:value-type="string">
                <text:p>v5</text:p>
                <draw:g>
                  <svg:desc>Sheet2.F2:Sheet2.F2</svg:desc>
                </draw:g>
              </table:table-cell>
            </table:table-row>
          </table:table-header-rows>
          <table:table-rows>
            <table:table-row>
              <table:table-cell office:value-type="float" office:value="1.5">
                <text:p/>
                <draw:g>
                  <svg:desc>Sheet2.B3:Sheet2.B8</svg:desc>
                </draw:g>
              </table:table-cell>
              <table:table-cell office:value-type="float" office:value="0.83118">
                <text:p>0.83118</text:p>
                <draw:g>
                  <svg:desc>Sheet2.C3:Sheet2.C8</svg:desc>
                </draw:g>
              </table:table-cell>
              <table:table-cell office:value-type="float" office:value="0.83355">
                <text:p>0.83355</text:p>
                <draw:g>
                  <svg:desc>Sheet2.D3:Sheet2.D8</svg:desc>
                </draw:g>
              </table:table-cell>
              <table:table-cell office:value-type="float" office:value="0.83395">
                <text:p>0.83395</text:p>
                <draw:g>
                  <svg:desc>Sheet2.E3:Sheet2.E8</svg:desc>
                </draw:g>
              </table:table-cell>
              <table:table-cell office:value-type="float" office:value="0.83524">
                <text:p>0.83524</text:p>
                <draw:g>
                  <svg:desc>Sheet2.F3:Sheet2.F8</svg:desc>
                </draw:g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83147">
                <text:p>0.83147</text:p>
              </table:table-cell>
              <table:table-cell office:value-type="float" office:value="0.83386">
                <text:p>0.83386</text:p>
              </table:table-cell>
              <table:table-cell office:value-type="float" office:value="0.8346">
                <text:p>0.8346</text:p>
              </table:table-cell>
              <table:table-cell office:value-type="float" office:value="0.83558">
                <text:p>0.83558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83193">
                <text:p>0.83193</text:p>
              </table:table-cell>
              <table:table-cell office:value-type="float" office:value="0.8342">
                <text:p>0.8342</text:p>
              </table:table-cell>
              <table:table-cell office:value-type="float" office:value="0.83362">
                <text:p>0.83362</text:p>
              </table:table-cell>
              <table:table-cell office:value-type="float" office:value="0.83558">
                <text:p>0.83558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83192">
                <text:p>0.83192</text:p>
              </table:table-cell>
              <table:table-cell office:value-type="float" office:value="0.83429">
                <text:p>0.83429</text:p>
              </table:table-cell>
              <table:table-cell office:value-type="float" office:value="0.83443">
                <text:p>0.83443</text:p>
              </table:table-cell>
              <table:table-cell office:value-type="float" office:value="0.83602">
                <text:p>0.83602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83171">
                <text:p>0.83171</text:p>
              </table:table-cell>
              <table:table-cell office:value-type="float" office:value="0.83428">
                <text:p>0.83428</text:p>
              </table:table-cell>
              <table:table-cell office:value-type="float" office:value="0.83502">
                <text:p>0.83502</text:p>
              </table:table-cell>
              <table:table-cell office:value-type="float" office:value="0.83504">
                <text:p>0.8350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3238">
                <text:p>0.83238</text:p>
              </table:table-cell>
              <table:table-cell office:value-type="float" office:value="0.83438">
                <text:p>0.83438</text:p>
              </table:table-cell>
              <table:table-cell office:value-type="float" office:value="0.83507">
                <text:p>0.83507</text:p>
              </table:table-cell>
              <table:table-cell office:value-type="float" office:value="0.83565">
                <text:p>0.83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6cm" svg:y="3.454cm" style:legend-expansion="high" chart:style-name="ch2"/>
        <chart:plot-area chart:style-name="ch3" table:cell-range-address="Sheet2.B10:Sheet2.F16" chart:data-source-has-labels="both" svg:x="0.32cm" svg:y="0.18cm" svg:width="13.646cm" svg:height="8.64cm">
          <chartooo:coordinate-region svg:x="1.603cm" svg:y="0.38cm" svg:width="12.269cm" svg:height="7.793cm"/>
          <chart:axis chart:dimension="x" chart:name="primary-x" chart:style-name="ch4" chartooo:axis-type="auto">
            <chartooo:date-scale/>
            <chart:categories table:cell-range-address="Sheet2.B11:Sheet2.B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C11:Sheet2.C16" chart:label-cell-address="Sheet2.C10:Sheet2.C10" chart:class="chart:line">
            <chart:data-point chart:repeated="6"/>
          </chart:series>
          <chart:series chart:style-name="ch7" chart:values-cell-range-address="Sheet2.D11:Sheet2.D16" chart:label-cell-address="Sheet2.D10:Sheet2.D10" chart:class="chart:line">
            <chart:data-point chart:repeated="6"/>
          </chart:series>
          <chart:series chart:style-name="ch8" chart:values-cell-range-address="Sheet2.E11:Sheet2.E16" chart:label-cell-address="Sheet2.E10:Sheet2.E10" chart:class="chart:line">
            <chart:data-point chart:repeated="6"/>
          </chart:series>
          <chart:series chart:style-name="ch9" chart:values-cell-range-address="Sheet2.F11:Sheet2.F16" chart:label-cell-address="Sheet2.F10:Sheet2.F10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Sheet2.C10:Sheet2.C10</svg:desc>
                </draw:g>
              </table:table-cell>
              <table:table-cell office:value-type="string">
                <text:p>v3</text:p>
                <draw:g>
                  <svg:desc>Sheet2.D10:Sheet2.D10</svg:desc>
                </draw:g>
              </table:table-cell>
              <table:table-cell office:value-type="string">
                <text:p>v4</text:p>
                <draw:g>
                  <svg:desc>Sheet2.E10:Sheet2.E10</svg:desc>
                </draw:g>
              </table:table-cell>
              <table:table-cell office:value-type="string">
                <text:p>v5</text:p>
                <draw:g>
                  <svg:desc>Sheet2.F10:Sheet2.F10</svg:desc>
                </draw:g>
              </table:table-cell>
            </table:table-row>
          </table:table-header-rows>
          <table:table-rows>
            <table:table-row>
              <table:table-cell office:value-type="float" office:value="1.5">
                <text:p/>
                <draw:g>
                  <svg:desc>Sheet2.B11:Sheet2.B16</svg:desc>
                </draw:g>
              </table:table-cell>
              <table:table-cell office:value-type="float" office:value="0.8777">
                <text:p>0.8777</text:p>
                <draw:g>
                  <svg:desc>Sheet2.C11:Sheet2.C16</svg:desc>
                </draw:g>
              </table:table-cell>
              <table:table-cell office:value-type="float" office:value="0.87926">
                <text:p>0.87926</text:p>
                <draw:g>
                  <svg:desc>Sheet2.D11:Sheet2.D16</svg:desc>
                </draw:g>
              </table:table-cell>
              <table:table-cell office:value-type="float" office:value="0.87926">
                <text:p>0.87926</text:p>
                <draw:g>
                  <svg:desc>Sheet2.E11:Sheet2.E16</svg:desc>
                </draw:g>
              </table:table-cell>
              <table:table-cell office:value-type="float" office:value="0.87848">
                <text:p>0.87848</text:p>
                <draw:g>
                  <svg:desc>Sheet2.F11:Sheet2.F16</svg:desc>
                </draw:g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8785">
                <text:p>0.8785</text:p>
              </table:table-cell>
              <table:table-cell office:value-type="float" office:value="0.88001">
                <text:p>0.88001</text:p>
              </table:table-cell>
              <table:table-cell office:value-type="float" office:value="0.87941">
                <text:p>0.87941</text:p>
              </table:table-cell>
              <table:table-cell office:value-type="float" office:value="0.87914">
                <text:p>0.87914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87916">
                <text:p>0.87916</text:p>
              </table:table-cell>
              <table:table-cell office:value-type="float" office:value="0.88029">
                <text:p>0.88029</text:p>
              </table:table-cell>
              <table:table-cell office:value-type="float" office:value="0.88022">
                <text:p>0.88022</text:p>
              </table:table-cell>
              <table:table-cell office:value-type="float" office:value="0.87916">
                <text:p>0.87916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87927">
                <text:p>0.87927</text:p>
              </table:table-cell>
              <table:table-cell office:value-type="float" office:value="0.88027">
                <text:p>0.88027</text:p>
              </table:table-cell>
              <table:table-cell office:value-type="float" office:value="0.88034">
                <text:p>0.88034</text:p>
              </table:table-cell>
              <table:table-cell office:value-type="float" office:value="0.87906">
                <text:p>0.87906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87922">
                <text:p>0.87922</text:p>
              </table:table-cell>
              <table:table-cell office:value-type="float" office:value="0.88044">
                <text:p>0.88044</text:p>
              </table:table-cell>
              <table:table-cell office:value-type="float" office:value="0.87992">
                <text:p>0.87992</text:p>
              </table:table-cell>
              <table:table-cell office:value-type="float" office:value="0.87934">
                <text:p>0.8793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7903">
                <text:p>0.87903</text:p>
              </table:table-cell>
              <table:table-cell office:value-type="float" office:value="0.88013">
                <text:p>0.88013</text:p>
              </table:table-cell>
              <table:table-cell office:value-type="float" office:value="0.88035">
                <text:p>0.88035</text:p>
              </table:table-cell>
              <table:table-cell office:value-type="float" office:value="0.87869">
                <text:p>0.878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6cm" svg:y="3.454cm" style:legend-expansion="high" chart:style-name="ch2"/>
        <chart:plot-area chart:style-name="ch3" table:cell-range-address="Sheet2.B18:Sheet2.F24" chart:data-source-has-labels="both" svg:x="0.32cm" svg:y="0.18cm" svg:width="13.646cm" svg:height="8.64cm">
          <chartooo:coordinate-region svg:x="1.418cm" svg:y="0.379cm" svg:width="12.454cm" svg:height="7.794cm"/>
          <chart:axis chart:dimension="x" chart:name="primary-x" chart:style-name="ch4" chartooo:axis-type="auto">
            <chartooo:date-scale/>
            <chart:categories table:cell-range-address="Sheet2.B19:Sheet2.B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C19:Sheet2.C24" chart:label-cell-address="Sheet2.C18:Sheet2.C18" chart:class="chart:line">
            <chart:data-point chart:repeated="6"/>
          </chart:series>
          <chart:series chart:style-name="ch7" chart:values-cell-range-address="Sheet2.D19:Sheet2.D24" chart:label-cell-address="Sheet2.D18:Sheet2.D18" chart:class="chart:line">
            <chart:data-point chart:repeated="6"/>
          </chart:series>
          <chart:series chart:style-name="ch8" chart:values-cell-range-address="Sheet2.E19:Sheet2.E24" chart:label-cell-address="Sheet2.E18:Sheet2.E18" chart:class="chart:line">
            <chart:data-point chart:repeated="6"/>
          </chart:series>
          <chart:series chart:style-name="ch9" chart:values-cell-range-address="Sheet2.F19:Sheet2.F24" chart:label-cell-address="Sheet2.F18:Sheet2.F18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Sheet2.C18:Sheet2.C18</svg:desc>
                </draw:g>
              </table:table-cell>
              <table:table-cell office:value-type="string">
                <text:p>v3</text:p>
                <draw:g>
                  <svg:desc>Sheet2.D18:Sheet2.D18</svg:desc>
                </draw:g>
              </table:table-cell>
              <table:table-cell office:value-type="string">
                <text:p>v4</text:p>
                <draw:g>
                  <svg:desc>Sheet2.E18:Sheet2.E18</svg:desc>
                </draw:g>
              </table:table-cell>
              <table:table-cell office:value-type="string">
                <text:p>v5</text:p>
                <draw:g>
                  <svg:desc>Sheet2.F18:Sheet2.F18</svg:desc>
                </draw:g>
              </table:table-cell>
            </table:table-row>
          </table:table-header-rows>
          <table:table-rows>
            <table:table-row>
              <table:table-cell office:value-type="float" office:value="1.5">
                <text:p/>
                <draw:g>
                  <svg:desc>Sheet2.B19:Sheet2.B24</svg:desc>
                </draw:g>
              </table:table-cell>
              <table:table-cell office:value-type="float" office:value="0.81295">
                <text:p>0.81295</text:p>
                <draw:g>
                  <svg:desc>Sheet2.C19:Sheet2.C24</svg:desc>
                </draw:g>
              </table:table-cell>
              <table:table-cell office:value-type="float" office:value="0.80915">
                <text:p>0.80915</text:p>
                <draw:g>
                  <svg:desc>Sheet2.D19:Sheet2.D24</svg:desc>
                </draw:g>
              </table:table-cell>
              <table:table-cell office:value-type="float" office:value="0.80744">
                <text:p>0.80744</text:p>
                <draw:g>
                  <svg:desc>Sheet2.E19:Sheet2.E24</svg:desc>
                </draw:g>
              </table:table-cell>
              <table:table-cell office:value-type="float" office:value="0.80591">
                <text:p>0.80591</text:p>
                <draw:g>
                  <svg:desc>Sheet2.F19:Sheet2.F24</svg:desc>
                </draw:g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81153">
                <text:p>0.81153</text:p>
              </table:table-cell>
              <table:table-cell office:value-type="float" office:value="0.80858">
                <text:p>0.80858</text:p>
              </table:table-cell>
              <table:table-cell office:value-type="float" office:value="0.80647">
                <text:p>0.80647</text:p>
              </table:table-cell>
              <table:table-cell office:value-type="float" office:value="0.80536">
                <text:p>0.80536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81146">
                <text:p>0.81146</text:p>
              </table:table-cell>
              <table:table-cell office:value-type="float" office:value="0.80811">
                <text:p>0.80811</text:p>
              </table:table-cell>
              <table:table-cell office:value-type="float" office:value="0.80579">
                <text:p>0.80579</text:p>
              </table:table-cell>
              <table:table-cell office:value-type="float" office:value="0.80535">
                <text:p>0.8053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81111">
                <text:p>0.81111</text:p>
              </table:table-cell>
              <table:table-cell office:value-type="float" office:value="0.80722">
                <text:p>0.80722</text:p>
              </table:table-cell>
              <table:table-cell office:value-type="float" office:value="0.80554">
                <text:p>0.80554</text:p>
              </table:table-cell>
              <table:table-cell office:value-type="float" office:value="0.80417">
                <text:p>0.80417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81002">
                <text:p>0.81002</text:p>
              </table:table-cell>
              <table:table-cell office:value-type="float" office:value="0.80652">
                <text:p>0.80652</text:p>
              </table:table-cell>
              <table:table-cell office:value-type="float" office:value="0.80431">
                <text:p>0.80431</text:p>
              </table:table-cell>
              <table:table-cell office:value-type="float" office:value="0.80337">
                <text:p>0.8033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0893">
                <text:p>0.80893</text:p>
              </table:table-cell>
              <table:table-cell office:value-type="float" office:value="0.80516">
                <text:p>0.80516</text:p>
              </table:table-cell>
              <table:table-cell office:value-type="float" office:value="0.80346">
                <text:p>0.80346</text:p>
              </table:table-cell>
              <table:table-cell office:value-type="float" office:value="0.80243">
                <text:p>0.802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6cm" svg:y="3.454cm" style:legend-expansion="high" chart:style-name="ch2"/>
        <chart:plot-area chart:style-name="ch3" table:cell-range-address="Sheet2.B26:Sheet2.F32" chart:data-source-has-labels="both" svg:x="0.32cm" svg:y="0.18cm" svg:width="13.646cm" svg:height="8.64cm">
          <chartooo:coordinate-region svg:x="1.418cm" svg:y="0.379cm" svg:width="12.454cm" svg:height="7.794cm"/>
          <chart:axis chart:dimension="x" chart:name="primary-x" chart:style-name="ch4" chartooo:axis-type="auto">
            <chartooo:date-scale/>
            <chart:categories table:cell-range-address="Sheet2.B27:Sheet2.B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C27:Sheet2.C32" chart:label-cell-address="Sheet2.C26:Sheet2.C26" chart:class="chart:line">
            <chart:data-point chart:repeated="6"/>
          </chart:series>
          <chart:series chart:style-name="ch7" chart:values-cell-range-address="Sheet2.D27:Sheet2.D32" chart:label-cell-address="Sheet2.D26:Sheet2.D26" chart:class="chart:line">
            <chart:data-point chart:repeated="6"/>
          </chart:series>
          <chart:series chart:style-name="ch8" chart:values-cell-range-address="Sheet2.E27:Sheet2.E32" chart:label-cell-address="Sheet2.E26:Sheet2.E26" chart:class="chart:line">
            <chart:data-point chart:repeated="6"/>
          </chart:series>
          <chart:series chart:style-name="ch9" chart:values-cell-range-address="Sheet2.F27:Sheet2.F32" chart:label-cell-address="Sheet2.F26:Sheet2.F26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Sheet2.C26:Sheet2.C26</svg:desc>
                </draw:g>
              </table:table-cell>
              <table:table-cell office:value-type="string">
                <text:p>v3</text:p>
                <draw:g>
                  <svg:desc>Sheet2.D26:Sheet2.D26</svg:desc>
                </draw:g>
              </table:table-cell>
              <table:table-cell office:value-type="string">
                <text:p>v4</text:p>
                <draw:g>
                  <svg:desc>Sheet2.E26:Sheet2.E26</svg:desc>
                </draw:g>
              </table:table-cell>
              <table:table-cell office:value-type="string">
                <text:p>v5</text:p>
                <draw:g>
                  <svg:desc>Sheet2.F26:Sheet2.F26</svg:desc>
                </draw:g>
              </table:table-cell>
            </table:table-row>
          </table:table-header-rows>
          <table:table-rows>
            <table:table-row>
              <table:table-cell office:value-type="float" office:value="1.5">
                <text:p/>
                <draw:g>
                  <svg:desc>Sheet2.B27:Sheet2.B32</svg:desc>
                </draw:g>
              </table:table-cell>
              <table:table-cell office:value-type="float" office:value="0.85518">
                <text:p>0.85518</text:p>
                <draw:g>
                  <svg:desc>Sheet2.C27:Sheet2.C32</svg:desc>
                </draw:g>
              </table:table-cell>
              <table:table-cell office:value-type="float" office:value="0.85814">
                <text:p>0.85814</text:p>
                <draw:g>
                  <svg:desc>Sheet2.D27:Sheet2.D32</svg:desc>
                </draw:g>
              </table:table-cell>
              <table:table-cell office:value-type="float" office:value="0.8533">
                <text:p>0.8533</text:p>
                <draw:g>
                  <svg:desc>Sheet2.E27:Sheet2.E32</svg:desc>
                </draw:g>
              </table:table-cell>
              <table:table-cell office:value-type="float" office:value="0.85826">
                <text:p>0.85826</text:p>
                <draw:g>
                  <svg:desc>Sheet2.F27:Sheet2.F32</svg:desc>
                </draw:g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85526">
                <text:p>0.85526</text:p>
              </table:table-cell>
              <table:table-cell office:value-type="float" office:value="0.85842">
                <text:p>0.85842</text:p>
              </table:table-cell>
              <table:table-cell office:value-type="float" office:value="0.8537">
                <text:p>0.8537</text:p>
              </table:table-cell>
              <table:table-cell office:value-type="float" office:value="0.85706">
                <text:p>0.85706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85356">
                <text:p>0.85356</text:p>
              </table:table-cell>
              <table:table-cell office:value-type="float" office:value="0.85835">
                <text:p>0.85835</text:p>
              </table:table-cell>
              <table:table-cell office:value-type="float" office:value="0.8536">
                <text:p>0.8536</text:p>
              </table:table-cell>
              <table:table-cell office:value-type="float" office:value="0.85646">
                <text:p>0.85646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85327">
                <text:p>0.85327</text:p>
              </table:table-cell>
              <table:table-cell office:value-type="float" office:value="0.85857">
                <text:p>0.85857</text:p>
              </table:table-cell>
              <table:table-cell office:value-type="float" office:value="0.85501">
                <text:p>0.85501</text:p>
              </table:table-cell>
              <table:table-cell office:value-type="float" office:value="0.85821">
                <text:p>0.85821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85293">
                <text:p>0.85293</text:p>
              </table:table-cell>
              <table:table-cell office:value-type="float" office:value="0.85852">
                <text:p>0.85852</text:p>
              </table:table-cell>
              <table:table-cell office:value-type="float" office:value="0.85389">
                <text:p>0.85389</text:p>
              </table:table-cell>
              <table:table-cell office:value-type="float" office:value="0.85711">
                <text:p>0.8571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5381">
                <text:p>0.85381</text:p>
              </table:table-cell>
              <table:table-cell office:value-type="float" office:value="0.85751">
                <text:p>0.85751</text:p>
              </table:table-cell>
              <table:table-cell office:value-type="float" office:value="0.85303">
                <text:p>0.85303</text:p>
              </table:table-cell>
              <table:table-cell office:value-type="float" office:value="0.85754">
                <text:p>0.857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6cm" svg:y="3.454cm" style:legend-expansion="high" chart:style-name="ch2"/>
        <chart:plot-area chart:style-name="ch3" table:cell-range-address="Sheet2.B34:Sheet2.F40" chart:data-source-has-labels="both" svg:x="0.32cm" svg:y="0.18cm" svg:width="13.646cm" svg:height="8.64cm">
          <chartooo:coordinate-region svg:x="1.603cm" svg:y="0.38cm" svg:width="12.269cm" svg:height="7.793cm"/>
          <chart:axis chart:dimension="x" chart:name="primary-x" chart:style-name="ch4" chartooo:axis-type="auto">
            <chartooo:date-scale/>
            <chart:categories table:cell-range-address="Sheet2.B35:Sheet2.B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C35:Sheet2.C40" chart:label-cell-address="Sheet2.C34:Sheet2.C34" chart:class="chart:line">
            <chart:data-point chart:repeated="6"/>
          </chart:series>
          <chart:series chart:style-name="ch7" chart:values-cell-range-address="Sheet2.D35:Sheet2.D40" chart:label-cell-address="Sheet2.D34:Sheet2.D34" chart:class="chart:line">
            <chart:data-point chart:repeated="6"/>
          </chart:series>
          <chart:series chart:style-name="ch8" chart:values-cell-range-address="Sheet2.E35:Sheet2.E40" chart:label-cell-address="Sheet2.E34:Sheet2.E34" chart:class="chart:line">
            <chart:data-point chart:repeated="6"/>
          </chart:series>
          <chart:series chart:style-name="ch9" chart:values-cell-range-address="Sheet2.F35:Sheet2.F40" chart:label-cell-address="Sheet2.F34:Sheet2.F34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</text:p>
                <draw:g>
                  <svg:desc>Sheet2.C34:Sheet2.C34</svg:desc>
                </draw:g>
              </table:table-cell>
              <table:table-cell office:value-type="string">
                <text:p>v3</text:p>
                <draw:g>
                  <svg:desc>Sheet2.D34:Sheet2.D34</svg:desc>
                </draw:g>
              </table:table-cell>
              <table:table-cell office:value-type="string">
                <text:p>v4</text:p>
                <draw:g>
                  <svg:desc>Sheet2.E34:Sheet2.E34</svg:desc>
                </draw:g>
              </table:table-cell>
              <table:table-cell office:value-type="string">
                <text:p>v5</text:p>
                <draw:g>
                  <svg:desc>Sheet2.F34:Sheet2.F34</svg:desc>
                </draw:g>
              </table:table-cell>
            </table:table-row>
          </table:table-header-rows>
          <table:table-rows>
            <table:table-row>
              <table:table-cell office:value-type="float" office:value="1.5">
                <text:p/>
                <draw:g>
                  <svg:desc>Sheet2.B35:Sheet2.B40</svg:desc>
                </draw:g>
              </table:table-cell>
              <table:table-cell office:value-type="float" office:value="0.87038">
                <text:p>0.87038</text:p>
                <draw:g>
                  <svg:desc>Sheet2.C35:Sheet2.C40</svg:desc>
                </draw:g>
              </table:table-cell>
              <table:table-cell office:value-type="float" office:value="0.8696">
                <text:p>0.8696</text:p>
                <draw:g>
                  <svg:desc>Sheet2.D35:Sheet2.D40</svg:desc>
                </draw:g>
              </table:table-cell>
              <table:table-cell office:value-type="float" office:value="0.86943">
                <text:p>0.86943</text:p>
                <draw:g>
                  <svg:desc>Sheet2.E35:Sheet2.E40</svg:desc>
                </draw:g>
              </table:table-cell>
              <table:table-cell office:value-type="float" office:value="0.86984">
                <text:p>0.86984</text:p>
                <draw:g>
                  <svg:desc>Sheet2.F35:Sheet2.F40</svg:desc>
                </draw:g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86979">
                <text:p>0.86979</text:p>
              </table:table-cell>
              <table:table-cell office:value-type="float" office:value="0.87015">
                <text:p>0.87015</text:p>
              </table:table-cell>
              <table:table-cell office:value-type="float" office:value="0.87">
                <text:p>0.87</text:p>
              </table:table-cell>
              <table:table-cell office:value-type="float" office:value="0.86945">
                <text:p>0.8694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87076">
                <text:p>0.87076</text:p>
              </table:table-cell>
              <table:table-cell office:value-type="float" office:value="0.87037">
                <text:p>0.87037</text:p>
              </table:table-cell>
              <table:table-cell office:value-type="float" office:value="0.8694">
                <text:p>0.8694</text:p>
              </table:table-cell>
              <table:table-cell office:value-type="float" office:value="0.86901">
                <text:p>0.86901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87084">
                <text:p>0.87084</text:p>
              </table:table-cell>
              <table:table-cell office:value-type="float" office:value="0.87044">
                <text:p>0.87044</text:p>
              </table:table-cell>
              <table:table-cell office:value-type="float" office:value="0.86933">
                <text:p>0.86933</text:p>
              </table:table-cell>
              <table:table-cell office:value-type="float" office:value="0.86948">
                <text:p>0.86948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87064">
                <text:p>0.87064</text:p>
              </table:table-cell>
              <table:table-cell office:value-type="float" office:value="0.86969">
                <text:p>0.86969</text:p>
              </table:table-cell>
              <table:table-cell office:value-type="float" office:value="0.86999">
                <text:p>0.86999</text:p>
              </table:table-cell>
              <table:table-cell office:value-type="float" office:value="0.86888">
                <text:p>0.868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7038">
                <text:p>0.87038</text:p>
              </table:table-cell>
              <table:table-cell office:value-type="float" office:value="0.86965">
                <text:p>0.86965</text:p>
              </table:table-cell>
              <table:table-cell office:value-type="float" office:value="0.8696">
                <text:p>0.8696</text:p>
              </table:table-cell>
              <table:table-cell office:value-type="float" office:value="0.869">
                <text:p>0.8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Sheet3.B27:Sheet3.E27" svg:x="0.32cm" svg:y="0.18cm" svg:width="13.467cm" svg:height="8.64cm">
          <chartooo:coordinate-region svg:x="1.603cm" svg:y="0.379cm" svg:width="12.18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27:Sheet3.E27" chart:class="chart:bar">
            <chart:error-indicator chart:style-name="ch8" chart:dimension="y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85876125">
                <text:p>0.85876125</text:p>
                <draw:g>
                  <svg:desc>Sheet3.B27:Sheet3.E27</svg:desc>
                </draw:g>
              </table:table-cell>
              <table:table-cell office:value-type="float" office:value="0.86059875">
                <text:p>0.86059875</text:p>
              </table:table-cell>
              <table:table-cell office:value-type="float" office:value="0.85943625">
                <text:p>0.85943625</text:p>
              </table:table-cell>
              <table:table-cell office:value-type="float" office:value="0.860303333333333">
                <text:p>0.86030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858" chart:maximum="0.8611" chart:interval-major="0.001" chart:reverse-direction="false" text:line-break="false" chart:link-data-style-to-source="true" chart:axis-position="1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fill="hatch" draw:fill-color="#ffff99" draw:fill-hatch-name="Blue_20_Triple_20_90_20_Degrees" draw:fill-hatch-solid="tru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="hatch" draw:fill-color="#ffd320" draw:fill-hatch-name="Red_20_Crossed_20_0_20_Degrees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="hatch" draw:fill-color="#ff6666" draw:fill-hatch-name="Black_20_-45_20_Degrees" draw:fill-hatch-solid="tru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="hatch" draw:fill-hatch-name="Black_20_0_20_Degrees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="hatch" draw:fill-color="#66ff66" draw:fill-hatch-name="Red_20_Crossed_20_45_20_Degrees" draw:fill-hatch-solid="true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67cm" svg:height="8.287cm" xlink:href=".." xlink:type="simple" chart:class="chart:bar" chart:style-name="ch1">
        <chart:legend svg:x="1.815cm" svg:y="0.56cm" style:legend-expansion="custom" chartooo:width="2.926cm" chartooo:height="3.464cm" style:legend-expansion-aspect-ratio="0.844688221709007" chart:style-name="ch2"/>
        <chart:plot-area chart:style-name="ch3" table:cell-range-address="Sheet5.B54:Sheet5.F60" chart:data-source-has-labels="both" svg:x="0.389cm" svg:y="0.165cm" svg:width="18.689cm" svg:height="7.957cm">
          <chartooo:coordinate-region svg:x="1.487cm" svg:y="0.165cm" svg:width="17.591cm" svg:height="7.31cm"/>
          <chart:axis chart:dimension="x" chart:name="primary-x" chart:style-name="ch4" chartooo:axis-type="auto">
            <chartooo:date-scale/>
            <chart:categories table:cell-range-address="Sheet5.C54:Sheet5.F54"/>
          </chart:axis>
          <chart:axis chart:dimension="y" chart:name="primary-y" chart:style-name="ch5"/>
          <chart:series chart:style-name="ch6" chart:values-cell-range-address="Sheet5.C55:Sheet5.F55" chart:label-cell-address="Sheet5.B55:Sheet5.B55" chart:class="chart:bar">
            <chart:data-point chart:repeated="4"/>
          </chart:series>
          <chart:series chart:style-name="ch7" chart:values-cell-range-address="Sheet5.C56:Sheet5.F56" chart:label-cell-address="Sheet5.B56:Sheet5.B56" chart:class="chart:bar">
            <chart:data-point chart:repeated="4"/>
          </chart:series>
          <chart:series chart:style-name="ch8" chart:values-cell-range-address="Sheet5.C57:Sheet5.F57" chart:label-cell-address="Sheet5.B57:Sheet5.B57" chart:class="chart:bar">
            <chart:data-point chart:repeated="4"/>
          </chart:series>
          <chart:series chart:style-name="ch9" chart:values-cell-range-address="Sheet5.C58:Sheet5.F58" chart:label-cell-address="Sheet5.B58:Sheet5.B58" chart:class="chart:bar">
            <chart:data-point chart:repeated="4"/>
          </chart:series>
          <chart:series chart:style-name="ch10" chart:values-cell-range-address="Sheet5.C59:Sheet5.F59" chart:label-cell-address="Sheet5.B59:Sheet5.B59" chart:class="chart:bar">
            <chart:data-point chart:repeated="4"/>
          </chart:series>
          <chart:series chart:style-name="ch11" chart:values-cell-range-address="Sheet5.C60:Sheet5.F60" chart:label-cell-address="Sheet5.B60:Sheet5.B60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=2</text:p>
                <draw:g>
                  <svg:desc>Sheet5.C54:Sheet5.F54</svg:desc>
                </draw:g>
              </table:table-cell>
              <table:table-cell office:value-type="string">
                <text:p>V=3</text:p>
              </table:table-cell>
              <table:table-cell office:value-type="string">
                <text:p>V=4</text:p>
              </table:table-cell>
              <table:table-cell office:value-type="string">
                <text:p>V=5</text:p>
              </table:table-cell>
            </table:table-row>
          </table:table-header-rows>
          <table:table-rows>
            <table:table-row>
              <table:table-cell office:value-type="string">
                <text:p>sigma=1.5</text:p>
                <draw:g>
                  <svg:desc>Sheet5.B55:Sheet5.B55</svg:desc>
                </draw:g>
              </table:table-cell>
              <table:table-cell office:value-type="float" office:value="0.8586">
                <text:p>0.8586</text:p>
                <draw:g>
                  <svg:desc>Sheet5.C55:Sheet5.F55</svg:desc>
                </draw:g>
              </table:table-cell>
              <table:table-cell office:value-type="float" office:value="0.8601">
                <text:p>0.8601</text:p>
              </table:table-cell>
              <table:table-cell office:value-type="float" office:value="0.859">
                <text:p>0.859</text:p>
              </table:table-cell>
              <table:table-cell office:value-type="float" office:value="0.8605">
                <text:p>0.8605</text:p>
              </table:table-cell>
            </table:table-row>
            <table:table-row>
              <table:table-cell office:value-type="string">
                <text:p>sigma=1.6</text:p>
                <draw:g>
                  <svg:desc>Sheet5.B56:Sheet5.B56</svg:desc>
                </draw:g>
              </table:table-cell>
              <table:table-cell office:value-type="float" office:value="0.8588">
                <text:p>0.8588</text:p>
                <draw:g>
                  <svg:desc>Sheet5.C56:Sheet5.F56</svg:desc>
                </draw:g>
              </table:table-cell>
              <table:table-cell office:value-type="float" office:value="0.8606">
                <text:p>0.8606</text:p>
              </table:table-cell>
              <table:table-cell office:value-type="float" office:value="0.8594">
                <text:p>0.8594</text:p>
              </table:table-cell>
              <table:table-cell office:value-type="float" office:value="0.8603">
                <text:p>0.8603</text:p>
              </table:table-cell>
            </table:table-row>
            <table:table-row>
              <table:table-cell office:value-type="string">
                <text:p>sigma=1.7</text:p>
                <draw:g>
                  <svg:desc>Sheet5.B57:Sheet5.B57</svg:desc>
                </draw:g>
              </table:table-cell>
              <table:table-cell office:value-type="float" office:value="0.8589">
                <text:p>0.8589</text:p>
                <draw:g>
                  <svg:desc>Sheet5.C57:Sheet5.F57</svg:desc>
                </draw:g>
              </table:table-cell>
              <table:table-cell office:value-type="float" office:value="0.8608">
                <text:p>0.8608</text:p>
              </table:table-cell>
              <table:table-cell office:value-type="float" office:value="0.8592">
                <text:p>0.8592</text:p>
              </table:table-cell>
              <table:table-cell office:value-type="float" office:value="0.8601">
                <text:p>0.8601</text:p>
              </table:table-cell>
            </table:table-row>
            <table:table-row>
              <table:table-cell office:value-type="string">
                <text:p>sigma=1.8</text:p>
                <draw:g>
                  <svg:desc>Sheet5.B58:Sheet5.B58</svg:desc>
                </draw:g>
              </table:table-cell>
              <table:table-cell office:value-type="float" office:value="0.8588">
                <text:p>0.8588</text:p>
                <draw:g>
                  <svg:desc>Sheet5.C58:Sheet5.F58</svg:desc>
                </draw:g>
              </table:table-cell>
              <table:table-cell office:value-type="float" office:value="0.861">
                <text:p>0.861</text:p>
              </table:table-cell>
              <table:table-cell office:value-type="float" office:value="0.8598">
                <text:p>0.8598</text:p>
              </table:table-cell>
              <table:table-cell office:value-type="float" office:value="0.8607">
                <text:p>0.8607</text:p>
              </table:table-cell>
            </table:table-row>
            <table:table-row>
              <table:table-cell office:value-type="string">
                <text:p>sigma=1.9</text:p>
                <draw:g>
                  <svg:desc>Sheet5.B59:Sheet5.B59</svg:desc>
                </draw:g>
              </table:table-cell>
              <table:table-cell office:value-type="float" office:value="0.8586">
                <text:p>0.8586</text:p>
                <draw:g>
                  <svg:desc>Sheet5.C59:Sheet5.F59</svg:desc>
                </draw:g>
              </table:table-cell>
              <table:table-cell office:value-type="float" office:value="0.8607">
                <text:p>0.8607</text:p>
              </table:table-cell>
              <table:table-cell office:value-type="float" office:value="0.8597">
                <text:p>0.8597</text:p>
              </table:table-cell>
              <table:table-cell office:value-type="float" office:value="0.8601">
                <text:p>0.8601</text:p>
              </table:table-cell>
            </table:table-row>
            <table:table-row>
              <table:table-cell office:value-type="string">
                <text:p>sigma=2.0</text:p>
                <draw:g>
                  <svg:desc>Sheet5.B60:Sheet5.B60</svg:desc>
                </draw:g>
              </table:table-cell>
              <table:table-cell office:value-type="float" office:value="0.8589">
                <text:p>0.8589</text:p>
                <draw:g>
                  <svg:desc>Sheet5.C60:Sheet5.F60</svg:desc>
                </draw:g>
              </table:table-cell>
              <table:table-cell office:value-type="float" office:value="0.8604">
                <text:p>0.8604</text:p>
              </table:table-cell>
              <table:table-cell office:value-type="float" office:value="0.8595">
                <text:p>0.8595</text:p>
              </table:table-cell>
              <table:table-cell office:value-type="float" office:value="0.8602">
                <text:p>0.86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</office:styles>
</office:document-styles>
</file>